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6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65%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break-before="auto" fo:line-height="16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break-before="auto" fo:line-height="16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/>
    <style:style style:name="T4_8" style:family="text">
      <style:text-properties style:font-name="Times New Roman" style:font-name-asian="Times New Roman" style:font-name-complex="Times New Roman"/>
    </style:style>
    <style:style style:name="T4_9" style:family="text"/>
    <style:style style:name="T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line-height="165%" style:writing-mode="lr-tb"/>
    </style:style>
    <style:style style:name="P6" style:family="paragraph" style:parent-style-name="Standard">
      <style:paragraph-properties fo:break-before="auto" fo:line-height="16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T6_10" style:family="text">
      <style:text-properties style:font-name="Times New Roman" style:font-name-asian="Times New Roman" style:font-name-complex="Times New Roman"/>
    </style:style>
    <style:style style:name="T6_11" style:family="text">
      <style:text-properties style:font-name="Times New Roman" style:font-name-asian="Times New Roman" style:font-name-complex="Times New Roman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font-name="Times New Roman" style:font-name-asian="Times New Roman" style:font-name-complex="Times New Roman"/>
    </style:style>
    <style:style style:name="T6_14" style:family="text">
      <style:text-properties style:font-name="Times New Roman" style:font-name-asian="Times New Roman" style:font-name-complex="Times New Roman"/>
    </style:style>
    <style:style style:name="T6_15" style:family="text">
      <style:text-properties style:font-name="Times New Roman" style:font-name-asian="Times New Roman" style:font-name-complex="Times New Roman"/>
    </style:style>
    <style:style style:name="T6_16" style:family="text">
      <style:text-properties style:font-name="Times New Roman" style:font-name-asian="Times New Roman" style:font-name-complex="Times New Roman"/>
    </style:style>
    <style:style style:name="T6_17" style:family="text">
      <style:text-properties style:font-name="Times New Roman" style:font-name-asian="Times New Roman" style:font-name-complex="Times New Roman"/>
    </style:style>
    <style:style style:name="T6_18" style:family="text">
      <style:text-properties style:font-name="Times New Roman" style:font-name-asian="Times New Roman" style:font-name-complex="Times New Roman"/>
    </style:style>
    <style:style style:name="T6_19" style:family="text">
      <style:text-properties style:font-name="Times New Roman" style:font-name-asian="Times New Roman" style:font-name-complex="Times New Roman"/>
    </style:style>
    <style:style style:name="T6_20" style:family="text">
      <style:text-properties style:font-name="Times New Roman" style:font-name-asian="Times New Roman" style:font-name-complex="Times New Roman"/>
    </style:style>
    <style:style style:name="T6_21" style:family="text">
      <style:text-properties style:font-name="Times New Roman" style:font-name-asian="Times New Roman" style:font-name-complex="Times New Roman"/>
    </style:style>
    <style:style style:name="T6_22" style:family="text">
      <style:text-properties style:font-name="Times New Roman" style:font-name-asian="Times New Roman" style:font-name-complex="Times New Roman"/>
    </style:style>
    <style:style style:name="T6_23" style:family="text">
      <style:text-properties style:font-name="Times New Roman" style:font-name-asian="Times New Roman" style:font-name-complex="Times New Roman"/>
    </style:style>
    <style:style style:name="T6_24" style:family="text">
      <style:text-properties style:font-name="Times New Roman" style:font-name-asian="Times New Roman" style:font-name-complex="Times New Roman"/>
    </style:style>
    <style:style style:name="T6_25" style:family="text">
      <style:text-properties style:font-name="Times New Roman" style:font-name-asian="Times New Roman" style:font-name-complex="Times New Roman"/>
    </style:style>
    <style:style style:name="T6_26" style:family="text">
      <style:text-properties style:font-name="Times New Roman" style:font-name-asian="Times New Roman" style:font-name-complex="Times New Roman"/>
    </style:style>
    <style:style style:name="T6_27" style:family="text">
      <style:text-properties style:font-name="Times New Roman" style:font-name-asian="Times New Roman" style:font-name-complex="Times New Roman"/>
    </style:style>
    <style:style style:name="T6_28" style:family="text">
      <style:text-properties style:font-name="Times New Roman" style:font-name-asian="Times New Roman" style:font-name-complex="Times New Roman"/>
    </style:style>
    <style:style style:name="T6_29" style:family="text">
      <style:text-properties style:font-name="Times New Roman" style:font-name-asian="Times New Roman" style:font-name-complex="Times New Roman"/>
    </style:style>
    <style:style style:name="T6_30" style:family="text">
      <style:text-properties style:font-name="Times New Roman" style:font-name-asian="Times New Roman" style:font-name-complex="Times New Roman"/>
    </style:style>
    <style:style style:name="T6_31" style:family="text">
      <style:text-properties style:font-name="Times New Roman" style:font-name-asian="Times New Roman" style:font-name-complex="Times New Roman"/>
    </style:style>
    <style:style style:name="T6_32" style:family="text">
      <style:text-properties style:font-name="Times New Roman" style:font-name-asian="Times New Roman" style:font-name-complex="Times New Roman"/>
    </style:style>
    <style:style style:name="T6_33" style:family="text">
      <style:text-properties style:font-name="Times New Roman" style:font-name-asian="Times New Roman" style:font-name-complex="Times New Roman"/>
    </style:style>
    <style:style style:name="T6_34" style:family="text">
      <style:text-properties style:font-name="Times New Roman" style:font-name-asian="Times New Roman" style:font-name-complex="Times New Roman"/>
    </style:style>
    <style:style style:name="T6_35" style:family="text">
      <style:text-properties style:font-name="Times New Roman" style:font-name-asian="Times New Roman" style:font-name-complex="Times New Roman"/>
    </style:style>
    <style:style style:name="T6_36" style:family="text">
      <style:text-properties style:font-name="Times New Roman" style:font-name-asian="Times New Roman" style:font-name-complex="Times New Roman"/>
    </style:style>
    <style:style style:name="T6_37" style:family="text">
      <style:text-properties style:font-name="Times New Roman" style:font-name-asian="Times New Roman" style:font-name-complex="Times New Roman"/>
    </style:style>
    <style:style style:name="T6_38" style:family="text">
      <style:text-properties style:font-name="Times New Roman" style:font-name-asian="Times New Roman" style:font-name-complex="Times New Roman"/>
    </style:style>
    <style:style style:name="T6_39" style:family="text">
      <style:text-properties style:font-name="Times New Roman" style:font-name-asian="Times New Roman" style:font-name-complex="Times New Roman"/>
    </style:style>
    <style:style style:name="T6_40" style:family="text">
      <style:text-properties style:font-name="Times New Roman" style:font-name-asian="Times New Roman" style:font-name-complex="Times New Roman"/>
    </style:style>
    <style:style style:name="T6_41" style:family="text">
      <style:text-properties style:font-name="Times New Roman" style:font-name-asian="Times New Roman" style:font-name-complex="Times New Roman"/>
    </style:style>
    <style:style style:name="T6_42" style:family="text">
      <style:text-properties style:font-name="Times New Roman" style:font-name-asian="Times New Roman" style:font-name-complex="Times New Roman"/>
    </style:style>
    <style:style style:name="T6_43" style:family="text">
      <style:text-properties style:font-name="Times New Roman" style:font-name-asian="Times New Roman" style:font-name-complex="Times New Roman"/>
    </style:style>
    <style:style style:name="T6_44" style:family="text">
      <style:text-properties style:font-name="Times New Roman" style:font-name-asian="Times New Roman" style:font-name-complex="Times New Roman"/>
    </style:style>
    <style:style style:name="T6_45" style:family="text">
      <style:text-properties style:font-name="Times New Roman" style:font-name-asian="Times New Roman" style:font-name-complex="Times New Roman"/>
    </style:style>
    <style:style style:name="T6_46" style:family="text">
      <style:text-properties style:font-name="Times New Roman" style:font-name-asian="Times New Roman" style:font-name-complex="Times New Roman"/>
    </style:style>
    <style:style style:name="T6_47" style:family="text">
      <style:text-properties style:font-name="Times New Roman" style:font-name-asian="Times New Roman" style:font-name-complex="Times New Roman"/>
    </style:style>
    <style:style style:name="T6_48" style:family="text">
      <style:text-properties style:font-name="Times New Roman" style:font-name-asian="Times New Roman" style:font-name-complex="Times New Roman"/>
    </style:style>
    <style:style style:name="T6_49" style:family="text">
      <style:text-properties style:font-name="Times New Roman" style:font-name-asian="Times New Roman" style:font-name-complex="Times New Roman"/>
    </style:style>
    <style:style style:name="T6_50" style:family="text">
      <style:text-properties style:font-name="Times New Roman" style:font-name-asian="Times New Roman" style:font-name-complex="Times New Roman"/>
    </style:style>
    <style:style style:name="T6_51" style:family="text">
      <style:text-properties style:font-name="Times New Roman" style:font-name-asian="Times New Roman" style:font-name-complex="Times New Roman"/>
    </style:style>
    <style:style style:name="T6_52" style:family="text">
      <style:text-properties style:font-name="Times New Roman" style:font-name-asian="Times New Roman" style:font-name-complex="Times New Roman"/>
    </style:style>
    <style:style style:name="T6_53" style:family="text">
      <style:text-properties style:font-name="Times New Roman" style:font-name-asian="Times New Roman" style:font-name-complex="Times New Roman"/>
    </style:style>
    <style:style style:name="T6_54" style:family="text">
      <style:text-properties style:font-name="Times New Roman" style:font-name-asian="Times New Roman" style:font-name-complex="Times New Roman"/>
    </style:style>
    <style:style style:name="T6_55" style:family="text">
      <style:text-properties style:font-name="Times New Roman" style:font-name-asian="Times New Roman" style:font-name-complex="Times New Roman"/>
    </style:style>
    <style:style style:name="T6_56" style:family="text">
      <style:text-properties style:font-name="Times New Roman" style:font-name-asian="Times New Roman" style:font-name-complex="Times New Roman"/>
    </style:style>
    <style:style style:name="T6_57" style:family="text">
      <style:text-properties style:font-name="Times New Roman" style:font-name-asian="Times New Roman" style:font-name-complex="Times New Roman"/>
    </style:style>
    <style:style style:name="T6_58" style:family="text">
      <style:text-properties style:font-name="Times New Roman" style:font-name-asian="Times New Roman" style:font-name-complex="Times New Roman"/>
    </style:style>
    <style:style style:name="T6_59" style:family="text">
      <style:text-properties style:font-name="Times New Roman" style:font-name-asian="Times New Roman" style:font-name-complex="Times New Roman"/>
    </style:style>
    <style:style style:name="T6_60" style:family="text">
      <style:text-properties style:font-name="Times New Roman" style:font-name-asian="Times New Roman" style:font-name-complex="Times New Roman"/>
    </style:style>
    <style:style style:name="T6_61" style:family="text">
      <style:text-properties style:font-name="Times New Roman" style:font-name-asian="Times New Roman" style:font-name-complex="Times New Roman"/>
    </style:style>
    <style:style style:name="T6_62" style:family="text">
      <style:text-properties style:font-name="Times New Roman" style:font-name-asian="Times New Roman" style:font-name-complex="Times New Roman"/>
    </style:style>
    <style:style style:name="T6_63" style:family="text">
      <style:text-properties style:font-name="Times New Roman" style:font-name-asian="Times New Roman" style:font-name-complex="Times New Roman"/>
    </style:style>
    <style:style style:name="T6_64" style:family="text">
      <style:text-properties style:font-name="Times New Roman" style:font-name-asian="Times New Roman" style:font-name-complex="Times New Roman"/>
    </style:style>
    <style:style style:name="T6_65" style:family="text">
      <style:text-properties style:font-name="Times New Roman" style:font-name-asian="Times New Roman" style:font-name-complex="Times New Roman"/>
    </style:style>
    <style:style style:name="T6_66" style:family="text">
      <style:text-properties style:font-name="Times New Roman" style:font-name-asian="Times New Roman" style:font-name-complex="Times New Roman"/>
    </style:style>
    <style:style style:name="T6_67" style:family="text">
      <style:text-properties style:font-name="Times New Roman" style:font-name-asian="Times New Roman" style:font-name-complex="Times New Roman"/>
    </style:style>
    <style:style style:name="T6_68" style:family="text">
      <style:text-properties style:font-name="Times New Roman" style:font-name-asian="Times New Roman" style:font-name-complex="Times New Roman"/>
    </style:style>
    <style:style style:name="T6_69" style:family="text">
      <style:text-properties style:font-name="Times New Roman" style:font-name-asian="Times New Roman" style:font-name-complex="Times New Roman"/>
    </style:style>
    <style:style style:name="T6_70" style:family="text">
      <style:text-properties style:font-name="Times New Roman" style:font-name-asian="Times New Roman" style:font-name-complex="Times New Roman"/>
    </style:style>
    <style:style style:name="T6_71" style:family="text">
      <style:text-properties style:font-name="Times New Roman" style:font-name-asian="Times New Roman" style:font-name-complex="Times New Roman"/>
    </style:style>
    <style:style style:name="T6_72" style:family="text">
      <style:text-properties style:font-name="Times New Roman" style:font-name-asian="Times New Roman" style:font-name-complex="Times New Roman"/>
    </style:style>
    <style:style style:name="T6_73" style:family="text">
      <style:text-properties style:font-name="Times New Roman" style:font-name-asian="Times New Roman" style:font-name-complex="Times New Roman"/>
    </style:style>
    <style:style style:name="T6_74" style:family="text">
      <style:text-properties style:font-name="Times New Roman" style:font-name-asian="Times New Roman" style:font-name-complex="Times New Roman"/>
    </style:style>
    <style:style style:name="T6_75" style:family="text">
      <style:text-properties style:font-name="Times New Roman" style:font-name-asian="Times New Roman" style:font-name-complex="Times New Roman"/>
    </style:style>
    <style:style style:name="T6_76" style:family="text">
      <style:text-properties style:font-name="Times New Roman" style:font-name-asian="Times New Roman" style:font-name-complex="Times New Roman"/>
    </style:style>
    <style:style style:name="T6_77" style:family="text">
      <style:text-properties style:font-name="Times New Roman" style:font-name-asian="Times New Roman" style:font-name-complex="Times New Roman"/>
    </style:style>
    <style:style style:name="T6_78" style:family="text">
      <style:text-properties style:font-name="Times New Roman" style:font-name-asian="Times New Roman" style:font-name-complex="Times New Roman"/>
    </style:style>
    <style:style style:name="T6_79" style:family="text">
      <style:text-properties style:font-name="Times New Roman" style:font-name-asian="Times New Roman" style:font-name-complex="Times New Roman"/>
    </style:style>
    <style:style style:name="T6_80" style:family="text">
      <style:text-properties style:font-name="Times New Roman" style:font-name-asian="Times New Roman" style:font-name-complex="Times New Roman"/>
    </style:style>
    <style:style style:name="T6_81" style:family="text">
      <style:text-properties style:font-name="Times New Roman" style:font-name-asian="Times New Roman" style:font-name-complex="Times New Roman"/>
    </style:style>
    <style:style style:name="T6_82" style:family="text">
      <style:text-properties style:font-name="Times New Roman" style:font-name-asian="Times New Roman" style:font-name-complex="Times New Roman"/>
    </style:style>
    <style:style style:name="T6_83" style:family="text">
      <style:text-properties style:font-name="Times New Roman" style:font-name-asian="Times New Roman" style:font-name-complex="Times New Roman"/>
    </style:style>
    <style:style style:name="T6_84" style:family="text">
      <style:text-properties style:font-name="Times New Roman" style:font-name-asian="Times New Roman" style:font-name-complex="Times New Roman"/>
    </style:style>
    <style:style style:name="T6_85" style:family="text">
      <style:text-properties style:font-name="Times New Roman" style:font-name-asian="Times New Roman" style:font-name-complex="Times New Roman"/>
    </style:style>
    <style:style style:name="T6_86" style:family="text">
      <style:text-properties style:font-name="Times New Roman" style:font-name-asian="Times New Roman" style:font-name-complex="Times New Roman"/>
    </style:style>
    <style:style style:name="T6_87" style:family="text">
      <style:text-properties style:font-name="Times New Roman" style:font-name-asian="Times New Roman" style:font-name-complex="Times New Roman"/>
    </style:style>
    <style:style style:name="T6_88" style:family="text">
      <style:text-properties style:font-name="Times New Roman" style:font-name-asian="Times New Roman" style:font-name-complex="Times New Roman"/>
    </style:style>
    <style:style style:name="T6_89" style:family="text">
      <style:text-properties style:font-name="Times New Roman" style:font-name-asian="Times New Roman" style:font-name-complex="Times New Roman"/>
    </style:style>
    <style:style style:name="T6_90" style:family="text">
      <style:text-properties style:font-name="Times New Roman" style:font-name-asian="Times New Roman" style:font-name-complex="Times New Roman"/>
    </style:style>
    <style:style style:name="T6_91" style:family="text">
      <style:text-properties style:font-name="Times New Roman" style:font-name-asian="Times New Roman" style:font-name-complex="Times New Roman"/>
    </style:style>
    <style:style style:name="T6_92" style:family="text">
      <style:text-properties style:font-name="Times New Roman" style:font-name-asian="Times New Roman" style:font-name-complex="Times New Roman"/>
    </style:style>
    <style:style style:name="T6_93" style:family="text">
      <style:text-properties style:font-name="Times New Roman" style:font-name-asian="Times New Roman" style:font-name-complex="Times New Roman"/>
    </style:style>
    <style:style style:name="T6_94" style:family="text">
      <style:text-properties style:font-name="Times New Roman" style:font-name-asian="Times New Roman" style:font-name-complex="Times New Roman"/>
    </style:style>
    <style:style style:name="T6_95" style:family="text">
      <style:text-properties style:font-name="Times New Roman" style:font-name-asian="Times New Roman" style:font-name-complex="Times New Roman"/>
    </style:style>
    <style:style style:name="T6_96" style:family="text">
      <style:text-properties style:font-name="Times New Roman" style:font-name-asian="Times New Roman" style:font-name-complex="Times New Roman"/>
    </style:style>
    <style:style style:name="T6_97" style:family="text">
      <style:text-properties style:font-name="Times New Roman" style:font-name-asian="Times New Roman" style:font-name-complex="Times New Roman"/>
    </style:style>
    <style:style style:name="T6_98" style:family="text">
      <style:text-properties style:font-name="Times New Roman" style:font-name-asian="Times New Roman" style:font-name-complex="Times New Roman"/>
    </style:style>
    <style:style style:name="T6_99" style:family="text">
      <style:text-properties style:font-name="Times New Roman" style:font-name-asian="Times New Roman" style:font-name-complex="Times New Roman"/>
    </style:style>
    <style:style style:name="T6_100" style:family="text">
      <style:text-properties style:font-name="Times New Roman" style:font-name-asian="Times New Roman" style:font-name-complex="Times New Roman"/>
    </style:style>
    <style:style style:name="T6_101" style:family="text">
      <style:text-properties style:font-name="Times New Roman" style:font-name-asian="Times New Roman" style:font-name-complex="Times New Roman"/>
    </style:style>
    <style:style style:name="T6_102" style:family="text">
      <style:text-properties style:font-name="Times New Roman" style:font-name-asian="Times New Roman" style:font-name-complex="Times New Roman"/>
    </style:style>
    <style:style style:name="T6_103" style:family="text">
      <style:text-properties style:font-name="Times New Roman" style:font-name-asian="Times New Roman" style:font-name-complex="Times New Roman"/>
    </style:style>
    <style:style style:name="T6_104" style:family="text">
      <style:text-properties style:font-name="Times New Roman" style:font-name-asian="Times New Roman" style:font-name-complex="Times New Roman"/>
    </style:style>
    <style:style style:name="T6_105" style:family="text">
      <style:text-properties style:font-name="Times New Roman" style:font-name-asian="Times New Roman" style:font-name-complex="Times New Roman"/>
    </style:style>
    <style:style style:name="T6_106" style:family="text">
      <style:text-properties style:font-name="Times New Roman" style:font-name-asian="Times New Roman" style:font-name-complex="Times New Roman"/>
    </style:style>
    <style:style style:name="T6_107" style:family="text">
      <style:text-properties style:font-name="Times New Roman" style:font-name-asian="Times New Roman" style:font-name-complex="Times New Roman"/>
    </style:style>
    <style:style style:name="T6_108" style:family="text">
      <style:text-properties style:font-name="Times New Roman" style:font-name-asian="Times New Roman" style:font-name-complex="Times New Roman"/>
    </style:style>
    <style:style style:name="T6_109" style:family="text">
      <style:text-properties style:font-name="Times New Roman" style:font-name-asian="Times New Roman" style:font-name-complex="Times New Roman"/>
    </style:style>
    <style:style style:name="T6_110" style:family="text">
      <style:text-properties style:font-name="Times New Roman" style:font-name-asian="Times New Roman" style:font-name-complex="Times New Roman"/>
    </style:style>
    <style:style style:name="T6_111" style:family="text">
      <style:text-properties style:font-name="Times New Roman" style:font-name-asian="Times New Roman" style:font-name-complex="Times New Roman"/>
    </style:style>
    <style:style style:name="T6_112" style:family="text">
      <style:text-properties style:font-name="Times New Roman" style:font-name-asian="Times New Roman" style:font-name-complex="Times New Roman"/>
    </style:style>
    <style:style style:name="T6_113" style:family="text">
      <style:text-properties style:font-name="Times New Roman" style:font-name-asian="Times New Roman" style:font-name-complex="Times New Roman"/>
    </style:style>
    <style:style style:name="T6_114" style:family="text">
      <style:text-properties style:font-name="Times New Roman" style:font-name-asian="Times New Roman" style:font-name-complex="Times New Roman"/>
    </style:style>
    <style:style style:name="T6_115" style:family="text">
      <style:text-properties style:font-name="Times New Roman" style:font-name-asian="Times New Roman" style:font-name-complex="Times New Roman"/>
    </style:style>
    <style:style style:name="T6_116" style:family="text">
      <style:text-properties style:font-name="Times New Roman" style:font-name-asian="Times New Roman" style:font-name-complex="Times New Roman"/>
    </style:style>
    <style:style style:name="T6_117" style:family="text">
      <style:text-properties style:font-name="Times New Roman" style:font-name-asian="Times New Roman" style:font-name-complex="Times New Roman"/>
    </style:style>
    <style:style style:name="T6_118" style:family="text">
      <style:text-properties style:font-name="Times New Roman" style:font-name-asian="Times New Roman" style:font-name-complex="Times New Roman"/>
    </style:style>
    <style:style style:name="T6_119" style:family="text">
      <style:text-properties style:font-name="Times New Roman" style:font-name-asian="Times New Roman" style:font-name-complex="Times New Roman"/>
    </style:style>
    <style:style style:name="T6_120" style:family="text">
      <style:text-properties style:font-name="Times New Roman" style:font-name-asian="Times New Roman" style:font-name-complex="Times New Roman"/>
    </style:style>
    <style:style style:name="T6_121" style:family="text">
      <style:text-properties style:font-name="Times New Roman" style:font-name-asian="Times New Roman" style:font-name-complex="Times New Roman"/>
    </style:style>
    <style:style style:name="T6_122" style:family="text">
      <style:text-properties style:font-name="Times New Roman" style:font-name-asian="Times New Roman" style:font-name-complex="Times New Roman"/>
    </style:style>
    <style:style style:name="T6_123" style:family="text">
      <style:text-properties style:font-name="Times New Roman" style:font-name-asian="Times New Roman" style:font-name-complex="Times New Roman"/>
    </style:style>
    <style:style style:name="T6_124" style:family="text">
      <style:text-properties style:font-name="Times New Roman" style:font-name-asian="Times New Roman" style:font-name-complex="Times New Roman"/>
    </style:style>
    <style:style style:name="T6_125" style:family="text">
      <style:text-properties style:font-name="Times New Roman" style:font-name-asian="Times New Roman" style:font-name-complex="Times New Roman"/>
    </style:style>
    <style:style style:name="T6_126" style:family="text">
      <style:text-properties style:font-name="Times New Roman" style:font-name-asian="Times New Roman" style:font-name-complex="Times New Roman"/>
    </style:style>
    <style:style style:name="T6_127" style:family="text">
      <style:text-properties style:font-name="Times New Roman" style:font-name-asian="Times New Roman" style:font-name-complex="Times New Roman"/>
    </style:style>
    <style:style style:name="T6_128" style:family="text">
      <style:text-properties style:font-name="Times New Roman" style:font-name-asian="Times New Roman" style:font-name-complex="Times New Roman"/>
    </style:style>
    <style:style style:name="T6_129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6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6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T8_47" style:family="text">
      <style:text-properties style:font-name="Times New Roman" style:font-name-asian="Times New Roman" style:font-name-complex="Times New Roman"/>
    </style:style>
    <style:style style:name="T8_48" style:family="text">
      <style:text-properties style:font-name="Times New Roman" style:font-name-asian="Times New Roman" style:font-name-complex="Times New Roman"/>
    </style:style>
    <style:style style:name="T8_49" style:family="text">
      <style:text-properties style:font-name="Times New Roman" style:font-name-asian="Times New Roman" style:font-name-complex="Times New Roman"/>
    </style:style>
    <style:style style:name="T8_50" style:family="text">
      <style:text-properties style:font-name="Times New Roman" style:font-name-asian="Times New Roman" style:font-name-complex="Times New Roman"/>
    </style:style>
    <style:style style:name="T8_51" style:family="text">
      <style:text-properties style:font-name="Times New Roman" style:font-name-asian="Times New Roman" style:font-name-complex="Times New Roman"/>
    </style:style>
    <style:style style:name="T8_52" style:family="text">
      <style:text-properties style:font-name="Times New Roman" style:font-name-asian="Times New Roman" style:font-name-complex="Times New Roman"/>
    </style:style>
    <style:style style:name="T8_53" style:family="text">
      <style:text-properties style:font-name="Times New Roman" style:font-name-asian="Times New Roman" style:font-name-complex="Times New Roman"/>
    </style:style>
    <style:style style:name="T8_54" style:family="text">
      <style:text-properties style:font-name="Times New Roman" style:font-name-asian="Times New Roman" style:font-name-complex="Times New Roman"/>
    </style:style>
    <style:style style:name="T8_55" style:family="text">
      <style:text-properties style:font-name="Times New Roman" style:font-name-asian="Times New Roman" style:font-name-complex="Times New Roman"/>
    </style:style>
    <style:style style:name="T8_56" style:family="text">
      <style:text-properties style:font-name="Times New Roman" style:font-name-asian="Times New Roman" style:font-name-complex="Times New Roman"/>
    </style:style>
    <style:style style:name="T8_57" style:family="text">
      <style:text-properties style:font-name="Times New Roman" style:font-name-asian="Times New Roman" style:font-name-complex="Times New Roman"/>
    </style:style>
    <style:style style:name="T8_58" style:family="text">
      <style:text-properties style:font-name="Times New Roman" style:font-name-asian="Times New Roman" style:font-name-complex="Times New Roman"/>
    </style:style>
    <style:style style:name="T8_59" style:family="text">
      <style:text-properties style:font-name="Times New Roman" style:font-name-asian="Times New Roman" style:font-name-complex="Times New Roman"/>
    </style:style>
    <style:style style:name="T8_60" style:family="text">
      <style:text-properties style:font-name="Times New Roman" style:font-name-asian="Times New Roman" style:font-name-complex="Times New Roman"/>
    </style:style>
    <style:style style:name="T8_61" style:family="text">
      <style:text-properties style:font-name="Times New Roman" style:font-name-asian="Times New Roman" style:font-name-complex="Times New Roman"/>
    </style:style>
    <style:style style:name="T8_62" style:family="text">
      <style:text-properties style:font-name="Times New Roman" style:font-name-asian="Times New Roman" style:font-name-complex="Times New Roman"/>
    </style:style>
    <style:style style:name="T8_63" style:family="text">
      <style:text-properties style:font-name="Times New Roman" style:font-name-asian="Times New Roman" style:font-name-complex="Times New Roman"/>
    </style:style>
    <style:style style:name="T8_64" style:family="text">
      <style:text-properties style:font-name="Times New Roman" style:font-name-asian="Times New Roman" style:font-name-complex="Times New Roman"/>
    </style:style>
    <style:style style:name="T8_65" style:family="text">
      <style:text-properties style:font-name="Times New Roman" style:font-name-asian="Times New Roman" style:font-name-complex="Times New Roman"/>
    </style:style>
    <style:style style:name="T8_66" style:family="text">
      <style:text-properties style:font-name="Times New Roman" style:font-name-asian="Times New Roman" style:font-name-complex="Times New Roman"/>
    </style:style>
    <style:style style:name="T8_67" style:family="text">
      <style:text-properties style:font-name="Times New Roman" style:font-name-asian="Times New Roman" style:font-name-complex="Times New Roman"/>
    </style:style>
    <style:style style:name="T8_68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6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T9_177" style:family="text">
      <style:text-properties style:font-name="Times New Roman" style:font-name-asian="Times New Roman" style:font-name-complex="Times New Roman"/>
    </style:style>
    <style:style style:name="T9_178" style:family="text">
      <style:text-properties style:font-name="Times New Roman" style:font-name-asian="Times New Roman" style:font-name-complex="Times New Roman"/>
    </style:style>
    <style:style style:name="T9_179" style:family="text">
      <style:text-properties style:font-name="Times New Roman" style:font-name-asian="Times New Roman" style:font-name-complex="Times New Roman"/>
    </style:style>
    <style:style style:name="T9_180" style:family="text">
      <style:text-properties style:font-name="Times New Roman" style:font-name-asian="Times New Roman" style:font-name-complex="Times New Roman"/>
    </style:style>
    <style:style style:name="T9_181" style:family="text">
      <style:text-properties style:font-name="Times New Roman" style:font-name-asian="Times New Roman" style:font-name-complex="Times New Roman"/>
    </style:style>
    <style:style style:name="T9_182" style:family="text">
      <style:text-properties style:font-name="Times New Roman" style:font-name-asian="Times New Roman" style:font-name-complex="Times New Roman"/>
    </style:style>
    <style:style style:name="T9_183" style:family="text">
      <style:text-properties style:font-name="Times New Roman" style:font-name-asian="Times New Roman" style:font-name-complex="Times New Roman"/>
    </style:style>
    <style:style style:name="T9_184" style:family="text">
      <style:text-properties style:font-name="Times New Roman" style:font-name-asian="Times New Roman" style:font-name-complex="Times New Roman"/>
    </style:style>
    <style:style style:name="T9_185" style:family="text">
      <style:text-properties style:font-name="Times New Roman" style:font-name-asian="Times New Roman" style:font-name-complex="Times New Roman"/>
    </style:style>
    <style:style style:name="T9_186" style:family="text">
      <style:text-properties style:font-name="Times New Roman" style:font-name-asian="Times New Roman" style:font-name-complex="Times New Roman"/>
    </style:style>
    <style:style style:name="T9_187" style:family="text">
      <style:text-properties style:font-name="Times New Roman" style:font-name-asian="Times New Roman" style:font-name-complex="Times New Roman"/>
    </style:style>
    <style:style style:name="T9_188" style:family="text">
      <style:text-properties style:font-name="Times New Roman" style:font-name-asian="Times New Roman" style:font-name-complex="Times New Roman"/>
    </style:style>
    <style:style style:name="T9_189" style:family="text">
      <style:text-properties style:font-name="Times New Roman" style:font-name-asian="Times New Roman" style:font-name-complex="Times New Roman"/>
    </style:style>
    <style:style style:name="T9_190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6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T10_147" style:family="text">
      <style:text-properties style:font-name="Times New Roman" style:font-name-asian="Times New Roman" style:font-name-complex="Times New Roman"/>
    </style:style>
    <style:style style:name="T10_148" style:family="text">
      <style:text-properties style:font-name="Times New Roman" style:font-name-asian="Times New Roman" style:font-name-complex="Times New Roman"/>
    </style:style>
    <style:style style:name="T10_149" style:family="text">
      <style:text-properties style:font-name="Times New Roman" style:font-name-asian="Times New Roman" style:font-name-complex="Times New Roman"/>
    </style:style>
    <style:style style:name="T10_150" style:family="text">
      <style:text-properties style:font-name="Times New Roman" style:font-name-asian="Times New Roman" style:font-name-complex="Times New Roman"/>
    </style:style>
    <style:style style:name="T10_151" style:family="text">
      <style:text-properties style:font-name="Times New Roman" style:font-name-asian="Times New Roman" style:font-name-complex="Times New Roman"/>
    </style:style>
    <style:style style:name="T10_152" style:family="text">
      <style:text-properties style:font-name="Times New Roman" style:font-name-asian="Times New Roman" style:font-name-complex="Times New Roman"/>
    </style:style>
    <style:style style:name="T10_153" style:family="text">
      <style:text-properties style:font-name="Times New Roman" style:font-name-asian="Times New Roman" style:font-name-complex="Times New Roman"/>
    </style:style>
    <style:style style:name="T10_154" style:family="text">
      <style:text-properties style:font-name="Times New Roman" style:font-name-asian="Times New Roman" style:font-name-complex="Times New Roman"/>
    </style:style>
    <style:style style:name="T10_155" style:family="text">
      <style:text-properties style:font-name="Times New Roman" style:font-name-asian="Times New Roman" style:font-name-complex="Times New Roman"/>
    </style:style>
    <style:style style:name="T10_156" style:family="text">
      <style:text-properties style:font-name="Times New Roman" style:font-name-asian="Times New Roman" style:font-name-complex="Times New Roman"/>
    </style:style>
    <style:style style:name="T10_157" style:family="text">
      <style:text-properties style:font-name="Times New Roman" style:font-name-asian="Times New Roman" style:font-name-complex="Times New Roman"/>
    </style:style>
    <style:style style:name="T10_158" style:family="text">
      <style:text-properties style:font-name="Times New Roman" style:font-name-asian="Times New Roman" style:font-name-complex="Times New Roman"/>
    </style:style>
    <style:style style:name="T10_159" style:family="text">
      <style:text-properties style:font-name="Times New Roman" style:font-name-asian="Times New Roman" style:font-name-complex="Times New Roman"/>
    </style:style>
    <style:style style:name="T10_160" style:family="text">
      <style:text-properties style:font-name="Times New Roman" style:font-name-asian="Times New Roman" style:font-name-complex="Times New Roman"/>
    </style:style>
    <style:style style:name="T10_161" style:family="text">
      <style:text-properties style:font-name="Times New Roman" style:font-name-asian="Times New Roman" style:font-name-complex="Times New Roman"/>
    </style:style>
    <style:style style:name="T10_162" style:family="text">
      <style:text-properties style:font-name="Times New Roman" style:font-name-asian="Times New Roman" style:font-name-complex="Times New Roman"/>
    </style:style>
    <style:style style:name="T10_163" style:family="text">
      <style:text-properties style:font-name="Times New Roman" style:font-name-asian="Times New Roman" style:font-name-complex="Times New Roman"/>
    </style:style>
    <style:style style:name="T10_164" style:family="text">
      <style:text-properties style:font-name="Times New Roman" style:font-name-asian="Times New Roman" style:font-name-complex="Times New Roman"/>
    </style:style>
    <style:style style:name="T10_165" style:family="text">
      <style:text-properties style:font-name="Times New Roman" style:font-name-asian="Times New Roman" style:font-name-complex="Times New Roman"/>
    </style:style>
    <style:style style:name="T10_166" style:family="text">
      <style:text-properties style:font-name="Times New Roman" style:font-name-asian="Times New Roman" style:font-name-complex="Times New Roman"/>
    </style:style>
    <style:style style:name="T10_167" style:family="text">
      <style:text-properties style:font-name="Times New Roman" style:font-name-asian="Times New Roman" style:font-name-complex="Times New Roman"/>
    </style:style>
    <style:style style:name="T10_168" style:family="text">
      <style:text-properties style:font-name="Times New Roman" style:font-name-asian="Times New Roman" style:font-name-complex="Times New Roman"/>
    </style:style>
    <style:style style:name="T10_169" style:family="text">
      <style:text-properties style:font-name="Times New Roman" style:font-name-asian="Times New Roman" style:font-name-complex="Times New Roman"/>
    </style:style>
    <style:style style:name="T10_170" style:family="text">
      <style:text-properties style:font-name="Times New Roman" style:font-name-asian="Times New Roman" style:font-name-complex="Times New Roman"/>
    </style:style>
    <style:style style:name="T10_171" style:family="text">
      <style:text-properties style:font-name="Times New Roman" style:font-name-asian="Times New Roman" style:font-name-complex="Times New Roman"/>
    </style:style>
    <style:style style:name="T10_172" style:family="text">
      <style:text-properties style:font-name="Times New Roman" style:font-name-asian="Times New Roman" style:font-name-complex="Times New Roman"/>
    </style:style>
    <style:style style:name="T10_173" style:family="text">
      <style:text-properties style:font-name="Times New Roman" style:font-name-asian="Times New Roman" style:font-name-complex="Times New Roman"/>
    </style:style>
    <style:style style:name="T10_174" style:family="text">
      <style:text-properties style:font-name="Times New Roman" style:font-name-asian="Times New Roman" style:font-name-complex="Times New Roman"/>
    </style:style>
    <style:style style:name="T10_175" style:family="text">
      <style:text-properties style:font-name="Times New Roman" style:font-name-asian="Times New Roman" style:font-name-complex="Times New Roman"/>
    </style:style>
    <style:style style:name="T10_176" style:family="text">
      <style:text-properties style:font-name="Times New Roman" style:font-name-asian="Times New Roman" style:font-name-complex="Times New Roman"/>
    </style:style>
    <style:style style:name="T10_177" style:family="text">
      <style:text-properties style:font-name="Times New Roman" style:font-name-asian="Times New Roman" style:font-name-complex="Times New Roman"/>
    </style:style>
    <style:style style:name="T10_178" style:family="text">
      <style:text-properties style:font-name="Times New Roman" style:font-name-asian="Times New Roman" style:font-name-complex="Times New Roman"/>
    </style:style>
    <style:style style:name="T10_179" style:family="text">
      <style:text-properties style:font-name="Times New Roman" style:font-name-asian="Times New Roman" style:font-name-complex="Times New Roman"/>
    </style:style>
    <style:style style:name="T10_180" style:family="text">
      <style:text-properties style:font-name="Times New Roman" style:font-name-asian="Times New Roman" style:font-name-complex="Times New Roman"/>
    </style:style>
    <style:style style:name="T10_181" style:family="text">
      <style:text-properties style:font-name="Times New Roman" style:font-name-asian="Times New Roman" style:font-name-complex="Times New Roman"/>
    </style:style>
    <style:style style:name="T10_182" style:family="text">
      <style:text-properties style:font-name="Times New Roman" style:font-name-asian="Times New Roman" style:font-name-complex="Times New Roman"/>
    </style:style>
    <style:style style:name="T10_183" style:family="text">
      <style:text-properties style:font-name="Times New Roman" style:font-name-asian="Times New Roman" style:font-name-complex="Times New Roman"/>
    </style:style>
    <style:style style:name="T10_184" style:family="text">
      <style:text-properties style:font-name="Times New Roman" style:font-name-asian="Times New Roman" style:font-name-complex="Times New Roman"/>
    </style:style>
    <style:style style:name="T10_185" style:family="text">
      <style:text-properties style:font-name="Times New Roman" style:font-name-asian="Times New Roman" style:font-name-complex="Times New Roman"/>
    </style:style>
    <style:style style:name="T10_186" style:family="text">
      <style:text-properties style:font-name="Times New Roman" style:font-name-asian="Times New Roman" style:font-name-complex="Times New Roman"/>
    </style:style>
    <style:style style:name="T10_187" style:family="text">
      <style:text-properties style:font-name="Times New Roman" style:font-name-asian="Times New Roman" style:font-name-complex="Times New Roman"/>
    </style:style>
    <style:style style:name="T10_188" style:family="text">
      <style:text-properties style:font-name="Times New Roman" style:font-name-asian="Times New Roman" style:font-name-complex="Times New Roman"/>
    </style:style>
    <style:style style:name="T10_189" style:family="text">
      <style:text-properties style:font-name="Times New Roman" style:font-name-asian="Times New Roman" style:font-name-complex="Times New Roman"/>
    </style:style>
    <style:style style:name="T10_190" style:family="text">
      <style:text-properties style:font-name="Times New Roman" style:font-name-asian="Times New Roman" style:font-name-complex="Times New Roman"/>
    </style:style>
    <style:style style:name="T10_191" style:family="text">
      <style:text-properties style:font-name="Times New Roman" style:font-name-asian="Times New Roman" style:font-name-complex="Times New Roman"/>
    </style:style>
    <style:style style:name="T10_192" style:family="text">
      <style:text-properties style:font-name="Times New Roman" style:font-name-asian="Times New Roman" style:font-name-complex="Times New Roman"/>
    </style:style>
    <style:style style:name="T10_193" style:family="text">
      <style:text-properties style:font-name="Times New Roman" style:font-name-asian="Times New Roman" style:font-name-complex="Times New Roman"/>
    </style:style>
    <style:style style:name="T10_194" style:family="text">
      <style:text-properties style:font-name="Times New Roman" style:font-name-asian="Times New Roman" style:font-name-complex="Times New Roman"/>
    </style:style>
    <style:style style:name="T10_195" style:family="text">
      <style:text-properties style:font-name="Times New Roman" style:font-name-asian="Times New Roman" style:font-name-complex="Times New Roman"/>
    </style:style>
    <style:style style:name="T10_196" style:family="text">
      <style:text-properties style:font-name="Times New Roman" style:font-name-asian="Times New Roman" style:font-name-complex="Times New Roman"/>
    </style:style>
    <style:style style:name="T10_197" style:family="text">
      <style:text-properties style:font-name="Times New Roman" style:font-name-asian="Times New Roman" style:font-name-complex="Times New Roman"/>
    </style:style>
    <style:style style:name="T10_198" style:family="text">
      <style:text-properties style:font-name="Times New Roman" style:font-name-asian="Times New Roman" style:font-name-complex="Times New Roman"/>
    </style:style>
    <style:style style:name="T10_199" style:family="text">
      <style:text-properties style:font-name="Times New Roman" style:font-name-asian="Times New Roman" style:font-name-complex="Times New Roman"/>
    </style:style>
    <style:style style:name="T10_200" style:family="text">
      <style:text-properties style:font-name="Times New Roman" style:font-name-asian="Times New Roman" style:font-name-complex="Times New Roman"/>
    </style:style>
    <style:style style:name="T10_201" style:family="text">
      <style:text-properties style:font-name="Times New Roman" style:font-name-asian="Times New Roman" style:font-name-complex="Times New Roman"/>
    </style:style>
    <style:style style:name="T10_202" style:family="text">
      <style:text-properties style:font-name="Times New Roman" style:font-name-asian="Times New Roman" style:font-name-complex="Times New Roman"/>
    </style:style>
    <style:style style:name="T10_203" style:family="text">
      <style:text-properties style:font-name="Times New Roman" style:font-name-asian="Times New Roman" style:font-name-complex="Times New Roman"/>
    </style:style>
    <style:style style:name="T10_204" style:family="text">
      <style:text-properties style:font-name="Times New Roman" style:font-name-asian="Times New Roman" style:font-name-complex="Times New Roman"/>
    </style:style>
    <style:style style:name="T10_205" style:family="text">
      <style:text-properties style:font-name="Times New Roman" style:font-name-asian="Times New Roman" style:font-name-complex="Times New Roman"/>
    </style:style>
    <style:style style:name="T10_206" style:family="text">
      <style:text-properties style:font-name="Times New Roman" style:font-name-asian="Times New Roman" style:font-name-complex="Times New Roman"/>
    </style:style>
    <style:style style:name="T10_207" style:family="text">
      <style:text-properties style:font-name="Times New Roman" style:font-name-asian="Times New Roman" style:font-name-complex="Times New Roman"/>
    </style:style>
    <style:style style:name="T10_208" style:family="text">
      <style:text-properties style:font-name="Times New Roman" style:font-name-asian="Times New Roman" style:font-name-complex="Times New Roman"/>
    </style:style>
    <style:style style:name="T10_209" style:family="text">
      <style:text-properties style:font-name="Times New Roman" style:font-name-asian="Times New Roman" style:font-name-complex="Times New Roman"/>
    </style:style>
    <style:style style:name="T10_210" style:family="text">
      <style:text-properties style:font-name="Times New Roman" style:font-name-asian="Times New Roman" style:font-name-complex="Times New Roman"/>
    </style:style>
    <style:style style:name="T10_211" style:family="text">
      <style:text-properties style:font-name="Times New Roman" style:font-name-asian="Times New Roman" style:font-name-complex="Times New Roman"/>
    </style:style>
    <style:style style:name="T10_212" style:family="text">
      <style:text-properties style:font-name="Times New Roman" style:font-name-asian="Times New Roman" style:font-name-complex="Times New Roman"/>
    </style:style>
    <style:style style:name="T10_213" style:family="text">
      <style:text-properties style:font-name="Times New Roman" style:font-name-asian="Times New Roman" style:font-name-complex="Times New Roman"/>
    </style:style>
    <style:style style:name="T10_214" style:family="text">
      <style:text-properties style:font-name="Times New Roman" style:font-name-asian="Times New Roman" style:font-name-complex="Times New Roman"/>
    </style:style>
    <style:style style:name="T10_215" style:family="text">
      <style:text-properties style:font-name="Times New Roman" style:font-name-asian="Times New Roman" style:font-name-complex="Times New Roman"/>
    </style:style>
    <style:style style:name="T10_216" style:family="text">
      <style:text-properties style:font-name="Times New Roman" style:font-name-asian="Times New Roman" style:font-name-complex="Times New Roman"/>
    </style:style>
    <style:style style:name="T10_217" style:family="text">
      <style:text-properties style:font-name="Times New Roman" style:font-name-asian="Times New Roman" style:font-name-complex="Times New Roman"/>
    </style:style>
    <style:style style:name="T10_218" style:family="text">
      <style:text-properties style:font-name="Times New Roman" style:font-name-asian="Times New Roman" style:font-name-complex="Times New Roman"/>
    </style:style>
    <style:style style:name="T10_219" style:family="text">
      <style:text-properties style:font-name="Times New Roman" style:font-name-asian="Times New Roman" style:font-name-complex="Times New Roman"/>
    </style:style>
    <style:style style:name="T10_220" style:family="text">
      <style:text-properties style:font-name="Times New Roman" style:font-name-asian="Times New Roman" style:font-name-complex="Times New Roman"/>
    </style:style>
    <style:style style:name="T10_221" style:family="text">
      <style:text-properties style:font-name="Times New Roman" style:font-name-asian="Times New Roman" style:font-name-complex="Times New Roman"/>
    </style:style>
    <style:style style:name="T10_222" style:family="text">
      <style:text-properties style:font-name="Times New Roman" style:font-name-asian="Times New Roman" style:font-name-complex="Times New Roman"/>
    </style:style>
    <style:style style:name="T10_223" style:family="text">
      <style:text-properties style:font-name="Times New Roman" style:font-name-asian="Times New Roman" style:font-name-complex="Times New Roman"/>
    </style:style>
    <style:style style:name="T10_224" style:family="text">
      <style:text-properties style:font-name="Times New Roman" style:font-name-asian="Times New Roman" style:font-name-complex="Times New Roman"/>
    </style:style>
    <style:style style:name="T10_225" style:family="text">
      <style:text-properties style:font-name="Times New Roman" style:font-name-asian="Times New Roman" style:font-name-complex="Times New Roman"/>
    </style:style>
    <style:style style:name="T10_226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6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6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T12_27" style:family="text">
      <style:text-properties style:font-name="Times New Roman" style:font-name-asian="Times New Roman" style:font-name-complex="Times New Roman"/>
    </style:style>
    <style:style style:name="T12_28" style:family="text">
      <style:text-properties style:font-name="Times New Roman" style:font-name-asian="Times New Roman" style:font-name-complex="Times New Roman"/>
    </style:style>
    <style:style style:name="T12_29" style:family="text">
      <style:text-properties style:font-name="Times New Roman" style:font-name-asian="Times New Roman" style:font-name-complex="Times New Roman"/>
    </style:style>
    <style:style style:name="T12_30" style:family="text">
      <style:text-properties style:font-name="Times New Roman" style:font-name-asian="Times New Roman" style:font-name-complex="Times New Roman"/>
    </style:style>
    <style:style style:name="T12_31" style:family="text">
      <style:text-properties style:font-name="Times New Roman" style:font-name-asian="Times New Roman" style:font-name-complex="Times New Roman"/>
    </style:style>
    <style:style style:name="T12_32" style:family="text">
      <style:text-properties style:font-name="Times New Roman" style:font-name-asian="Times New Roman" style:font-name-complex="Times New Roman"/>
    </style:style>
    <style:style style:name="T12_33" style:family="text">
      <style:text-properties style:font-name="Times New Roman" style:font-name-asian="Times New Roman" style:font-name-complex="Times New Roman"/>
    </style:style>
    <style:style style:name="T12_34" style:family="text">
      <style:text-properties style:font-name="Times New Roman" style:font-name-asian="Times New Roman" style:font-name-complex="Times New Roman"/>
    </style:style>
    <style:style style:name="T12_35" style:family="text">
      <style:text-properties style:font-name="Times New Roman" style:font-name-asian="Times New Roman" style:font-name-complex="Times New Roman"/>
    </style:style>
    <style:style style:name="T12_36" style:family="text">
      <style:text-properties style:font-name="Times New Roman" style:font-name-asian="Times New Roman" style:font-name-complex="Times New Roman"/>
    </style:style>
    <style:style style:name="T12_37" style:family="text">
      <style:text-properties style:font-name="Times New Roman" style:font-name-asian="Times New Roman" style:font-name-complex="Times New Roman"/>
    </style:style>
    <style:style style:name="T12_38" style:family="text">
      <style:text-properties style:font-name="Times New Roman" style:font-name-asian="Times New Roman" style:font-name-complex="Times New Roman"/>
    </style:style>
    <style:style style:name="T12_39" style:family="text">
      <style:text-properties style:font-name="Times New Roman" style:font-name-asian="Times New Roman" style:font-name-complex="Times New Roman"/>
    </style:style>
    <style:style style:name="T12_40" style:family="text">
      <style:text-properties style:font-name="Times New Roman" style:font-name-asian="Times New Roman" style:font-name-complex="Times New Roman"/>
    </style:style>
    <style:style style:name="T12_41" style:family="text">
      <style:text-properties style:font-name="Times New Roman" style:font-name-asian="Times New Roman" style:font-name-complex="Times New Roman"/>
    </style:style>
    <style:style style:name="T12_42" style:family="text">
      <style:text-properties style:font-name="Times New Roman" style:font-name-asian="Times New Roman" style:font-name-complex="Times New Roman"/>
    </style:style>
    <style:style style:name="T12_43" style:family="text">
      <style:text-properties style:font-name="Times New Roman" style:font-name-asian="Times New Roman" style:font-name-complex="Times New Roman"/>
    </style:style>
    <style:style style:name="T12_44" style:family="text">
      <style:text-properties style:font-name="Times New Roman" style:font-name-asian="Times New Roman" style:font-name-complex="Times New Roman"/>
    </style:style>
    <style:style style:name="T12_45" style:family="text">
      <style:text-properties style:font-name="Times New Roman" style:font-name-asian="Times New Roman" style:font-name-complex="Times New Roman"/>
    </style:style>
    <style:style style:name="T12_46" style:family="text">
      <style:text-properties style:font-name="Times New Roman" style:font-name-asian="Times New Roman" style:font-name-complex="Times New Roman"/>
    </style:style>
    <style:style style:name="T12_47" style:family="text">
      <style:text-properties style:font-name="Times New Roman" style:font-name-asian="Times New Roman" style:font-name-complex="Times New Roman"/>
    </style:style>
    <style:style style:name="T12_48" style:family="text">
      <style:text-properties style:font-name="Times New Roman" style:font-name-asian="Times New Roman" style:font-name-complex="Times New Roman"/>
    </style:style>
    <style:style style:name="T12_49" style:family="text">
      <style:text-properties style:font-name="Times New Roman" style:font-name-asian="Times New Roman" style:font-name-complex="Times New Roman"/>
    </style:style>
    <style:style style:name="T12_50" style:family="text">
      <style:text-properties style:font-name="Times New Roman" style:font-name-asian="Times New Roman" style:font-name-complex="Times New Roman"/>
    </style:style>
    <style:style style:name="T12_51" style:family="text">
      <style:text-properties style:font-name="Times New Roman" style:font-name-asian="Times New Roman" style:font-name-complex="Times New Roman"/>
    </style:style>
    <style:style style:name="T12_52" style:family="text">
      <style:text-properties style:font-name="Times New Roman" style:font-name-asian="Times New Roman" style:font-name-complex="Times New Roman"/>
    </style:style>
    <style:style style:name="T12_53" style:family="text">
      <style:text-properties style:font-name="Times New Roman" style:font-name-asian="Times New Roman" style:font-name-complex="Times New Roman"/>
    </style:style>
    <style:style style:name="T12_54" style:family="text">
      <style:text-properties style:font-name="Times New Roman" style:font-name-asian="Times New Roman" style:font-name-complex="Times New Roman"/>
    </style:style>
    <style:style style:name="T12_55" style:family="text">
      <style:text-properties style:font-name="Times New Roman" style:font-name-asian="Times New Roman" style:font-name-complex="Times New Roman"/>
    </style:style>
    <style:style style:name="T12_56" style:family="text">
      <style:text-properties style:font-name="Times New Roman" style:font-name-asian="Times New Roman" style:font-name-complex="Times New Roman"/>
    </style:style>
    <style:style style:name="T12_57" style:family="text">
      <style:text-properties style:font-name="Times New Roman" style:font-name-asian="Times New Roman" style:font-name-complex="Times New Roman"/>
    </style:style>
    <style:style style:name="T12_58" style:family="text">
      <style:text-properties style:font-name="Times New Roman" style:font-name-asian="Times New Roman" style:font-name-complex="Times New Roman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style:font-name="Times New Roman" style:font-name-asian="Times New Roman" style:font-name-complex="Times New Roman"/>
    </style:style>
    <style:style style:name="T12_72" style:family="text">
      <style:text-properties style:font-name="Times New Roman" style:font-name-asian="Times New Roman" style:font-name-complex="Times New Roman"/>
    </style:style>
    <style:style style:name="T12_73" style:family="text">
      <style:text-properties style:font-name="Times New Roman" style:font-name-asian="Times New Roman" style:font-name-complex="Times New Roman"/>
    </style:style>
    <style:style style:name="T12_74" style:family="text">
      <style:text-properties style:font-name="Times New Roman" style:font-name-asian="Times New Roman" style:font-name-complex="Times New Roman"/>
    </style:style>
    <style:style style:name="T12_75" style:family="text">
      <style:text-properties style:font-name="Times New Roman" style:font-name-asian="Times New Roman" style:font-name-complex="Times New Roman"/>
    </style:style>
    <style:style style:name="T12_76" style:family="text">
      <style:text-properties style:font-name="Times New Roman" style:font-name-asian="Times New Roman" style:font-name-complex="Times New Roman"/>
    </style:style>
    <style:style style:name="T12_77" style:family="text">
      <style:text-properties style:font-name="Times New Roman" style:font-name-asian="Times New Roman" style:font-name-complex="Times New Roman"/>
    </style:style>
    <style:style style:name="T12_78" style:family="text">
      <style:text-properties style:font-name="Times New Roman" style:font-name-asian="Times New Roman" style:font-name-complex="Times New Roman"/>
    </style:style>
    <style:style style:name="T12_79" style:family="text">
      <style:text-properties style:font-name="Times New Roman" style:font-name-asian="Times New Roman" style:font-name-complex="Times New Roman"/>
    </style:style>
    <style:style style:name="T12_80" style:family="text">
      <style:text-properties style:font-name="Times New Roman" style:font-name-asian="Times New Roman" style:font-name-complex="Times New Roman"/>
    </style:style>
    <style:style style:name="T12_81" style:family="text">
      <style:text-properties style:font-name="Times New Roman" style:font-name-asian="Times New Roman" style:font-name-complex="Times New Roman"/>
    </style:style>
    <style:style style:name="T12_82" style:family="text">
      <style:text-properties style:font-name="Times New Roman" style:font-name-asian="Times New Roman" style:font-name-complex="Times New Roman"/>
    </style:style>
    <style:style style:name="T12_83" style:family="text">
      <style:text-properties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T12_92" style:family="text">
      <style:text-properties style:font-name="Times New Roman" style:font-name-asian="Times New Roman" style:font-name-complex="Times New Roman"/>
    </style:style>
    <style:style style:name="T12_93" style:family="text">
      <style:text-properties style:font-name="Times New Roman" style:font-name-asian="Times New Roman" style:font-name-complex="Times New Roman"/>
    </style:style>
    <style:style style:name="T12_94" style:family="text">
      <style:text-properties style:font-name="Times New Roman" style:font-name-asian="Times New Roman" style:font-name-complex="Times New Roman"/>
    </style:style>
    <style:style style:name="T12_95" style:family="text">
      <style:text-properties style:font-name="Times New Roman" style:font-name-asian="Times New Roman" style:font-name-complex="Times New Roman"/>
    </style:style>
    <style:style style:name="T12_96" style:family="text">
      <style:text-properties style:font-name="Times New Roman" style:font-name-asian="Times New Roman" style:font-name-complex="Times New Roman"/>
    </style:style>
    <style:style style:name="T12_97" style:family="text">
      <style:text-properties style:font-name="Times New Roman" style:font-name-asian="Times New Roman" style:font-name-complex="Times New Roman"/>
    </style:style>
    <style:style style:name="T12_98" style:family="text">
      <style:text-properties style:font-name="Times New Roman" style:font-name-asian="Times New Roman" style:font-name-complex="Times New Roman"/>
    </style:style>
    <style:style style:name="T12_99" style:family="text">
      <style:text-properties style:font-name="Times New Roman" style:font-name-asian="Times New Roman" style:font-name-complex="Times New Roman"/>
    </style:style>
    <style:style style:name="T12_100" style:family="text">
      <style:text-properties style:font-name="Times New Roman" style:font-name-asian="Times New Roman" style:font-name-complex="Times New Roman"/>
    </style:style>
    <style:style style:name="T12_101" style:family="text">
      <style:text-properties style:font-name="Times New Roman" style:font-name-asian="Times New Roman" style:font-name-complex="Times New Roman"/>
    </style:style>
    <style:style style:name="T12_102" style:family="text">
      <style:text-properties style:font-name="Times New Roman" style:font-name-asian="Times New Roman" style:font-name-complex="Times New Roman"/>
    </style:style>
    <style:style style:name="T12_103" style:family="text">
      <style:text-properties style:font-name="Times New Roman" style:font-name-asian="Times New Roman" style:font-name-complex="Times New Roman"/>
    </style:style>
    <style:style style:name="T12_104" style:family="text">
      <style:text-properties style:font-name="Times New Roman" style:font-name-asian="Times New Roman" style:font-name-complex="Times New Roman"/>
    </style:style>
    <style:style style:name="T12_105" style:family="text">
      <style:text-properties style:font-name="Times New Roman" style:font-name-asian="Times New Roman" style:font-name-complex="Times New Roman"/>
    </style:style>
    <style:style style:name="T12_106" style:family="text">
      <style:text-properties style:font-name="Times New Roman" style:font-name-asian="Times New Roman" style:font-name-complex="Times New Roman"/>
    </style:style>
    <style:style style:name="T12_107" style:family="text">
      <style:text-properties style:font-name="Times New Roman" style:font-name-asian="Times New Roman" style:font-name-complex="Times New Roman"/>
    </style:style>
    <style:style style:name="T12_108" style:family="text">
      <style:text-properties style:font-name="Times New Roman" style:font-name-asian="Times New Roman" style:font-name-complex="Times New Roman"/>
    </style:style>
    <style:style style:name="T12_109" style:family="text">
      <style:text-properties style:font-name="Times New Roman" style:font-name-asian="Times New Roman" style:font-name-complex="Times New Roman"/>
    </style:style>
    <style:style style:name="T12_110" style:family="text">
      <style:text-properties style:font-name="Times New Roman" style:font-name-asian="Times New Roman" style:font-name-complex="Times New Roman"/>
    </style:style>
    <style:style style:name="T12_111" style:family="text">
      <style:text-properties style:font-name="Times New Roman" style:font-name-asian="Times New Roman" style:font-name-complex="Times New Roman"/>
    </style:style>
    <style:style style:name="T12_112" style:family="text">
      <style:text-properties style:font-name="Times New Roman" style:font-name-asian="Times New Roman" style:font-name-complex="Times New Roman"/>
    </style:style>
    <style:style style:name="T12_113" style:family="text">
      <style:text-properties style:font-name="Times New Roman" style:font-name-asian="Times New Roman" style:font-name-complex="Times New Roman"/>
    </style:style>
    <style:style style:name="T12_114" style:family="text">
      <style:text-properties style:font-name="Times New Roman" style:font-name-asian="Times New Roman" style:font-name-complex="Times New Roman"/>
    </style:style>
    <style:style style:name="T12_115" style:family="text">
      <style:text-properties style:font-name="Times New Roman" style:font-name-asian="Times New Roman" style:font-name-complex="Times New Roman"/>
    </style:style>
    <style:style style:name="T12_116" style:family="text">
      <style:text-properties style:font-name="Times New Roman" style:font-name-asian="Times New Roman" style:font-name-complex="Times New Roman"/>
    </style:style>
    <style:style style:name="T12_117" style:family="text">
      <style:text-properties style:font-name="Times New Roman" style:font-name-asian="Times New Roman" style:font-name-complex="Times New Roman"/>
    </style:style>
    <style:style style:name="T12_118" style:family="text">
      <style:text-properties style:font-name="Times New Roman" style:font-name-asian="Times New Roman" style:font-name-complex="Times New Roman"/>
    </style:style>
    <style:style style:name="T12_119" style:family="text">
      <style:text-properties style:font-name="Times New Roman" style:font-name-asian="Times New Roman" style:font-name-complex="Times New Roman"/>
    </style:style>
    <style:style style:name="T12_120" style:family="text">
      <style:text-properties style:font-name="Times New Roman" style:font-name-asian="Times New Roman" style:font-name-complex="Times New Roman"/>
    </style:style>
    <style:style style:name="T12_121" style:family="text">
      <style:text-properties style:font-name="Times New Roman" style:font-name-asian="Times New Roman" style:font-name-complex="Times New Roman"/>
    </style:style>
    <style:style style:name="T12_122" style:family="text">
      <style:text-properties style:font-name="Times New Roman" style:font-name-asian="Times New Roman" style:font-name-complex="Times New Roman"/>
    </style:style>
    <style:style style:name="T12_123" style:family="text">
      <style:text-properties style:font-name="Times New Roman" style:font-name-asian="Times New Roman" style:font-name-complex="Times New Roman"/>
    </style:style>
    <style:style style:name="T12_124" style:family="text">
      <style:text-properties style:font-name="Times New Roman" style:font-name-asian="Times New Roman" style:font-name-complex="Times New Roman"/>
    </style:style>
    <style:style style:name="T12_125" style:family="text">
      <style:text-properties style:font-name="Times New Roman" style:font-name-asian="Times New Roman" style:font-name-complex="Times New Roman"/>
    </style:style>
    <style:style style:name="T12_126" style:family="text">
      <style:text-properties style:font-name="Times New Roman" style:font-name-asian="Times New Roman" style:font-name-complex="Times New Roman"/>
    </style:style>
    <style:style style:name="T12_127" style:family="text">
      <style:text-properties style:font-name="Times New Roman" style:font-name-asian="Times New Roman" style:font-name-complex="Times New Roman"/>
    </style:style>
    <style:style style:name="T12_128" style:family="text">
      <style:text-properties style:font-name="Times New Roman" style:font-name-asian="Times New Roman" style:font-name-complex="Times New Roman"/>
    </style:style>
    <style:style style:name="T12_129" style:family="text">
      <style:text-properties style:font-name="Times New Roman" style:font-name-asian="Times New Roman" style:font-name-complex="Times New Roman"/>
    </style:style>
    <style:style style:name="T12_130" style:family="text">
      <style:text-properties style:font-name="Times New Roman" style:font-name-asian="Times New Roman" style:font-name-complex="Times New Roman"/>
    </style:style>
    <style:style style:name="T12_131" style:family="text">
      <style:text-properties style:font-name="Times New Roman" style:font-name-asian="Times New Roman" style:font-name-complex="Times New Roman"/>
    </style:style>
    <style:style style:name="T12_132" style:family="text">
      <style:text-properties style:font-name="Times New Roman" style:font-name-asian="Times New Roman" style:font-name-complex="Times New Roman"/>
    </style:style>
    <style:style style:name="T12_133" style:family="text">
      <style:text-properties style:font-name="Times New Roman" style:font-name-asian="Times New Roman" style:font-name-complex="Times New Roman"/>
    </style:style>
    <style:style style:name="T12_134" style:family="text">
      <style:text-properties style:font-name="Times New Roman" style:font-name-asian="Times New Roman" style:font-name-complex="Times New Roman"/>
    </style:style>
    <style:style style:name="T12_135" style:family="text">
      <style:text-properties style:font-name="Times New Roman" style:font-name-asian="Times New Roman" style:font-name-complex="Times New Roman"/>
    </style:style>
    <style:style style:name="T12_136" style:family="text">
      <style:text-properties style:font-name="Times New Roman" style:font-name-asian="Times New Roman" style:font-name-complex="Times New Roman"/>
    </style:style>
    <style:style style:name="T12_137" style:family="text">
      <style:text-properties style:font-name="Times New Roman" style:font-name-asian="Times New Roman" style:font-name-complex="Times New Roman"/>
    </style:style>
    <style:style style:name="T12_138" style:family="text">
      <style:text-properties style:font-name="Times New Roman" style:font-name-asian="Times New Roman" style:font-name-complex="Times New Roman"/>
    </style:style>
    <style:style style:name="T12_139" style:family="text">
      <style:text-properties style:font-name="Times New Roman" style:font-name-asian="Times New Roman" style:font-name-complex="Times New Roman"/>
    </style:style>
    <style:style style:name="T12_140" style:family="text">
      <style:text-properties style:font-name="Times New Roman" style:font-name-asian="Times New Roman" style:font-name-complex="Times New Roman"/>
    </style:style>
    <style:style style:name="T12_141" style:family="text">
      <style:text-properties style:font-name="Times New Roman" style:font-name-asian="Times New Roman" style:font-name-complex="Times New Roman"/>
    </style:style>
    <style:style style:name="T12_142" style:family="text">
      <style:text-properties style:font-name="Times New Roman" style:font-name-asian="Times New Roman" style:font-name-complex="Times New Roman"/>
    </style:style>
    <style:style style:name="T12_143" style:family="text">
      <style:text-properties style:font-name="Times New Roman" style:font-name-asian="Times New Roman" style:font-name-complex="Times New Roman"/>
    </style:style>
    <style:style style:name="T12_144" style:family="text">
      <style:text-properties style:font-name="Times New Roman" style:font-name-asian="Times New Roman" style:font-name-complex="Times New Roman"/>
    </style:style>
    <style:style style:name="T12_145" style:family="text">
      <style:text-properties style:font-name="Times New Roman" style:font-name-asian="Times New Roman" style:font-name-complex="Times New Roman"/>
    </style:style>
    <style:style style:name="T12_146" style:family="text">
      <style:text-properties style:font-name="Times New Roman" style:font-name-asian="Times New Roman" style:font-name-complex="Times New Roman"/>
    </style:style>
    <style:style style:name="T12_147" style:family="text">
      <style:text-properties style:font-name="Times New Roman" style:font-name-asian="Times New Roman" style:font-name-complex="Times New Roman"/>
    </style:style>
    <style:style style:name="T12_148" style:family="text">
      <style:text-properties style:font-name="Times New Roman" style:font-name-asian="Times New Roman" style:font-name-complex="Times New Roman"/>
    </style:style>
    <style:style style:name="T12_149" style:family="text">
      <style:text-properties style:font-name="Times New Roman" style:font-name-asian="Times New Roman" style:font-name-complex="Times New Roman"/>
    </style:style>
    <style:style style:name="T12_150" style:family="text">
      <style:text-properties style:font-name="Times New Roman" style:font-name-asian="Times New Roman" style:font-name-complex="Times New Roman"/>
    </style:style>
    <style:style style:name="T12_151" style:family="text">
      <style:text-properties style:font-name="Times New Roman" style:font-name-asian="Times New Roman" style:font-name-complex="Times New Roman"/>
    </style:style>
    <style:style style:name="T12_152" style:family="text">
      <style:text-properties style:font-name="Times New Roman" style:font-name-asian="Times New Roman" style:font-name-complex="Times New Roman"/>
    </style:style>
    <style:style style:name="T12_153" style:family="text">
      <style:text-properties style:font-name="Times New Roman" style:font-name-asian="Times New Roman" style:font-name-complex="Times New Roman"/>
    </style:style>
    <style:style style:name="T12_154" style:family="text">
      <style:text-properties style:font-name="Times New Roman" style:font-name-asian="Times New Roman" style:font-name-complex="Times New Roman"/>
    </style:style>
    <style:style style:name="T12_155" style:family="text">
      <style:text-properties style:font-name="Times New Roman" style:font-name-asian="Times New Roman" style:font-name-complex="Times New Roman"/>
    </style:style>
    <style:style style:name="T12_156" style:family="text">
      <style:text-properties style:font-name="Times New Roman" style:font-name-asian="Times New Roman" style:font-name-complex="Times New Roman"/>
    </style:style>
    <style:style style:name="T12_157" style:family="text">
      <style:text-properties style:font-name="Times New Roman" style:font-name-asian="Times New Roman" style:font-name-complex="Times New Roman"/>
    </style:style>
    <style:style style:name="T12_158" style:family="text">
      <style:text-properties style:font-name="Times New Roman" style:font-name-asian="Times New Roman" style:font-name-complex="Times New Roman"/>
    </style:style>
    <style:style style:name="T12_159" style:family="text">
      <style:text-properties style:font-name="Times New Roman" style:font-name-asian="Times New Roman" style:font-name-complex="Times New Roman"/>
    </style:style>
    <style:style style:name="T12_160" style:family="text">
      <style:text-properties style:font-name="Times New Roman" style:font-name-asian="Times New Roman" style:font-name-complex="Times New Roman"/>
    </style:style>
    <style:style style:name="T12_161" style:family="text">
      <style:text-properties style:font-name="Times New Roman" style:font-name-asian="Times New Roman" style:font-name-complex="Times New Roman"/>
    </style:style>
    <style:style style:name="T12_162" style:family="text">
      <style:text-properties style:font-name="Times New Roman" style:font-name-asian="Times New Roman" style:font-name-complex="Times New Roman"/>
    </style:style>
    <style:style style:name="T12_163" style:family="text">
      <style:text-properties style:font-name="Times New Roman" style:font-name-asian="Times New Roman" style:font-name-complex="Times New Roman"/>
    </style:style>
    <style:style style:name="T12_164" style:family="text">
      <style:text-properties style:font-name="Times New Roman" style:font-name-asian="Times New Roman" style:font-name-complex="Times New Roman"/>
    </style:style>
    <style:style style:name="T12_165" style:family="text">
      <style:text-properties style:font-name="Times New Roman" style:font-name-asian="Times New Roman" style:font-name-complex="Times New Roman"/>
    </style:style>
    <style:style style:name="T12_166" style:family="text">
      <style:text-properties style:font-name="Times New Roman" style:font-name-asian="Times New Roman" style:font-name-complex="Times New Roman"/>
    </style:style>
    <style:style style:name="T12_167" style:family="text">
      <style:text-properties style:font-name="Times New Roman" style:font-name-asian="Times New Roman" style:font-name-complex="Times New Roman"/>
    </style:style>
    <style:style style:name="T12_168" style:family="text">
      <style:text-properties style:font-name="Times New Roman" style:font-name-asian="Times New Roman" style:font-name-complex="Times New Roman"/>
    </style:style>
    <style:style style:name="T12_169" style:family="text">
      <style:text-properties style:font-name="Times New Roman" style:font-name-asian="Times New Roman" style:font-name-complex="Times New Roman"/>
    </style:style>
    <style:style style:name="T12_170" style:family="text">
      <style:text-properties style:font-name="Times New Roman" style:font-name-asian="Times New Roman" style:font-name-complex="Times New Roman"/>
    </style:style>
    <style:style style:name="T12_171" style:family="text">
      <style:text-properties style:font-name="Times New Roman" style:font-name-asian="Times New Roman" style:font-name-complex="Times New Roman"/>
    </style:style>
    <style:style style:name="T12_172" style:family="text">
      <style:text-properties style:font-name="Times New Roman" style:font-name-asian="Times New Roman" style:font-name-complex="Times New Roman"/>
    </style:style>
    <style:style style:name="T12_173" style:family="text">
      <style:text-properties style:font-name="Times New Roman" style:font-name-asian="Times New Roman" style:font-name-complex="Times New Roman"/>
    </style:style>
    <style:style style:name="T12_174" style:family="text">
      <style:text-properties style:font-name="Times New Roman" style:font-name-asian="Times New Roman" style:font-name-complex="Times New Roman"/>
    </style:style>
    <style:style style:name="T12_175" style:family="text">
      <style:text-properties style:font-name="Times New Roman" style:font-name-asian="Times New Roman" style:font-name-complex="Times New Roman"/>
    </style:style>
    <style:style style:name="T12_176" style:family="text">
      <style:text-properties style:font-name="Times New Roman" style:font-name-asian="Times New Roman" style:font-name-complex="Times New Roman"/>
    </style:style>
    <style:style style:name="T12_177" style:family="text">
      <style:text-properties style:font-name="Times New Roman" style:font-name-asian="Times New Roman" style:font-name-complex="Times New Roman"/>
    </style:style>
    <style:style style:name="T12_178" style:family="text">
      <style:text-properties style:font-name="Times New Roman" style:font-name-asian="Times New Roman" style:font-name-complex="Times New Roman"/>
    </style:style>
    <style:style style:name="T12_179" style:family="text">
      <style:text-properties style:font-name="Times New Roman" style:font-name-asian="Times New Roman" style:font-name-complex="Times New Roman"/>
    </style:style>
    <style:style style:name="T12_180" style:family="text">
      <style:text-properties style:font-name="Times New Roman" style:font-name-asian="Times New Roman" style:font-name-complex="Times New Roman"/>
    </style:style>
    <style:style style:name="T12_181" style:family="text">
      <style:text-properties style:font-name="Times New Roman" style:font-name-asian="Times New Roman" style:font-name-complex="Times New Roman"/>
    </style:style>
    <style:style style:name="T12_182" style:family="text">
      <style:text-properties style:font-name="Times New Roman" style:font-name-asian="Times New Roman" style:font-name-complex="Times New Roman"/>
    </style:style>
    <style:style style:name="T12_183" style:family="text">
      <style:text-properties style:font-name="Times New Roman" style:font-name-asian="Times New Roman" style:font-name-complex="Times New Roman"/>
    </style:style>
    <style:style style:name="T12_184" style:family="text">
      <style:text-properties style:font-name="Times New Roman" style:font-name-asian="Times New Roman" style:font-name-complex="Times New Roman"/>
    </style:style>
    <style:style style:name="T12_185" style:family="text">
      <style:text-properties style:font-name="Times New Roman" style:font-name-asian="Times New Roman" style:font-name-complex="Times New Roman"/>
    </style:style>
    <style:style style:name="T12_186" style:family="text">
      <style:text-properties style:font-name="Times New Roman" style:font-name-asian="Times New Roman" style:font-name-complex="Times New Roman"/>
    </style:style>
    <style:style style:name="T12_187" style:family="text">
      <style:text-properties style:font-name="Times New Roman" style:font-name-asian="Times New Roman" style:font-name-complex="Times New Roman"/>
    </style:style>
    <style:style style:name="T12_188" style:family="text">
      <style:text-properties style:font-name="Times New Roman" style:font-name-asian="Times New Roman" style:font-name-complex="Times New Roman"/>
    </style:style>
    <style:style style:name="T12_189" style:family="text">
      <style:text-properties style:font-name="Times New Roman" style:font-name-asian="Times New Roman" style:font-name-complex="Times New Roman"/>
    </style:style>
    <style:style style:name="T12_190" style:family="text">
      <style:text-properties style:font-name="Times New Roman" style:font-name-asian="Times New Roman" style:font-name-complex="Times New Roman"/>
    </style:style>
    <style:style style:name="T12_191" style:family="text">
      <style:text-properties style:font-name="Times New Roman" style:font-name-asian="Times New Roman" style:font-name-complex="Times New Roman"/>
    </style:style>
    <style:style style:name="T12_192" style:family="text">
      <style:text-properties style:font-name="Times New Roman" style:font-name-asian="Times New Roman" style:font-name-complex="Times New Roman"/>
    </style:style>
    <style:style style:name="T12_193" style:family="text">
      <style:text-properties style:font-name="Times New Roman" style:font-name-asian="Times New Roman" style:font-name-complex="Times New Roman"/>
    </style:style>
    <style:style style:name="T12_194" style:family="text">
      <style:text-properties style:font-name="Times New Roman" style:font-name-asian="Times New Roman" style:font-name-complex="Times New Roman"/>
    </style:style>
    <style:style style:name="T12_195" style:family="text">
      <style:text-properties style:font-name="Times New Roman" style:font-name-asian="Times New Roman" style:font-name-complex="Times New Roman"/>
    </style:style>
    <style:style style:name="T12_196" style:family="text">
      <style:text-properties style:font-name="Times New Roman" style:font-name-asian="Times New Roman" style:font-name-complex="Times New Roman"/>
    </style:style>
    <style:style style:name="T12_197" style:family="text">
      <style:text-properties style:font-name="Times New Roman" style:font-name-asian="Times New Roman" style:font-name-complex="Times New Roman"/>
    </style:style>
    <style:style style:name="T12_198" style:family="text">
      <style:text-properties style:font-name="Times New Roman" style:font-name-asian="Times New Roman" style:font-name-complex="Times New Roman"/>
    </style:style>
    <style:style style:name="T12_199" style:family="text">
      <style:text-properties style:font-name="Times New Roman" style:font-name-asian="Times New Roman" style:font-name-complex="Times New Roman"/>
    </style:style>
    <style:style style:name="T12_200" style:family="text">
      <style:text-properties style:font-name="Times New Roman" style:font-name-asian="Times New Roman" style:font-name-complex="Times New Roman"/>
    </style:style>
    <style:style style:name="T12_201" style:family="text">
      <style:text-properties style:font-name="Times New Roman" style:font-name-asian="Times New Roman" style:font-name-complex="Times New Roman"/>
    </style:style>
    <style:style style:name="T12_202" style:family="text">
      <style:text-properties style:font-name="Times New Roman" style:font-name-asian="Times New Roman" style:font-name-complex="Times New Roman"/>
    </style:style>
    <style:style style:name="T12_203" style:family="text">
      <style:text-properties style:font-name="Times New Roman" style:font-name-asian="Times New Roman" style:font-name-complex="Times New Roman"/>
    </style:style>
    <style:style style:name="T12_204" style:family="text">
      <style:text-properties style:font-name="Times New Roman" style:font-name-asian="Times New Roman" style:font-name-complex="Times New Roman"/>
    </style:style>
    <style:style style:name="T12_205" style:family="text">
      <style:text-properties style:font-name="Times New Roman" style:font-name-asian="Times New Roman" style:font-name-complex="Times New Roman"/>
    </style:style>
    <style:style style:name="T12_206" style:family="text">
      <style:text-properties style:font-name="Times New Roman" style:font-name-asian="Times New Roman" style:font-name-complex="Times New Roman"/>
    </style:style>
    <style:style style:name="T12_207" style:family="text">
      <style:text-properties style:font-name="Times New Roman" style:font-name-asian="Times New Roman" style:font-name-complex="Times New Roman"/>
    </style:style>
    <style:style style:name="T12_208" style:family="text">
      <style:text-properties style:font-name="Times New Roman" style:font-name-asian="Times New Roman" style:font-name-complex="Times New Roman"/>
    </style:style>
    <style:style style:name="T12_209" style:family="text">
      <style:text-properties style:font-name="Times New Roman" style:font-name-asian="Times New Roman" style:font-name-complex="Times New Roman"/>
    </style:style>
    <style:style style:name="T12_210" style:family="text">
      <style:text-properties style:font-name="Times New Roman" style:font-name-asian="Times New Roman" style:font-name-complex="Times New Roman"/>
    </style:style>
    <style:style style:name="T12_211" style:family="text">
      <style:text-properties style:font-name="Times New Roman" style:font-name-asian="Times New Roman" style:font-name-complex="Times New Roman"/>
    </style:style>
    <style:style style:name="T12_212" style:family="text">
      <style:text-properties style:font-name="Times New Roman" style:font-name-asian="Times New Roman" style:font-name-complex="Times New Roman"/>
    </style:style>
    <style:style style:name="T12_213" style:family="text">
      <style:text-properties style:font-name="Times New Roman" style:font-name-asian="Times New Roman" style:font-name-complex="Times New Roman"/>
    </style:style>
    <style:style style:name="T12_214" style:family="text">
      <style:text-properties style:font-name="Times New Roman" style:font-name-asian="Times New Roman" style:font-name-complex="Times New Roman"/>
    </style:style>
    <style:style style:name="T12_215" style:family="text">
      <style:text-properties style:font-name="Times New Roman" style:font-name-asian="Times New Roman" style:font-name-complex="Times New Roman"/>
    </style:style>
    <style:style style:name="T12_216" style:family="text">
      <style:text-properties style:font-name="Times New Roman" style:font-name-asian="Times New Roman" style:font-name-complex="Times New Roman"/>
    </style:style>
    <style:style style:name="T12_217" style:family="text">
      <style:text-properties style:font-name="Times New Roman" style:font-name-asian="Times New Roman" style:font-name-complex="Times New Roman"/>
    </style:style>
    <style:style style:name="T12_218" style:family="text">
      <style:text-properties style:font-name="Times New Roman" style:font-name-asian="Times New Roman" style:font-name-complex="Times New Roman"/>
    </style:style>
    <style:style style:name="T12_219" style:family="text">
      <style:text-properties style:font-name="Times New Roman" style:font-name-asian="Times New Roman" style:font-name-complex="Times New Roman"/>
    </style:style>
    <style:style style:name="T12_220" style:family="text">
      <style:text-properties style:font-name="Times New Roman" style:font-name-asian="Times New Roman" style:font-name-complex="Times New Roman"/>
    </style:style>
    <style:style style:name="T12_221" style:family="text">
      <style:text-properties style:font-name="Times New Roman" style:font-name-asian="Times New Roman" style:font-name-complex="Times New Roman"/>
    </style:style>
    <style:style style:name="T12_222" style:family="text">
      <style:text-properties style:font-name="Times New Roman" style:font-name-asian="Times New Roman" style:font-name-complex="Times New Roman"/>
    </style:style>
    <style:style style:name="T12_223" style:family="text">
      <style:text-properties style:font-name="Times New Roman" style:font-name-asian="Times New Roman" style:font-name-complex="Times New Roman"/>
    </style:style>
    <style:style style:name="T12_224" style:family="text">
      <style:text-properties style:font-name="Times New Roman" style:font-name-asian="Times New Roman" style:font-name-complex="Times New Roman"/>
    </style:style>
    <style:style style:name="T12_225" style:family="text">
      <style:text-properties style:font-name="Times New Roman" style:font-name-asian="Times New Roman" style:font-name-complex="Times New Roman"/>
    </style:style>
    <style:style style:name="T12_226" style:family="text">
      <style:text-properties style:font-name="Times New Roman" style:font-name-asian="Times New Roman" style:font-name-complex="Times New Roman"/>
    </style:style>
    <style:style style:name="T12_227" style:family="text">
      <style:text-properties style:font-name="Times New Roman" style:font-name-asian="Times New Roman" style:font-name-complex="Times New Roman"/>
    </style:style>
    <style:style style:name="T12_228" style:family="text">
      <style:text-properties style:font-name="Times New Roman" style:font-name-asian="Times New Roman" style:font-name-complex="Times New Roman"/>
    </style:style>
    <style:style style:name="T12_229" style:family="text">
      <style:text-properties style:font-name="Times New Roman" style:font-name-asian="Times New Roman" style:font-name-complex="Times New Roman"/>
    </style:style>
    <style:style style:name="T12_230" style:family="text">
      <style:text-properties style:font-name="Times New Roman" style:font-name-asian="Times New Roman" style:font-name-complex="Times New Roman"/>
    </style:style>
    <style:style style:name="T12_231" style:family="text">
      <style:text-properties style:font-name="Times New Roman" style:font-name-asian="Times New Roman" style:font-name-complex="Times New Roman"/>
    </style:style>
    <style:style style:name="T12_232" style:family="text">
      <style:text-properties style:font-name="Times New Roman" style:font-name-asian="Times New Roman" style:font-name-complex="Times New Roman"/>
    </style:style>
    <style:style style:name="T12_233" style:family="text">
      <style:text-properties style:font-name="Times New Roman" style:font-name-asian="Times New Roman" style:font-name-complex="Times New Roman"/>
    </style:style>
    <style:style style:name="T12_234" style:family="text">
      <style:text-properties style:font-name="Times New Roman" style:font-name-asian="Times New Roman" style:font-name-complex="Times New Roman"/>
    </style:style>
    <style:style style:name="T12_235" style:family="text">
      <style:text-properties style:font-name="Times New Roman" style:font-name-asian="Times New Roman" style:font-name-complex="Times New Roman"/>
    </style:style>
    <style:style style:name="T12_236" style:family="text">
      <style:text-properties style:font-name="Times New Roman" style:font-name-asian="Times New Roman" style:font-name-complex="Times New Roman"/>
    </style:style>
    <style:style style:name="T12_237" style:family="text">
      <style:text-properties style:font-name="Times New Roman" style:font-name-asian="Times New Roman" style:font-name-complex="Times New Roman"/>
    </style:style>
    <style:style style:name="T12_238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6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break-before="auto" fo:line-height="16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T14_75" style:family="text">
      <style:text-properties style:font-name="Times New Roman" style:font-name-asian="Times New Roman" style:font-name-complex="Times New Roman"/>
    </style:style>
    <style:style style:name="T14_76" style:family="text">
      <style:text-properties style:font-name="Times New Roman" style:font-name-asian="Times New Roman" style:font-name-complex="Times New Roman"/>
    </style:style>
    <style:style style:name="T14_77" style:family="text">
      <style:text-properties style:font-name="Times New Roman" style:font-name-asian="Times New Roman" style:font-name-complex="Times New Roman"/>
    </style:style>
    <style:style style:name="T14_78" style:family="text">
      <style:text-properties style:font-name="Times New Roman" style:font-name-asian="Times New Roman" style:font-name-complex="Times New Roman"/>
    </style:style>
    <style:style style:name="T14_79" style:family="text">
      <style:text-properties style:font-name="Times New Roman" style:font-name-asian="Times New Roman" style:font-name-complex="Times New Roman"/>
    </style:style>
    <style:style style:name="T14_80" style:family="text">
      <style:text-properties style:font-name="Times New Roman" style:font-name-asian="Times New Roman" style:font-name-complex="Times New Roman"/>
    </style:style>
    <style:style style:name="T14_81" style:family="text">
      <style:text-properties style:font-name="Times New Roman" style:font-name-asian="Times New Roman" style:font-name-complex="Times New Roman"/>
    </style:style>
    <style:style style:name="T14_82" style:family="text">
      <style:text-properties style:font-name="Times New Roman" style:font-name-asian="Times New Roman" style:font-name-complex="Times New Roman"/>
    </style:style>
    <style:style style:name="T14_83" style:family="text">
      <style:text-properties style:font-name="Times New Roman" style:font-name-asian="Times New Roman" style:font-name-complex="Times New Roman"/>
    </style:style>
    <style:style style:name="T14_84" style:family="text">
      <style:text-properties style:font-name="Times New Roman" style:font-name-asian="Times New Roman" style:font-name-complex="Times New Roman"/>
    </style:style>
    <style:style style:name="T14_85" style:family="text">
      <style:text-properties style:font-name="Times New Roman" style:font-name-asian="Times New Roman" style:font-name-complex="Times New Roman"/>
    </style:style>
    <style:style style:name="T14_86" style:family="text">
      <style:text-properties style:font-name="Times New Roman" style:font-name-asian="Times New Roman" style:font-name-complex="Times New Roman"/>
    </style:style>
    <style:style style:name="T14_87" style:family="text">
      <style:text-properties style:font-name="Times New Roman" style:font-name-asian="Times New Roman" style:font-name-complex="Times New Roman"/>
    </style:style>
    <style:style style:name="T14_88" style:family="text">
      <style:text-properties style:font-name="Times New Roman" style:font-name-asian="Times New Roman" style:font-name-complex="Times New Roman"/>
    </style:style>
    <style:style style:name="T14_89" style:family="text">
      <style:text-properties style:font-name="Times New Roman" style:font-name-asian="Times New Roman" style:font-name-complex="Times New Roman"/>
    </style:style>
    <style:style style:name="T14_90" style:family="text">
      <style:text-properties style:font-name="Times New Roman" style:font-name-asian="Times New Roman" style:font-name-complex="Times New Roman"/>
    </style:style>
    <style:style style:name="T14_91" style:family="text">
      <style:text-properties style:font-name="Times New Roman" style:font-name-asian="Times New Roman" style:font-name-complex="Times New Roman"/>
    </style:style>
    <style:style style:name="T14_92" style:family="text">
      <style:text-properties style:font-name="Times New Roman" style:font-name-asian="Times New Roman" style:font-name-complex="Times New Roman"/>
    </style:style>
    <style:style style:name="T14_93" style:family="text">
      <style:text-properties style:font-name="Times New Roman" style:font-name-asian="Times New Roman" style:font-name-complex="Times New Roman"/>
    </style:style>
    <style:style style:name="T14_94" style:family="text">
      <style:text-properties style:font-name="Times New Roman" style:font-name-asian="Times New Roman" style:font-name-complex="Times New Roman"/>
    </style:style>
    <style:style style:name="T14_95" style:family="text">
      <style:text-properties style:font-name="Times New Roman" style:font-name-asian="Times New Roman" style:font-name-complex="Times New Roman"/>
    </style:style>
    <style:style style:name="T14_96" style:family="text">
      <style:text-properties style:font-name="Times New Roman" style:font-name-asian="Times New Roman" style:font-name-complex="Times New Roman"/>
    </style:style>
    <style:style style:name="T14_97" style:family="text">
      <style:text-properties style:font-name="Times New Roman" style:font-name-asian="Times New Roman" style:font-name-complex="Times New Roman"/>
    </style:style>
    <style:style style:name="T14_98" style:family="text">
      <style:text-properties style:font-name="Times New Roman" style:font-name-asian="Times New Roman" style:font-name-complex="Times New Roman"/>
    </style:style>
    <style:style style:name="T14_99" style:family="text">
      <style:text-properties style:font-name="Times New Roman" style:font-name-asian="Times New Roman" style:font-name-complex="Times New Roman"/>
    </style:style>
    <style:style style:name="T14_100" style:family="text">
      <style:text-properties style:font-name="Times New Roman" style:font-name-asian="Times New Roman" style:font-name-complex="Times New Roman"/>
    </style:style>
    <style:style style:name="T14_101" style:family="text">
      <style:text-properties style:font-name="Times New Roman" style:font-name-asian="Times New Roman" style:font-name-complex="Times New Roman"/>
    </style:style>
    <style:style style:name="T14_102" style:family="text">
      <style:text-properties style:font-name="Times New Roman" style:font-name-asian="Times New Roman" style:font-name-complex="Times New Roman"/>
    </style:style>
    <style:style style:name="T14_103" style:family="text">
      <style:text-properties style:font-name="Times New Roman" style:font-name-asian="Times New Roman" style:font-name-complex="Times New Roman"/>
    </style:style>
    <style:style style:name="T14_104" style:family="text">
      <style:text-properties style:font-name="Times New Roman" style:font-name-asian="Times New Roman" style:font-name-complex="Times New Roman"/>
    </style:style>
    <style:style style:name="T14_105" style:family="text">
      <style:text-properties style:font-name="Times New Roman" style:font-name-asian="Times New Roman" style:font-name-complex="Times New Roman"/>
    </style:style>
    <style:style style:name="T14_106" style:family="text">
      <style:text-properties style:font-name="Times New Roman" style:font-name-asian="Times New Roman" style:font-name-complex="Times New Roman"/>
    </style:style>
    <style:style style:name="T14_107" style:family="text">
      <style:text-properties style:font-name="Times New Roman" style:font-name-asian="Times New Roman" style:font-name-complex="Times New Roman"/>
    </style:style>
    <style:style style:name="T14_108" style:family="text">
      <style:text-properties style:font-name="Times New Roman" style:font-name-asian="Times New Roman" style:font-name-complex="Times New Roman"/>
    </style:style>
    <style:style style:name="T14_109" style:family="text">
      <style:text-properties style:font-name="Times New Roman" style:font-name-asian="Times New Roman" style:font-name-complex="Times New Roman"/>
    </style:style>
    <style:style style:name="T14_110" style:family="text">
      <style:text-properties style:font-name="Times New Roman" style:font-name-asian="Times New Roman" style:font-name-complex="Times New Roman"/>
    </style:style>
    <style:style style:name="T14_111" style:family="text">
      <style:text-properties style:font-name="Times New Roman" style:font-name-asian="Times New Roman" style:font-name-complex="Times New Roman"/>
    </style:style>
    <style:style style:name="T14_112" style:family="text">
      <style:text-properties style:font-name="Times New Roman" style:font-name-asian="Times New Roman" style:font-name-complex="Times New Roman"/>
    </style:style>
    <style:style style:name="T14_113" style:family="text">
      <style:text-properties style:font-name="Times New Roman" style:font-name-asian="Times New Roman" style:font-name-complex="Times New Roman"/>
    </style:style>
    <style:style style:name="T14_114" style:family="text">
      <style:text-properties style:font-name="Times New Roman" style:font-name-asian="Times New Roman" style:font-name-complex="Times New Roman"/>
    </style:style>
    <style:style style:name="T14_115" style:family="text">
      <style:text-properties style:font-name="Times New Roman" style:font-name-asian="Times New Roman" style:font-name-complex="Times New Roman"/>
    </style:style>
    <style:style style:name="T14_116" style:family="text">
      <style:text-properties style:font-name="Times New Roman" style:font-name-asian="Times New Roman" style:font-name-complex="Times New Roman"/>
    </style:style>
    <style:style style:name="T14_117" style:family="text">
      <style:text-properties style:font-name="Times New Roman" style:font-name-asian="Times New Roman" style:font-name-complex="Times New Roman"/>
    </style:style>
    <style:style style:name="T14_118" style:family="text">
      <style:text-properties style:font-name="Times New Roman" style:font-name-asian="Times New Roman" style:font-name-complex="Times New Roman"/>
    </style:style>
    <style:style style:name="T14_119" style:family="text">
      <style:text-properties style:font-name="Times New Roman" style:font-name-asian="Times New Roman" style:font-name-complex="Times New Roman"/>
    </style:style>
    <style:style style:name="T14_120" style:family="text">
      <style:text-properties style:font-name="Times New Roman" style:font-name-asian="Times New Roman" style:font-name-complex="Times New Roman"/>
    </style:style>
    <style:style style:name="T14_121" style:family="text">
      <style:text-properties style:font-name="Times New Roman" style:font-name-asian="Times New Roman" style:font-name-complex="Times New Roman"/>
    </style:style>
    <style:style style:name="T14_122" style:family="text">
      <style:text-properties style:font-name="Times New Roman" style:font-name-asian="Times New Roman" style:font-name-complex="Times New Roman"/>
    </style:style>
    <style:style style:name="T14_123" style:family="text">
      <style:text-properties style:font-name="Times New Roman" style:font-name-asian="Times New Roman" style:font-name-complex="Times New Roman"/>
    </style:style>
    <style:style style:name="T14_124" style:family="text">
      <style:text-properties style:font-name="Times New Roman" style:font-name-asian="Times New Roman" style:font-name-complex="Times New Roman"/>
    </style:style>
    <style:style style:name="T14_125" style:family="text">
      <style:text-properties style:font-name="Times New Roman" style:font-name-asian="Times New Roman" style:font-name-complex="Times New Roman"/>
    </style:style>
    <style:style style:name="T14_126" style:family="text">
      <style:text-properties style:font-name="Times New Roman" style:font-name-asian="Times New Roman" style:font-name-complex="Times New Roman"/>
    </style:style>
    <style:style style:name="T14_127" style:family="text">
      <style:text-properties style:font-name="Times New Roman" style:font-name-asian="Times New Roman" style:font-name-complex="Times New Roman"/>
    </style:style>
    <style:style style:name="T14_128" style:family="text">
      <style:text-properties style:font-name="Times New Roman" style:font-name-asian="Times New Roman" style:font-name-complex="Times New Roman"/>
    </style:style>
    <style:style style:name="T14_129" style:family="text">
      <style:text-properties style:font-name="Times New Roman" style:font-name-asian="Times New Roman" style:font-name-complex="Times New Roman"/>
    </style:style>
    <style:style style:name="T14_130" style:family="text">
      <style:text-properties style:font-name="Times New Roman" style:font-name-asian="Times New Roman" style:font-name-complex="Times New Roman"/>
    </style:style>
    <style:style style:name="T14_131" style:family="text">
      <style:text-properties style:font-name="Times New Roman" style:font-name-asian="Times New Roman" style:font-name-complex="Times New Roman"/>
    </style:style>
    <style:style style:name="T14_132" style:family="text">
      <style:text-properties style:font-name="Times New Roman" style:font-name-asian="Times New Roman" style:font-name-complex="Times New Roman"/>
    </style:style>
    <style:style style:name="T14_133" style:family="text">
      <style:text-properties style:font-name="Times New Roman" style:font-name-asian="Times New Roman" style:font-name-complex="Times New Roman"/>
    </style:style>
    <style:style style:name="T14_134" style:family="text">
      <style:text-properties style:font-name="Times New Roman" style:font-name-asian="Times New Roman" style:font-name-complex="Times New Roman"/>
    </style:style>
    <style:style style:name="T14_135" style:family="text">
      <style:text-properties style:font-name="Times New Roman" style:font-name-asian="Times New Roman" style:font-name-complex="Times New Roman"/>
    </style:style>
    <style:style style:name="T14_136" style:family="text">
      <style:text-properties style:font-name="Times New Roman" style:font-name-asian="Times New Roman" style:font-name-complex="Times New Roman"/>
    </style:style>
    <style:style style:name="T14_137" style:family="text">
      <style:text-properties style:font-name="Times New Roman" style:font-name-asian="Times New Roman" style:font-name-complex="Times New Roman"/>
    </style:style>
    <style:style style:name="T14_138" style:family="text">
      <style:text-properties style:font-name="Times New Roman" style:font-name-asian="Times New Roman" style:font-name-complex="Times New Roman"/>
    </style:style>
    <style:style style:name="T14_139" style:family="text">
      <style:text-properties style:font-name="Times New Roman" style:font-name-asian="Times New Roman" style:font-name-complex="Times New Roman"/>
    </style:style>
    <style:style style:name="T14_140" style:family="text">
      <style:text-properties style:font-name="Times New Roman" style:font-name-asian="Times New Roman" style:font-name-complex="Times New Roman"/>
    </style:style>
    <style:style style:name="T14_141" style:family="text">
      <style:text-properties style:font-name="Times New Roman" style:font-name-asian="Times New Roman" style:font-name-complex="Times New Roman"/>
    </style:style>
    <style:style style:name="T14_142" style:family="text">
      <style:text-properties style:font-name="Times New Roman" style:font-name-asian="Times New Roman" style:font-name-complex="Times New Roman"/>
    </style:style>
    <style:style style:name="T14_143" style:family="text">
      <style:text-properties style:font-name="Times New Roman" style:font-name-asian="Times New Roman" style:font-name-complex="Times New Roman"/>
    </style:style>
    <style:style style:name="T14_144" style:family="text">
      <style:text-properties style:font-name="Times New Roman" style:font-name-asian="Times New Roman" style:font-name-complex="Times New Roman"/>
    </style:style>
    <style:style style:name="T14_145" style:family="text">
      <style:text-properties style:font-name="Times New Roman" style:font-name-asian="Times New Roman" style:font-name-complex="Times New Roman"/>
    </style:style>
    <style:style style:name="T14_146" style:family="text">
      <style:text-properties style:font-name="Times New Roman" style:font-name-asian="Times New Roman" style:font-name-complex="Times New Roman"/>
    </style:style>
    <style:style style:name="T14_147" style:family="text">
      <style:text-properties style:font-name="Times New Roman" style:font-name-asian="Times New Roman" style:font-name-complex="Times New Roman"/>
    </style:style>
    <style:style style:name="T14_148" style:family="text">
      <style:text-properties style:font-name="Times New Roman" style:font-name-asian="Times New Roman" style:font-name-complex="Times New Roman"/>
    </style:style>
    <style:style style:name="T14_149" style:family="text">
      <style:text-properties style:font-name="Times New Roman" style:font-name-asian="Times New Roman" style:font-name-complex="Times New Roman"/>
    </style:style>
    <style:style style:name="T14_150" style:family="text">
      <style:text-properties style:font-name="Times New Roman" style:font-name-asian="Times New Roman" style:font-name-complex="Times New Roman"/>
    </style:style>
    <style:style style:name="T14_151" style:family="text">
      <style:text-properties style:font-name="Times New Roman" style:font-name-asian="Times New Roman" style:font-name-complex="Times New Roman"/>
    </style:style>
    <style:style style:name="T14_152" style:family="text">
      <style:text-properties style:font-name="Times New Roman" style:font-name-asian="Times New Roman" style:font-name-complex="Times New Roman"/>
    </style:style>
    <style:style style:name="T14_153" style:family="text">
      <style:text-properties style:font-name="Times New Roman" style:font-name-asian="Times New Roman" style:font-name-complex="Times New Roman"/>
    </style:style>
    <style:style style:name="T14_154" style:family="text">
      <style:text-properties style:font-name="Times New Roman" style:font-name-asian="Times New Roman" style:font-name-complex="Times New Roman"/>
    </style:style>
    <style:style style:name="T14_155" style:family="text">
      <style:text-properties style:font-name="Times New Roman" style:font-name-asian="Times New Roman" style:font-name-complex="Times New Roman"/>
    </style:style>
    <style:style style:name="T14_156" style:family="text">
      <style:text-properties style:font-name="Times New Roman" style:font-name-asian="Times New Roman" style:font-name-complex="Times New Roman"/>
    </style:style>
    <style:style style:name="T14_157" style:family="text">
      <style:text-properties style:font-name="Times New Roman" style:font-name-asian="Times New Roman" style:font-name-complex="Times New Roman"/>
    </style:style>
    <style:style style:name="T14_158" style:family="text">
      <style:text-properties style:font-name="Times New Roman" style:font-name-asian="Times New Roman" style:font-name-complex="Times New Roman"/>
    </style:style>
    <style:style style:name="T14_159" style:family="text">
      <style:text-properties style:font-name="Times New Roman" style:font-name-asian="Times New Roman" style:font-name-complex="Times New Roman"/>
    </style:style>
    <style:style style:name="T14_160" style:family="text">
      <style:text-properties style:font-name="Times New Roman" style:font-name-asian="Times New Roman" style:font-name-complex="Times New Roman"/>
    </style:style>
    <style:style style:name="T14_161" style:family="text">
      <style:text-properties style:font-name="Times New Roman" style:font-name-asian="Times New Roman" style:font-name-complex="Times New Roman"/>
    </style:style>
    <style:style style:name="T14_162" style:family="text">
      <style:text-properties style:font-name="Times New Roman" style:font-name-asian="Times New Roman" style:font-name-complex="Times New Roman"/>
    </style:style>
    <style:style style:name="T14_163" style:family="text">
      <style:text-properties style:font-name="Times New Roman" style:font-name-asian="Times New Roman" style:font-name-complex="Times New Roman"/>
    </style:style>
    <style:style style:name="T14_164" style:family="text">
      <style:text-properties style:font-name="Times New Roman" style:font-name-asian="Times New Roman" style:font-name-complex="Times New Roman"/>
    </style:style>
    <style:style style:name="T14_165" style:family="text">
      <style:text-properties style:font-name="Times New Roman" style:font-name-asian="Times New Roman" style:font-name-complex="Times New Roman"/>
    </style:style>
    <style:style style:name="T14_166" style:family="text">
      <style:text-properties style:font-name="Times New Roman" style:font-name-asian="Times New Roman" style:font-name-complex="Times New Roman"/>
    </style:style>
    <style:style style:name="T14_167" style:family="text">
      <style:text-properties style:font-name="Times New Roman" style:font-name-asian="Times New Roman" style:font-name-complex="Times New Roman"/>
    </style:style>
    <style:style style:name="T14_168" style:family="text">
      <style:text-properties style:font-name="Times New Roman" style:font-name-asian="Times New Roman" style:font-name-complex="Times New Roman"/>
    </style:style>
    <style:style style:name="T14_169" style:family="text">
      <style:text-properties style:font-name="Times New Roman" style:font-name-asian="Times New Roman" style:font-name-complex="Times New Roman"/>
    </style:style>
    <style:style style:name="T14_170" style:family="text">
      <style:text-properties style:font-name="Times New Roman" style:font-name-asian="Times New Roman" style:font-name-complex="Times New Roman"/>
    </style:style>
    <style:style style:name="T14_171" style:family="text">
      <style:text-properties style:font-name="Times New Roman" style:font-name-asian="Times New Roman" style:font-name-complex="Times New Roman"/>
    </style:style>
    <style:style style:name="T14_172" style:family="text">
      <style:text-properties style:font-name="Times New Roman" style:font-name-asian="Times New Roman" style:font-name-complex="Times New Roman"/>
    </style:style>
    <style:style style:name="T14_173" style:family="text">
      <style:text-properties style:font-name="Times New Roman" style:font-name-asian="Times New Roman" style:font-name-complex="Times New Roman"/>
    </style:style>
    <style:style style:name="T14_174" style:family="text">
      <style:text-properties style:font-name="Times New Roman" style:font-name-asian="Times New Roman" style:font-name-complex="Times New Roman"/>
    </style:style>
    <style:style style:name="T14_175" style:family="text">
      <style:text-properties style:font-name="Times New Roman" style:font-name-asian="Times New Roman" style:font-name-complex="Times New Roman"/>
    </style:style>
    <style:style style:name="T14_176" style:family="text">
      <style:text-properties style:font-name="Times New Roman" style:font-name-asian="Times New Roman" style:font-name-complex="Times New Roman"/>
    </style:style>
    <style:style style:name="T14_177" style:family="text">
      <style:text-properties style:font-name="Times New Roman" style:font-name-asian="Times New Roman" style:font-name-complex="Times New Roman"/>
    </style:style>
    <style:style style:name="T14_178" style:family="text">
      <style:text-properties style:font-name="Times New Roman" style:font-name-asian="Times New Roman" style:font-name-complex="Times New Roman"/>
    </style:style>
    <style:style style:name="T14_179" style:family="text">
      <style:text-properties style:font-name="Times New Roman" style:font-name-asian="Times New Roman" style:font-name-complex="Times New Roman"/>
    </style:style>
    <style:style style:name="T14_180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65%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6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6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/>
    <style:style style:name="T1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5" style:family="text"/>
    <style:style style:name="T1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7" style:family="text"/>
    <style:style style:name="T1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9" style:family="text"/>
    <style:style style:name="T1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1" style:family="text"/>
    <style:style style:name="T1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3" style:family="text"/>
    <style:style style:name="T1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5" style:family="text"/>
    <style:style style:name="T1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7" style:family="text"/>
    <style:style style:name="T1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9" style:family="text"/>
    <style:style style:name="T1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21" style:family="text"/>
    <style:style style:name="T1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23" style:family="text"/>
    <style:style style:name="T1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25" style:family="text"/>
    <style:style style:name="T17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27" style:family="text"/>
    <style:style style:name="T17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" style:family="paragraph" style:parent-style-name="Standard">
      <style:paragraph-properties fo:break-before="auto" fo:line-height="165%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/>
    <style:style style:name="T1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5" style:family="text"/>
    <style:style style:name="T1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7" style:family="text"/>
    <style:style style:name="T1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9" style:family="text"/>
    <style:style style:name="T1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1" style:family="text"/>
    <style:style style:name="T1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3" style:family="text"/>
    <style:style style:name="T1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5" style:family="text"/>
    <style:style style:name="T1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7" style:family="text"/>
    <style:style style:name="T1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9" style:family="text"/>
    <style:style style:name="T1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21" style:family="text"/>
    <style:style style:name="T1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23" style:family="text"/>
    <style:style style:name="T1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25" style:family="text"/>
    <style:style style:name="T1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27" style:family="text"/>
    <style:style style:name="T18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29" style:family="text"/>
    <style:style style:name="T18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1" style:family="text"/>
    <style:style style:name="T18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3" style:family="text"/>
    <style:style style:name="T18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5" style:family="text"/>
    <style:style style:name="T18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7" style:family="text"/>
    <style:style style:name="T18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9" style:family="paragraph" style:parent-style-name="Standard">
      <style:paragraph-properties fo:break-before="auto" fo:line-height="16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/>
    <style:style style:name="T1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5" style:family="text"/>
    <style:style style:name="T1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7" style:family="text"/>
    <style:style style:name="T1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9" style:family="text"/>
    <style:style style:name="T1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1" style:family="text"/>
    <style:style style:name="T1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3" style:family="text"/>
    <style:style style:name="T1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5" style:family="text"/>
    <style:style style:name="T1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7" style:family="text"/>
    <style:style style:name="T1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9" style:family="text"/>
    <style:style style:name="T1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1" style:family="text"/>
    <style:style style:name="T1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3" style:family="text"/>
    <style:style style:name="T1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5" style:family="text"/>
    <style:style style:name="T1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7" style:family="text"/>
    <style:style style:name="T19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9" style:family="text"/>
    <style:style style:name="T19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31" style:family="text"/>
    <style:style style:name="T19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33" style:family="text"/>
    <style:style style:name="T19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35" style:family="text"/>
    <style:style style:name="T19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37" style:family="text"/>
    <style:style style:name="T19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39" style:family="text"/>
    <style:style style:name="T19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41" style:family="text"/>
    <style:style style:name="T19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43" style:family="text"/>
    <style:style style:name="T19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45" style:family="text"/>
    <style:style style:name="T19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47" style:family="text"/>
    <style:style style:name="T19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49" style:family="text"/>
    <style:style style:name="T19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51" style:family="text"/>
    <style:style style:name="T19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53" style:family="text"/>
    <style:style style:name="T19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55" style:family="text"/>
    <style:style style:name="T19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line-height="165%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5" style:family="text"/>
    <style:style style:name="T2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7" style:family="text"/>
    <style:style style:name="T2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9" style:family="text"/>
    <style:style style:name="T2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1" style:family="text"/>
    <style:style style:name="T2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3" style:family="text"/>
    <style:style style:name="T20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5" style:family="text"/>
    <style:style style:name="T20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7" style:family="text"/>
    <style:style style:name="T20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9" style:family="text"/>
    <style:style style:name="T20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break-before="auto" fo:line-height="165%" style:writing-mode="lr-tb"/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The</text:span><text:span text:style-name="T1_2"><text:s/></text:span><text:span text:style-name="T1_3">Friendship</text:span><text:span text:style-name="T1_4"><text:s/></text:span><text:span text:style-name="T1_5">Virus</text:span></text:p>
      <text:p text:style-name="P2"><text:span text:style-name="T2_1">[</text:span><text:span text:style-name="T2_2">Adventure</text:span><text:span text:style-name="T2_3">][</text:span><text:span text:style-name="T2_4">Alternate</text:span><text:span text:style-name="T2_5"><text:s/></text:span><text:span text:style-name="T2_6">Universe</text:span><text:span text:style-name="T2_7">][</text:span><text:span text:style-name="T2_8">Human</text:span><text:span text:style-name="T2_9">][</text:span><text:span text:style-name="T2_10">Slice</text:span><text:span text:style-name="T2_11"><text:s/></text:span><text:span text:style-name="T2_12">of</text:span><text:span text:style-name="T2_13"><text:s/></text:span><text:span text:style-name="T2_14">Life</text:span><text:span text:style-name="T2_15">]</text:span></text:p>
      <text:p text:style-name="P3"><text:span text:style-name="T3_1">Autor</text:span><text:span text:style-name="T3_2">:<text:s/></text:span><text:span text:style-name="T3_3">Chatoyance</text:span></text:p>
      <text:p text:style-name="P4"><text:span text:style-name="T4_1">Link</text:span><text:span text:style-name="T4_2"><text:s/></text:span><text:span text:style-name="T4_3">do</text:span><text:span text:style-name="T4_4"><text:s/></text:span><text:span text:style-name="T4_5">fanfika</text:span><text:span text:style-name="T4_6">:</text:span><text:span text:style-name="T4_7"><text:a xlink:type="simple" xlink:href="http://www.fimfiction.net/story/14351/3/the-conversion-bureau-brand-new-universe/new-universe-three-the-friendship-virus"><text:span text:style-name="T4_8"><text:s/></text:span></text:a></text:span><text:span text:style-name="T4_9"><text:a xlink:type="simple" xlink:href="http://www.fimfiction.net/story/14351/3/the-conversion-bureau-brand-new-universe/new-universe-three-the-friendship-virus"><text:span text:style-name="T4_10">Tutaj</text:span></text:a></text:span></text:p>
      <text:p text:style-name="P5"/>
      <text:p text:style-name="P6"><text:span text:style-name="T6_1">“</text:span><text:span text:style-name="T6_2">The</text:span><text:span text:style-name="T6_3"><text:s/></text:span><text:span text:style-name="T6_4">Friendship</text:span><text:span text:style-name="T6_5"><text:s/></text:span><text:span text:style-name="T6_6">Virus</text:span><text:span text:style-name="T6_7">”<text:s/></text:span><text:span text:style-name="T6_8">jest</text:span><text:span text:style-name="T6_9"><text:s/></text:span><text:span text:style-name="T6_10">fanfikiem</text:span><text:span text:style-name="T6_11"><text:s/></text:span><text:span text:style-name="T6_12">luźno</text:span><text:span text:style-name="T6_13"><text:s/></text:span><text:span text:style-name="T6_14">nawiązującym</text:span><text:span text:style-name="T6_15"><text:s/></text:span><text:span text:style-name="T6_16">do</text:span><text:span text:style-name="T6_17"><text:s/></text:span><text:span text:style-name="T6_18">uniwersum</text:span><text:span text:style-name="T6_19"><text:s/></text:span><text:span text:style-name="T6_20">TCB</text:span><text:span text:style-name="T6_21">,<text:s/></text:span><text:span text:style-name="T6_22">jednak</text:span><text:span text:style-name="T6_23"><text:s/></text:span><text:span text:style-name="T6_24">dla</text:span><text:span text:style-name="T6_25"><text:s/></text:span><text:span text:style-name="T6_26">polskiego</text:span><text:span text:style-name="T6_27"><text:s/></text:span><text:span text:style-name="T6_28">czytelnika</text:span><text:span text:style-name="T6_29"><text:s/></text:span><text:span text:style-name="T6_30">bliższe</text:span><text:span text:style-name="T6_31"><text:s/></text:span><text:span text:style-name="T6_32">może</text:span><text:span text:style-name="T6_33"><text:s/></text:span><text:span text:style-name="T6_34">być</text:span><text:span text:style-name="T6_35"><text:s/></text:span><text:span text:style-name="T6_36">skojarzenie</text:span><text:span text:style-name="T6_37"><text:s/></text:span><text:span text:style-name="T6_38">z</text:span><text:span text:style-name="T6_39"><text:s/>“</text:span><text:span text:style-name="T6_40">Seksmisją</text:span><text:span text:style-name="T6_41">”<text:s/>–<text:s/></text:span><text:span text:style-name="T6_42">w</text:span><text:span text:style-name="T6_43"><text:s/></text:span><text:span text:style-name="T6_44">obydwu</text:span><text:span text:style-name="T6_45"><text:s/></text:span><text:span text:style-name="T6_46">dziełach</text:span><text:span text:style-name="T6_47"><text:s/></text:span><text:span text:style-name="T6_48">mamy</text:span><text:span text:style-name="T6_49"><text:s/></text:span><text:span text:style-name="T6_50">do</text:span><text:span text:style-name="T6_51"><text:s/></text:span><text:span text:style-name="T6_52">czynienia</text:span><text:span text:style-name="T6_53"><text:s/></text:span><text:span text:style-name="T6_54">z</text:span><text:span text:style-name="T6_55"><text:s/></text:span><text:span text:style-name="T6_56">niechęcią</text:span><text:span text:style-name="T6_57"><text:s/></text:span><text:span text:style-name="T6_58">do</text:span><text:span text:style-name="T6_59"><text:s/></text:span><text:span text:style-name="T6_60">płci</text:span><text:span text:style-name="T6_61"><text:s/></text:span><text:span text:style-name="T6_62">męskiej</text:span><text:span text:style-name="T6_63">,<text:s/></text:span><text:span text:style-name="T6_64">tylko</text:span><text:span text:style-name="T6_65"><text:s/></text:span><text:span text:style-name="T6_66">o</text:span><text:span text:style-name="T6_67"><text:s/></text:span><text:span text:style-name="T6_68">ile</text:span><text:span text:style-name="T6_69"><text:s/></text:span><text:span text:style-name="T6_70">w</text:span><text:span text:style-name="T6_71"><text:s/></text:span><text:span text:style-name="T6_72">polskiej</text:span><text:span text:style-name="T6_73"><text:s/></text:span><text:span text:style-name="T6_74">komedii</text:span><text:span text:style-name="T6_75"><text:s/></text:span><text:span text:style-name="T6_76">ta</text:span><text:span text:style-name="T6_77"><text:s/></text:span><text:span text:style-name="T6_78">niechęć</text:span><text:span text:style-name="T6_79"><text:s/></text:span><text:span text:style-name="T6_80">jest</text:span><text:span text:style-name="T6_81"><text:s/></text:span><text:span text:style-name="T6_82">cechą</text:span><text:span text:style-name="T6_83"><text:s/></text:span><text:span text:style-name="T6_84">bohaterek</text:span><text:span text:style-name="T6_85"><text:s/></text:span><text:span text:style-name="T6_86">filmu</text:span><text:span text:style-name="T6_87">,<text:s/></text:span><text:span text:style-name="T6_88">o</text:span><text:span text:style-name="T6_89"><text:s/></text:span><text:span text:style-name="T6_90">tyle</text:span><text:span text:style-name="T6_91"><text:s/></text:span><text:span text:style-name="T6_92">w</text:span><text:span text:style-name="T6_93"><text:s/></text:span><text:span text:style-name="T6_94">tym</text:span><text:span text:style-name="T6_95"><text:s/></text:span><text:span text:style-name="T6_96">fanfiku</text:span><text:span text:style-name="T6_97"><text:s/></text:span><text:span text:style-name="T6_98">mamy</text:span><text:span text:style-name="T6_99"><text:s/></text:span><text:span text:style-name="T6_100">najwyraźniej</text:span><text:span text:style-name="T6_101"><text:s/></text:span><text:span text:style-name="T6_102">do</text:span><text:span text:style-name="T6_103"><text:s/></text:span><text:span text:style-name="T6_104">czynienia</text:span><text:span text:style-name="T6_105"><text:s/></text:span><text:span text:style-name="T6_106">z</text:span><text:span text:style-name="T6_107"><text:s/></text:span><text:span text:style-name="T6_108">niechęcią</text:span><text:span text:style-name="T6_109"><text:s/></text:span><text:span text:style-name="T6_110">samej</text:span><text:span text:style-name="T6_111"><text:s/></text:span><text:span text:style-name="T6_112">autorki</text:span><text:span text:style-name="T6_113">.<text:s/></text:span><text:span text:style-name="T6_114">Fanfik</text:span><text:span text:style-name="T6_115"><text:s/></text:span><text:span text:style-name="T6_116">jest</text:span><text:span text:style-name="T6_117"><text:s/></text:span><text:span text:style-name="T6_118">szczególny</text:span><text:span text:style-name="T6_119"><text:s/></text:span><text:span text:style-name="T6_120">także</text:span><text:span text:style-name="T6_121"><text:s/></text:span><text:span text:style-name="T6_122">pod</text:span><text:span text:style-name="T6_123"><text:s/></text:span><text:span text:style-name="T6_124">paroma</text:span><text:span text:style-name="T6_125"><text:s/></text:span><text:span text:style-name="T6_126">innymi</text:span><text:span text:style-name="T6_127"><text:s/></text:span><text:span text:style-name="T6_128">względami</text:span><text:span text:style-name="T6_129">.</text:span></text:p>
      <text:p text:style-name="P7"><text:span text:style-name="T7_1">Akcja</text:span><text:span text:style-name="T7_2"><text:s/></text:span><text:span text:style-name="T7_3">opowiadania</text:span><text:span text:style-name="T7_4"><text:s/></text:span><text:span text:style-name="T7_5">toczy</text:span><text:span text:style-name="T7_6"><text:s/></text:span><text:span text:style-name="T7_7">się</text:span><text:span text:style-name="T7_8"><text:s/></text:span><text:span text:style-name="T7_9">w</text:span><text:span text:style-name="T7_10"><text:s/></text:span><text:span text:style-name="T7_11">uniwersum</text:span><text:span text:style-name="T7_12">,<text:s/></text:span><text:span text:style-name="T7_13">w</text:span><text:span text:style-name="T7_14"><text:s/></text:span><text:span text:style-name="T7_15">którym</text:span><text:span text:style-name="T7_16"><text:s/></text:span><text:span text:style-name="T7_17">na</text:span><text:span text:style-name="T7_18"><text:s/></text:span><text:span text:style-name="T7_19">skutek</text:span><text:span text:style-name="T7_20"><text:s/></text:span><text:span text:style-name="T7_21">działania</text:span><text:span text:style-name="T7_22"><text:s/></text:span><text:span text:style-name="T7_23">wirusa</text:span><text:span text:style-name="T7_24"><text:s/></text:span><text:span text:style-name="T7_25">zwanego</text:span><text:span text:style-name="T7_26"><text:s/>“</text:span><text:span text:style-name="T7_27">Pony</text:span><text:span text:style-name="T7_28"><text:s/></text:span><text:span text:style-name="T7_29">Virus</text:span><text:span text:style-name="T7_30">”<text:s/></text:span><text:span text:style-name="T7_31">świat</text:span><text:span text:style-name="T7_32"><text:s/></text:span><text:span text:style-name="T7_33">stał</text:span><text:span text:style-name="T7_34"><text:s/></text:span><text:span text:style-name="T7_35">się</text:span><text:span text:style-name="T7_36"><text:s/></text:span><text:span text:style-name="T7_37">pełny</text:span><text:span text:style-name="T7_38"><text:s/></text:span><text:span text:style-name="T7_39">łagodnych</text:span><text:span text:style-name="T7_40"><text:s/></text:span><text:span text:style-name="T7_41">i</text:span><text:span text:style-name="T7_42"><text:s/></text:span><text:span text:style-name="T7_43">przyjaznych</text:span><text:span text:style-name="T7_44"><text:s/></text:span><text:span text:style-name="T7_45">ludzi</text:span><text:span text:style-name="T7_46">,<text:s/></text:span><text:span text:style-name="T7_47">zniknęły</text:span><text:span text:style-name="T7_48"><text:s/></text:span><text:span text:style-name="T7_49">wojny</text:span><text:span text:style-name="T7_50">,<text:s/></text:span><text:span text:style-name="T7_51">przemoc</text:span><text:span text:style-name="T7_52"><text:s/></text:span><text:span text:style-name="T7_53">i</text:span><text:span text:style-name="T7_54"><text:s/></text:span><text:span text:style-name="T7_55">przestępczość</text:span><text:span text:style-name="T7_56">.<text:s/></text:span><text:span text:style-name="T7_57">A</text:span><text:span text:style-name="T7_58"><text:s/></text:span><text:span text:style-name="T7_59">wszystko</text:span><text:span text:style-name="T7_60"><text:s/></text:span><text:span text:style-name="T7_61">to</text:span><text:span text:style-name="T7_62"><text:s/></text:span><text:span text:style-name="T7_63">kosztem</text:span><text:span text:style-name="T7_64"><text:s/></text:span><text:span text:style-name="T7_65">jednego</text:span><text:span text:style-name="T7_66"><text:s/></text:span><text:span text:style-name="T7_67">małego</text:span><text:span text:style-name="T7_68"><text:s/></text:span><text:span text:style-name="T7_69">efektu</text:span><text:span text:style-name="T7_70"><text:s/></text:span><text:span text:style-name="T7_71">ubocznego</text:span><text:span text:style-name="T7_72">:<text:s/></text:span><text:span text:style-name="T7_73">mężczyźni</text:span><text:span text:style-name="T7_74"><text:s/></text:span><text:span text:style-name="T7_75">otrzymali</text:span><text:span text:style-name="T7_76"><text:s/></text:span><text:span text:style-name="T7_77">kobiece</text:span><text:span text:style-name="T7_78"><text:s/></text:span><text:span text:style-name="T7_79">cechy</text:span><text:span text:style-name="T7_80"><text:s/></text:span><text:span text:style-name="T7_81">płciowe</text:span><text:span text:style-name="T7_82">,<text:s/></text:span><text:span text:style-name="T7_83">takie</text:span><text:span text:style-name="T7_84"><text:s/></text:span><text:span text:style-name="T7_85">jak</text:span><text:span text:style-name="T7_86"><text:s/></text:span><text:span text:style-name="T7_87">biust</text:span><text:span text:style-name="T7_88"><text:s/></text:span><text:span text:style-name="T7_89">czy</text:span><text:span text:style-name="T7_90"><text:s/></text:span><text:span text:style-name="T7_91">specyficzne</text:span><text:span text:style-name="T7_92"><text:s/></text:span><text:span text:style-name="T7_93">dla</text:span><text:span text:style-name="T7_94"><text:s/></text:span><text:span text:style-name="T7_95">kobiet</text:span><text:span text:style-name="T7_96"><text:s/></text:span><text:span text:style-name="T7_97">owłosienie</text:span><text:span text:style-name="T7_98"><text:s/></text:span><text:span text:style-name="T7_99">ciała</text:span><text:span text:style-name="T7_100">,<text:s/></text:span><text:span text:style-name="T7_101">oraz</text:span><text:span text:style-name="T7_102"><text:s/></text:span><text:span text:style-name="T7_103">zaczęli</text:span><text:span text:style-name="T7_104"><text:s/></text:span><text:span text:style-name="T7_105">zachowywać</text:span><text:span text:style-name="T7_106"><text:s/></text:span><text:span text:style-name="T7_107">się</text:span><text:span text:style-name="T7_108"><text:s/></text:span><text:span text:style-name="T7_109">w</text:span><text:span text:style-name="T7_110"><text:s/></text:span><text:span text:style-name="T7_111">sposób</text:span><text:span text:style-name="T7_112">,<text:s/></text:span><text:span text:style-name="T7_113">który</text:span><text:span text:style-name="T7_114"><text:s/></text:span><text:span text:style-name="T7_115">autorka</text:span><text:span text:style-name="T7_116"><text:s/></text:span><text:span text:style-name="T7_117">uważa</text:span><text:span text:style-name="T7_118"><text:s/></text:span><text:span text:style-name="T7_119">za</text:span><text:span text:style-name="T7_120"><text:s/></text:span><text:span text:style-name="T7_121">typowy</text:span><text:span text:style-name="T7_122"><text:s/></text:span><text:span text:style-name="T7_123">dla</text:span><text:span text:style-name="T7_124"><text:s/></text:span><text:span text:style-name="T7_125">kobiet</text:span><text:span text:style-name="T7_126">,<text:s/></text:span><text:span text:style-name="T7_127">czego</text:span><text:span text:style-name="T7_128"><text:s/></text:span><text:span text:style-name="T7_129">objawami</text:span><text:span text:style-name="T7_130"><text:s/></text:span><text:span text:style-name="T7_131">są</text:span><text:span text:style-name="T7_132"><text:s/></text:span><text:span text:style-name="T7_133">przesadne</text:span><text:span text:style-name="T7_134"><text:s/></text:span><text:span text:style-name="T7_135">przywiązywanie</text:span><text:span text:style-name="T7_136"><text:s/></text:span><text:span text:style-name="T7_137">wagi</text:span><text:span text:style-name="T7_138"><text:s/></text:span><text:span text:style-name="T7_139">do</text:span><text:span text:style-name="T7_140"><text:s/></text:span><text:span text:style-name="T7_141">własnego</text:span><text:span text:style-name="T7_142"><text:s/></text:span><text:span text:style-name="T7_143">wyglądu</text:span><text:span text:style-name="T7_144">,<text:s/></text:span><text:span text:style-name="T7_145">uprzejmość</text:span><text:span text:style-name="T7_146"><text:s/></text:span><text:span text:style-name="T7_147">czy</text:span><text:span text:style-name="T7_148"><text:s/></text:span><text:span text:style-name="T7_149">brak</text:span><text:span text:style-name="T7_150"><text:s/></text:span><text:span text:style-name="T7_151">skłonności</text:span><text:span text:style-name="T7_152"><text:s/></text:span><text:span text:style-name="T7_153">do</text:span><text:span text:style-name="T7_154"><text:s/></text:span><text:span text:style-name="T7_155">agresji</text:span><text:span text:style-name="T7_156">.<text:s/></text:span></text:p>
      <text:p text:style-name="P8"><text:span text:style-name="T8_1">Warto</text:span><text:span text:style-name="T8_2"><text:s/></text:span><text:span text:style-name="T8_3">jeszcze</text:span><text:span text:style-name="T8_4"><text:s/></text:span><text:span text:style-name="T8_5">wspomnieć</text:span><text:span text:style-name="T8_6">,<text:s/></text:span><text:span text:style-name="T8_7">że</text:span><text:span text:style-name="T8_8"><text:s/></text:span><text:span text:style-name="T8_9">sam</text:span><text:span text:style-name="T8_10"><text:s/>“</text:span><text:span text:style-name="T8_11">Pony</text:span><text:span text:style-name="T8_12"><text:s/></text:span><text:span text:style-name="T8_13">Virus</text:span><text:span text:style-name="T8_14">”<text:s/></text:span><text:span text:style-name="T8_15">został</text:span><text:span text:style-name="T8_16"><text:s/></text:span><text:span text:style-name="T8_17">opracowany</text:span><text:span text:style-name="T8_18"><text:s/></text:span><text:span text:style-name="T8_19">w</text:span><text:span text:style-name="T8_20"><text:s/></text:span><text:span text:style-name="T8_21">przydomowym</text:span><text:span text:style-name="T8_22"><text:s/></text:span><text:span text:style-name="T8_23">laboratorium</text:span><text:span text:style-name="T8_24"><text:s/></text:span><text:span text:style-name="T8_25">przez</text:span><text:span text:style-name="T8_26"><text:s/></text:span><text:span text:style-name="T8_27">fana</text:span><text:span text:style-name="T8_28"><text:s/></text:span><text:span text:style-name="T8_29">serialu</text:span><text:span text:style-name="T8_30"><text:s/>“</text:span><text:span text:style-name="T8_31">Friendship</text:span><text:span text:style-name="T8_32"><text:s/></text:span><text:span text:style-name="T8_33">is</text:span><text:span text:style-name="T8_34"><text:s/></text:span><text:span text:style-name="T8_35">Magic</text:span><text:span text:style-name="T8_36">”,<text:s/></text:span><text:span text:style-name="T8_37">który</text:span><text:span text:style-name="T8_38"><text:s/></text:span><text:span text:style-name="T8_39">zapragnął</text:span><text:span text:style-name="T8_40">,<text:s/></text:span><text:span text:style-name="T8_41">aby</text:span><text:span text:style-name="T8_42"><text:s/></text:span><text:span text:style-name="T8_43">na</text:span><text:span text:style-name="T8_44"><text:s/></text:span><text:span text:style-name="T8_45">całym</text:span><text:span text:style-name="T8_46"><text:s/></text:span><text:span text:style-name="T8_47">świecie</text:span><text:span text:style-name="T8_48"><text:s/></text:span><text:span text:style-name="T8_49">zapanowała</text:span><text:span text:style-name="T8_50"><text:s/></text:span><text:span text:style-name="T8_51">tak</text:span><text:span text:style-name="T8_52"><text:s/></text:span><text:span text:style-name="T8_53">cukierkowa</text:span><text:span text:style-name="T8_54"><text:s/></text:span><text:span text:style-name="T8_55">atmosfera</text:span><text:span text:style-name="T8_56">,<text:s/></text:span><text:span text:style-name="T8_57">jak</text:span><text:span text:style-name="T8_58"><text:s/></text:span><text:span text:style-name="T8_59">w</text:span><text:span text:style-name="T8_60"><text:s/></text:span><text:span text:style-name="T8_61">kreskówce</text:span><text:span text:style-name="T8_62"><text:s/></text:span><text:span text:style-name="T8_63">o</text:span><text:span text:style-name="T8_64"><text:s/></text:span><text:span text:style-name="T8_65">kolorowych</text:span><text:span text:style-name="T8_66"><text:s/></text:span><text:span text:style-name="T8_67">konikach</text:span><text:span text:style-name="T8_68">.</text:span></text:p>
      <text:p text:style-name="P9"><text:span text:style-name="T9_1">Wszystkie</text:span><text:span text:style-name="T9_2"><text:s/></text:span><text:span text:style-name="T9_3">te</text:span><text:span text:style-name="T9_4"><text:s/></text:span><text:span text:style-name="T9_5">fakty</text:span><text:span text:style-name="T9_6"><text:s/></text:span><text:span text:style-name="T9_7">poznajemy</text:span><text:span text:style-name="T9_8">,<text:s/></text:span><text:span text:style-name="T9_9">śledząc</text:span><text:span text:style-name="T9_10"><text:s/></text:span><text:span text:style-name="T9_11">dialog</text:span><text:span text:style-name="T9_12"><text:s/></text:span><text:span text:style-name="T9_13">dojrzewającego</text:span><text:span text:style-name="T9_14"><text:s/></text:span><text:span text:style-name="T9_15">syna</text:span><text:span text:style-name="T9_16"><text:s/></text:span><text:span text:style-name="T9_17">z</text:span><text:span text:style-name="T9_18"><text:s/></text:span><text:span text:style-name="T9_19">ojcem</text:span><text:span text:style-name="T9_20">.<text:s/></text:span><text:span text:style-name="T9_21">Dylan</text:span><text:span text:style-name="T9_22">,<text:s/></text:span><text:span text:style-name="T9_23">bo</text:span><text:span text:style-name="T9_24"><text:s/></text:span><text:span text:style-name="T9_25">tak</text:span><text:span text:style-name="T9_26"><text:s/></text:span><text:span text:style-name="T9_27">ma</text:span><text:span text:style-name="T9_28"><text:s/></text:span><text:span text:style-name="T9_29">na</text:span><text:span text:style-name="T9_30"><text:s/></text:span><text:span text:style-name="T9_31">imię</text:span><text:span text:style-name="T9_32"><text:s/></text:span><text:span text:style-name="T9_33">młodszy</text:span><text:span text:style-name="T9_34"><text:s/></text:span><text:span text:style-name="T9_35">z</text:span><text:span text:style-name="T9_36"><text:s/></text:span><text:span text:style-name="T9_37">bohaterów</text:span><text:span text:style-name="T9_38">,<text:s/></text:span><text:span text:style-name="T9_39">ma</text:span><text:span text:style-name="T9_40"><text:s/></text:span><text:span text:style-name="T9_41">problem</text:span><text:span text:style-name="T9_42"><text:s/></text:span><text:span text:style-name="T9_43">z</text:span><text:span text:style-name="T9_44"><text:s/>–<text:s/></text:span><text:span text:style-name="T9_45">uwaga</text:span><text:span text:style-name="T9_46">,<text:s/></text:span><text:span text:style-name="T9_47">to</text:span><text:span text:style-name="T9_48"><text:s/></text:span><text:span text:style-name="T9_49">nie</text:span><text:span text:style-name="T9_50"><text:s/></text:span><text:span text:style-name="T9_51">żart</text:span><text:span text:style-name="T9_52"><text:s/>–<text:s/></text:span><text:span text:style-name="T9_53">bolącymi</text:span><text:span text:style-name="T9_54"><text:s/></text:span><text:span text:style-name="T9_55">sutkami</text:span><text:span text:style-name="T9_56">.<text:s/></text:span><text:span text:style-name="T9_57">Rozchodzi</text:span><text:span text:style-name="T9_58"><text:s/></text:span><text:span text:style-name="T9_59">się</text:span><text:span text:style-name="T9_60"><text:s/></text:span><text:span text:style-name="T9_61">o</text:span><text:span text:style-name="T9_62"><text:s/></text:span><text:span text:style-name="T9_63">to</text:span><text:span text:style-name="T9_64">,<text:s/></text:span><text:span text:style-name="T9_65">że</text:span><text:span text:style-name="T9_66"><text:s/></text:span><text:span text:style-name="T9_67">chłopakowi</text:span><text:span text:style-name="T9_68"><text:s/></text:span><text:span text:style-name="T9_69">rosną</text:span><text:span text:style-name="T9_70"><text:s/></text:span><text:span text:style-name="T9_71">piersi</text:span><text:span text:style-name="T9_72"><text:s/></text:span><text:span text:style-name="T9_73">i</text:span><text:span text:style-name="T9_74"><text:s/></text:span><text:span text:style-name="T9_75">najwyższy</text:span><text:span text:style-name="T9_76"><text:s/></text:span><text:span text:style-name="T9_77">czas</text:span><text:span text:style-name="T9_78">,<text:s/></text:span><text:span text:style-name="T9_79">aby</text:span><text:span text:style-name="T9_80"><text:s/></text:span><text:span text:style-name="T9_81">zaczął</text:span><text:span text:style-name="T9_82"><text:s/></text:span><text:span text:style-name="T9_83">nosić</text:span><text:span text:style-name="T9_84"><text:s/></text:span><text:span text:style-name="T9_85">biustonosz</text:span><text:span text:style-name="T9_86">.<text:s/></text:span><text:span text:style-name="T9_87">Ta</text:span><text:span text:style-name="T9_88"><text:s/></text:span><text:span text:style-name="T9_89">uświadamiająca</text:span><text:span text:style-name="T9_90"><text:s/></text:span><text:span text:style-name="T9_91">pogawędka</text:span><text:span text:style-name="T9_92"><text:s/></text:span><text:span text:style-name="T9_93">staje</text:span><text:span text:style-name="T9_94"><text:s/></text:span><text:span text:style-name="T9_95">się</text:span><text:span text:style-name="T9_96"><text:s/></text:span><text:span text:style-name="T9_97">pretekstem</text:span><text:span text:style-name="T9_98"><text:s/></text:span><text:span text:style-name="T9_99">do</text:span><text:span text:style-name="T9_100"><text:s/></text:span><text:span text:style-name="T9_101">rozmowy</text:span><text:span text:style-name="T9_102"><text:s/></text:span><text:span text:style-name="T9_103">o</text:span><text:span text:style-name="T9_104"><text:s/></text:span><text:span text:style-name="T9_105">przyczynach</text:span><text:span text:style-name="T9_106"><text:s/></text:span><text:span text:style-name="T9_107">takiego</text:span><text:span text:style-name="T9_108"><text:s/></text:span><text:span text:style-name="T9_109">upodobnienia</text:span><text:span text:style-name="T9_110"><text:s/></text:span><text:span text:style-name="T9_111">się</text:span><text:span text:style-name="T9_112"><text:s/></text:span><text:span text:style-name="T9_113">mężczyzn</text:span><text:span text:style-name="T9_114"><text:s/></text:span><text:span text:style-name="T9_115">do</text:span><text:span text:style-name="T9_116"><text:s/></text:span><text:span text:style-name="T9_117">kobiet</text:span><text:span text:style-name="T9_118"><text:s/></text:span><text:span text:style-name="T9_119">i</text:span><text:span text:style-name="T9_120"><text:s/></text:span><text:span text:style-name="T9_121">o</text:span><text:span text:style-name="T9_122"><text:s/></text:span><text:span text:style-name="T9_123">tym</text:span><text:span text:style-name="T9_124">,<text:s/></text:span><text:span text:style-name="T9_125">dlaczego</text:span><text:span text:style-name="T9_126"><text:s/></text:span><text:span text:style-name="T9_127">to</text:span><text:span text:style-name="T9_128"><text:s/></text:span><text:span text:style-name="T9_129">jest</text:span><text:span text:style-name="T9_130"><text:s/></text:span><text:span text:style-name="T9_131">dobre</text:span><text:span text:style-name="T9_132"><text:s/></text:span><text:span text:style-name="T9_133">dla</text:span><text:span text:style-name="T9_134"><text:s/></text:span><text:span text:style-name="T9_135">świata</text:span><text:span text:style-name="T9_136">.<text:s/></text:span><text:span text:style-name="T9_137">Przy</text:span><text:span text:style-name="T9_138"><text:s/></text:span><text:span text:style-name="T9_139">okazji</text:span><text:span text:style-name="T9_140"><text:s/></text:span><text:span text:style-name="T9_141">dowiadujemy</text:span><text:span text:style-name="T9_142"><text:s/></text:span><text:span text:style-name="T9_143">się</text:span><text:span text:style-name="T9_144">,<text:s/></text:span><text:span text:style-name="T9_145">że</text:span><text:span text:style-name="T9_146"><text:s/></text:span><text:span text:style-name="T9_147">mały</text:span><text:span text:style-name="T9_148"><text:s/></text:span><text:span text:style-name="T9_149">Dylan</text:span><text:span text:style-name="T9_150"><text:s/></text:span><text:span text:style-name="T9_151">wspólnie</text:span><text:span text:style-name="T9_152"><text:s/></text:span><text:span text:style-name="T9_153">z</text:span><text:span text:style-name="T9_154"><text:s/></text:span><text:span text:style-name="T9_155">siostrą</text:span><text:span text:style-name="T9_156"><text:s/></text:span><text:span text:style-name="T9_157">maluje</text:span><text:span text:style-name="T9_158"><text:s/></text:span><text:span text:style-name="T9_159">sobie</text:span><text:span text:style-name="T9_160"><text:s/></text:span><text:span text:style-name="T9_161">paznokcie</text:span><text:span text:style-name="T9_162">,<text:s/></text:span><text:span text:style-name="T9_163">a</text:span><text:span text:style-name="T9_164"><text:s/></text:span><text:span text:style-name="T9_165">kiedy</text:span><text:span text:style-name="T9_166"><text:s/></text:span><text:span text:style-name="T9_167">zbiera</text:span><text:span text:style-name="T9_168"><text:s/></text:span><text:span text:style-name="T9_169">mu</text:span><text:span text:style-name="T9_170"><text:s/></text:span><text:span text:style-name="T9_171">się</text:span><text:span text:style-name="T9_172"><text:s/></text:span><text:span text:style-name="T9_173">na</text:span><text:span text:style-name="T9_174"><text:s/></text:span><text:span text:style-name="T9_175">płacz</text:span><text:span text:style-name="T9_176">,<text:s/></text:span><text:span text:style-name="T9_177">istnieje</text:span><text:span text:style-name="T9_178"><text:s/></text:span><text:span text:style-name="T9_179">obawa</text:span><text:span text:style-name="T9_180">,<text:s/></text:span><text:span text:style-name="T9_181">że</text:span><text:span text:style-name="T9_182"><text:s/></text:span><text:span text:style-name="T9_183">rozmaże</text:span><text:span text:style-name="T9_184"><text:s/></text:span><text:span text:style-name="T9_185">mu</text:span><text:span text:style-name="T9_186"><text:s/></text:span><text:span text:style-name="T9_187">się</text:span><text:span text:style-name="T9_188"><text:s/></text:span><text:span text:style-name="T9_189">mascara</text:span><text:span text:style-name="T9_190">.<text:s/></text:span></text:p>
      <text:p text:style-name="P10"><text:span text:style-name="T10_1">Do</text:span><text:span text:style-name="T10_2"><text:s/></text:span><text:span text:style-name="T10_3">tego</text:span><text:span text:style-name="T10_4"><text:s/></text:span><text:span text:style-name="T10_5">momentu</text:span><text:span text:style-name="T10_6"><text:s/></text:span><text:span text:style-name="T10_7">nie</text:span><text:span text:style-name="T10_8"><text:s/></text:span><text:span text:style-name="T10_9">byłoby</text:span><text:span text:style-name="T10_10"><text:s/></text:span><text:span text:style-name="T10_11">jeszcze</text:span><text:span text:style-name="T10_12"><text:s/></text:span><text:span text:style-name="T10_13">tragicznie</text:span><text:span text:style-name="T10_14"><text:s/>(</text:span><text:span text:style-name="T10_15">tylko</text:span><text:span text:style-name="T10_16"><text:s/></text:span><text:span text:style-name="T10_17">komicznie</text:span><text:span text:style-name="T10_18">),<text:s/></text:span><text:span text:style-name="T10_19">niestety</text:span><text:span text:style-name="T10_20"><text:s/></text:span><text:span text:style-name="T10_21">jednak</text:span><text:span text:style-name="T10_22"><text:s/></text:span><text:span text:style-name="T10_23">autorka</text:span><text:span text:style-name="T10_24"><text:s/></text:span><text:span text:style-name="T10_25">postanawia</text:span><text:span text:style-name="T10_26"><text:s/></text:span><text:span text:style-name="T10_27">wyjaśnić</text:span><text:span text:style-name="T10_28"><text:s/></text:span><text:span text:style-name="T10_29">czytelnikom</text:span><text:span text:style-name="T10_30"><text:s/></text:span><text:span text:style-name="T10_31">biologiczne</text:span><text:span text:style-name="T10_32"><text:s/></text:span><text:span text:style-name="T10_33">podstawy</text:span><text:span text:style-name="T10_34"><text:s/></text:span><text:span text:style-name="T10_35">działania</text:span><text:span text:style-name="T10_36"><text:s/></text:span><text:span text:style-name="T10_37">kucykowego</text:span><text:span text:style-name="T10_38"><text:s/></text:span><text:span text:style-name="T10_39">wirusa</text:span><text:span text:style-name="T10_40">.<text:s/></text:span><text:span text:style-name="T10_41">Otóż</text:span><text:span text:style-name="T10_42"><text:s/></text:span><text:span text:style-name="T10_43">okazuje</text:span><text:span text:style-name="T10_44"><text:s/></text:span><text:span text:style-name="T10_45">się</text:span><text:span text:style-name="T10_46">,<text:s/></text:span><text:span text:style-name="T10_47">że</text:span><text:span text:style-name="T10_48"><text:s/></text:span><text:span text:style-name="T10_49">zmiany</text:span><text:span text:style-name="T10_50"><text:s/></text:span><text:span text:style-name="T10_51">w</text:span><text:span text:style-name="T10_52"><text:s/></text:span><text:span text:style-name="T10_53">zachowaniu</text:span><text:span text:style-name="T10_54"><text:s/></text:span><text:span text:style-name="T10_55">męskiej</text:span><text:span text:style-name="T10_56"><text:s/></text:span><text:span text:style-name="T10_57">części</text:span><text:span text:style-name="T10_58"><text:s/></text:span><text:span text:style-name="T10_59">populacji</text:span><text:span text:style-name="T10_60"><text:s/></text:span><text:span text:style-name="T10_61">spowodowane</text:span><text:span text:style-name="T10_62"><text:s/></text:span><text:span text:style-name="T10_63">są</text:span><text:span text:style-name="T10_64"><text:s/></text:span><text:span text:style-name="T10_65">podwyższonym</text:span><text:span text:style-name="T10_66"><text:s/></text:span><text:span text:style-name="T10_67">poziomem</text:span><text:span text:style-name="T10_68"><text:s/></text:span><text:span text:style-name="T10_69">oksytocyny</text:span><text:span text:style-name="T10_70"><text:s/></text:span><text:span text:style-name="T10_71">i</text:span><text:span text:style-name="T10_72"><text:s/></text:span><text:span text:style-name="T10_73">obniżonym</text:span><text:span text:style-name="T10_74"><text:s/></text:span><text:span text:style-name="T10_75">testosteronu</text:span><text:span text:style-name="T10_76">.<text:s/></text:span><text:span text:style-name="T10_77">Dalej</text:span><text:span text:style-name="T10_78"><text:s/></text:span><text:span text:style-name="T10_79">dowiadujemy</text:span><text:span text:style-name="T10_80"><text:s/></text:span><text:span text:style-name="T10_81">się</text:span><text:span text:style-name="T10_82">,<text:s/></text:span><text:span text:style-name="T10_83">że</text:span><text:span text:style-name="T10_84"><text:s/></text:span><text:span text:style-name="T10_85">mężczyźni</text:span><text:span text:style-name="T10_86"><text:s/></text:span><text:span text:style-name="T10_87">mają</text:span><text:span text:style-name="T10_88"><text:s/></text:span><text:span text:style-name="T10_89">naturalną</text:span><text:span text:style-name="T10_90"><text:s/></text:span><text:span text:style-name="T10_91">skłonność</text:span><text:span text:style-name="T10_92"><text:s/></text:span><text:span text:style-name="T10_93">do</text:span><text:span text:style-name="T10_94"><text:s/></text:span><text:span text:style-name="T10_95">agresji</text:span><text:span text:style-name="T10_96">,<text:s/></text:span><text:span text:style-name="T10_97">podczas</text:span><text:span text:style-name="T10_98"><text:s/></text:span><text:span text:style-name="T10_99">gdy</text:span><text:span text:style-name="T10_100"><text:s/></text:span><text:span text:style-name="T10_101">kobiety</text:span><text:span text:style-name="T10_102"><text:s/></text:span><text:span text:style-name="T10_103">wręcz</text:span><text:span text:style-name="T10_104"><text:s/></text:span><text:span text:style-name="T10_105">przeciwnie</text:span><text:span text:style-name="T10_106">.<text:s/></text:span><text:span text:style-name="T10_107">I</text:span><text:span text:style-name="T10_108"><text:s/></text:span><text:span text:style-name="T10_109">to</text:span><text:span text:style-name="T10_110"><text:s/></text:span><text:span text:style-name="T10_111">już</text:span><text:span text:style-name="T10_112"><text:s/></text:span><text:span text:style-name="T10_113">jest</text:span><text:span text:style-name="T10_114"><text:s/></text:span><text:span text:style-name="T10_115">za</text:span><text:span text:style-name="T10_116"><text:s/></text:span><text:span text:style-name="T10_117">dużo</text:span><text:span text:style-name="T10_118"><text:s/></text:span><text:span text:style-name="T10_119">jak</text:span><text:span text:style-name="T10_120"><text:s/></text:span><text:span text:style-name="T10_121">na</text:span><text:span text:style-name="T10_122"><text:s/></text:span><text:span text:style-name="T10_123">moją</text:span><text:span text:style-name="T10_124"><text:s/></text:span><text:span text:style-name="T10_125">zdolność</text:span><text:span text:style-name="T10_126"><text:s/></text:span><text:span text:style-name="T10_127">zawieszenia</text:span><text:span text:style-name="T10_128"><text:s/></text:span><text:span text:style-name="T10_129">niewiary</text:span><text:span text:style-name="T10_130">.<text:s/></text:span><text:span text:style-name="T10_131">Samą</text:span><text:span text:style-name="T10_132"><text:s/></text:span><text:span text:style-name="T10_133">oksytocynę</text:span><text:span text:style-name="T10_134"><text:s/></text:span><text:span text:style-name="T10_135">bym</text:span><text:span text:style-name="T10_136"><text:s/></text:span><text:span text:style-name="T10_137">jeszcze</text:span><text:span text:style-name="T10_138"><text:s/></text:span><text:span text:style-name="T10_139">zniósł</text:span><text:span text:style-name="T10_140"><text:s/>(</text:span><text:span text:style-name="T10_141">jest</text:span><text:span text:style-name="T10_142"><text:s/></text:span><text:span text:style-name="T10_143">to</text:span><text:span text:style-name="T10_144"><text:s/></text:span><text:span text:style-name="T10_145">hormon</text:span><text:span text:style-name="T10_146"><text:s/></text:span><text:span text:style-name="T10_147">wydzielający</text:span><text:span text:style-name="T10_148"><text:s/></text:span><text:span text:style-name="T10_149">się</text:span><text:span text:style-name="T10_150"><text:s/></text:span><text:span text:style-name="T10_151">między</text:span><text:span text:style-name="T10_152"><text:s/></text:span><text:span text:style-name="T10_153">innymi</text:span><text:span text:style-name="T10_154"><text:s/></text:span><text:span text:style-name="T10_155">podczas</text:span><text:span text:style-name="T10_156"><text:s/></text:span><text:span text:style-name="T10_157">ssania</text:span><text:span text:style-name="T10_158"><text:s/></text:span><text:span text:style-name="T10_159">piersi</text:span><text:span text:style-name="T10_160"><text:s/></text:span><text:span text:style-name="T10_161">i</text:span><text:span text:style-name="T10_162"><text:s/></text:span><text:span text:style-name="T10_163">napędzający</text:span><text:span text:style-name="T10_164"><text:s/></text:span><text:span text:style-name="T10_165">uległość</text:span><text:span text:style-name="T10_166">,<text:s/></text:span><text:span text:style-name="T10_167">ufność</text:span><text:span text:style-name="T10_168"><text:s/></text:span><text:span text:style-name="T10_169">czy</text:span><text:span text:style-name="T10_170"><text:s/></text:span><text:span text:style-name="T10_171">współpracę</text:span><text:span text:style-name="T10_172">),<text:s/></text:span><text:span text:style-name="T10_173">ale</text:span><text:span text:style-name="T10_174"><text:s/></text:span><text:span text:style-name="T10_175">wmawianie</text:span><text:span text:style-name="T10_176"><text:s/></text:span><text:span text:style-name="T10_177">czytelnikom</text:span><text:span text:style-name="T10_178">,<text:s/></text:span><text:span text:style-name="T10_179">że</text:span><text:span text:style-name="T10_180"><text:s/></text:span><text:span text:style-name="T10_181">skłonność</text:span><text:span text:style-name="T10_182"><text:s/></text:span><text:span text:style-name="T10_183">do</text:span><text:span text:style-name="T10_184"><text:s/></text:span><text:span text:style-name="T10_185">agresji</text:span><text:span text:style-name="T10_186"><text:s/></text:span><text:span text:style-name="T10_187">zależy</text:span><text:span text:style-name="T10_188"><text:s/></text:span><text:span text:style-name="T10_189">od</text:span><text:span text:style-name="T10_190"><text:s/></text:span><text:span text:style-name="T10_191">biologicznej</text:span><text:span text:style-name="T10_192"><text:s/></text:span><text:span text:style-name="T10_193">płci</text:span><text:span text:style-name="T10_194">,<text:s/></text:span><text:span text:style-name="T10_195">świadczy</text:span><text:span text:style-name="T10_196"><text:s/></text:span><text:span text:style-name="T10_197">o</text:span><text:span text:style-name="T10_198"><text:s/></text:span><text:span text:style-name="T10_199">tym</text:span><text:span text:style-name="T10_200">,<text:s/></text:span><text:span text:style-name="T10_201">że</text:span><text:span text:style-name="T10_202"><text:s/></text:span><text:span text:style-name="T10_203">autorka</text:span><text:span text:style-name="T10_204"><text:s/></text:span><text:span text:style-name="T10_205">nie</text:span><text:span text:style-name="T10_206"><text:s/></text:span><text:span text:style-name="T10_207">dokonała</text:span><text:span text:style-name="T10_208"><text:s/></text:span><text:span text:style-name="T10_209">podstawowego</text:span><text:span text:style-name="T10_210"><text:s/></text:span><text:span text:style-name="T10_211">rozeznania</text:span><text:span text:style-name="T10_212"><text:s/></text:span><text:span text:style-name="T10_213">w</text:span><text:span text:style-name="T10_214"><text:s/></text:span><text:span text:style-name="T10_215">temacie</text:span><text:span text:style-name="T10_216"><text:s/>(</text:span><text:span text:style-name="T10_217">serio</text:span><text:span text:style-name="T10_218">,<text:s/></text:span><text:span text:style-name="T10_219">jedno</text:span><text:span text:style-name="T10_220"><text:s/></text:span><text:span text:style-name="T10_221">zapytanie</text:span><text:span text:style-name="T10_222"><text:s/></text:span><text:span text:style-name="T10_223">w</text:span><text:span text:style-name="T10_224"><text:s/></text:span><text:span text:style-name="T10_225">Google</text:span><text:span text:style-name="T10_226">).</text:span></text:p>
      <text:p text:style-name="P11"><text:span text:style-name="T11_1">W</text:span><text:span text:style-name="T11_2"><text:s/></text:span><text:span text:style-name="T11_3">rzeczywistości</text:span><text:span text:style-name="T11_4">,<text:s/></text:span><text:span text:style-name="T11_5">o</text:span><text:span text:style-name="T11_6"><text:s/></text:span><text:span text:style-name="T11_7">ile</text:span><text:span text:style-name="T11_8"><text:s/></text:span><text:span text:style-name="T11_9">formy</text:span><text:span text:style-name="T11_10"><text:s/></text:span><text:span text:style-name="T11_11">agresji</text:span><text:span text:style-name="T11_12"><text:s/></text:span><text:span text:style-name="T11_13">u</text:span><text:span text:style-name="T11_14"><text:s/></text:span><text:span text:style-name="T11_15">kobiet</text:span><text:span text:style-name="T11_16"><text:s/></text:span><text:span text:style-name="T11_17">i</text:span><text:span text:style-name="T11_18"><text:s/></text:span><text:span text:style-name="T11_19">mężczyzn</text:span><text:span text:style-name="T11_20"><text:s/></text:span><text:span text:style-name="T11_21">różnią</text:span><text:span text:style-name="T11_22"><text:s/></text:span><text:span text:style-name="T11_23">się</text:span><text:span text:style-name="T11_24">,<text:s/></text:span><text:span text:style-name="T11_25">o</text:span><text:span text:style-name="T11_26"><text:s/></text:span><text:span text:style-name="T11_27">tyle</text:span><text:span text:style-name="T11_28"><text:s/></text:span><text:span text:style-name="T11_29">sama</text:span><text:span text:style-name="T11_30"><text:s/></text:span><text:span text:style-name="T11_31">skłonność</text:span><text:span text:style-name="T11_32"><text:s/></text:span><text:span text:style-name="T11_33">do</text:span><text:span text:style-name="T11_34"><text:s/></text:span><text:span text:style-name="T11_35">niej</text:span><text:span text:style-name="T11_36"><text:s/></text:span><text:span text:style-name="T11_37">nie</text:span><text:span text:style-name="T11_38"><text:s/></text:span><text:span text:style-name="T11_39">zależy</text:span><text:span text:style-name="T11_40"><text:s/></text:span><text:span text:style-name="T11_41">od</text:span><text:span text:style-name="T11_42"><text:s/></text:span><text:span text:style-name="T11_43">płci</text:span><text:span text:style-name="T11_44">,<text:s/></text:span><text:span text:style-name="T11_45">a</text:span><text:span text:style-name="T11_46"><text:s/></text:span><text:span text:style-name="T11_47">wpływają</text:span><text:span text:style-name="T11_48"><text:s/></text:span><text:span text:style-name="T11_49">na</text:span><text:span text:style-name="T11_50"><text:s/></text:span><text:span text:style-name="T11_51">nią</text:span><text:span text:style-name="T11_52"><text:s/></text:span><text:span text:style-name="T11_53">czynniki</text:span><text:span text:style-name="T11_54"><text:s/></text:span><text:span text:style-name="T11_55">kulturowe</text:span><text:span text:style-name="T11_56"><text:s/>(</text:span><text:span text:style-name="T11_57">jak</text:span><text:span text:style-name="T11_58"><text:s/></text:span><text:span text:style-name="T11_59">choćby</text:span><text:span text:style-name="T11_60"><text:s/></text:span><text:span text:style-name="T11_61">wychowanie</text:span><text:span text:style-name="T11_62"><text:s/></text:span><text:span text:style-name="T11_63">czy</text:span><text:span text:style-name="T11_64"><text:s/></text:span><text:span text:style-name="T11_65">to</text:span><text:span text:style-name="T11_66">,<text:s/></text:span><text:span text:style-name="T11_67">że</text:span><text:span text:style-name="T11_68"><text:s/></text:span><text:span text:style-name="T11_69">akty</text:span><text:span text:style-name="T11_70"><text:s/></text:span><text:span text:style-name="T11_71">agresji</text:span><text:span text:style-name="T11_72"><text:s/></text:span><text:span text:style-name="T11_73">u</text:span><text:span text:style-name="T11_74"><text:s/></text:span><text:span text:style-name="T11_75">kobiet</text:span><text:span text:style-name="T11_76"><text:s/></text:span><text:span text:style-name="T11_77">spotykają</text:span><text:span text:style-name="T11_78"><text:s/></text:span><text:span text:style-name="T11_79">się</text:span><text:span text:style-name="T11_80"><text:s/></text:span><text:span text:style-name="T11_81">z</text:span><text:span text:style-name="T11_82"><text:s/></text:span><text:span text:style-name="T11_83">silniejszą</text:span><text:span text:style-name="T11_84"><text:s/></text:span><text:span text:style-name="T11_85">krytyką</text:span><text:span text:style-name="T11_86"><text:s/></text:span><text:span text:style-name="T11_87">otoczenia</text:span><text:span text:style-name="T11_88">).</text:span></text:p>
      <text:p text:style-name="P12"><text:span text:style-name="T12_1">Oczywiście</text:span><text:span text:style-name="T12_2">,<text:s/></text:span><text:span text:style-name="T12_3">ktoś</text:span><text:span text:style-name="T12_4"><text:s/></text:span><text:span text:style-name="T12_5">może</text:span><text:span text:style-name="T12_6"><text:s/></text:span><text:span text:style-name="T12_7">zapytać</text:span><text:span text:style-name="T12_8">,<text:s/></text:span><text:span text:style-name="T12_9">czy</text:span><text:span text:style-name="T12_10"><text:s/></text:span><text:span text:style-name="T12_11">jest</text:span><text:span text:style-name="T12_12"><text:s/></text:span><text:span text:style-name="T12_13">sens</text:span><text:span text:style-name="T12_14"><text:s/></text:span><text:span text:style-name="T12_15">czepiać</text:span><text:span text:style-name="T12_16"><text:s/></text:span><text:span text:style-name="T12_17">się</text:span><text:span text:style-name="T12_18"><text:s/></text:span><text:span text:style-name="T12_19">strony</text:span><text:span text:style-name="T12_20"><text:s/></text:span><text:span text:style-name="T12_21">merytorycznej</text:span><text:span text:style-name="T12_22"><text:s/></text:span><text:span text:style-name="T12_23">w</text:span><text:span text:style-name="T12_24"><text:s/></text:span><text:span text:style-name="T12_25">opowiadaniu</text:span><text:span text:style-name="T12_26"><text:s/></text:span><text:span text:style-name="T12_27">o</text:span><text:span text:style-name="T12_28"><text:s/></text:span><text:span text:style-name="T12_29">małych</text:span><text:span text:style-name="T12_30">,<text:s/></text:span><text:span text:style-name="T12_31">gadających</text:span><text:span text:style-name="T12_32"><text:s/></text:span><text:span text:style-name="T12_33">kucykach</text:span><text:span text:style-name="T12_34">.<text:s/></text:span><text:span text:style-name="T12_35">W</text:span><text:span text:style-name="T12_36"><text:s/></text:span><text:span text:style-name="T12_37">tym</text:span><text:span text:style-name="T12_38"><text:s/></text:span><text:span text:style-name="T12_39">konkretnym</text:span><text:span text:style-name="T12_40"><text:s/></text:span><text:span text:style-name="T12_41">przypadku</text:span><text:span text:style-name="T12_42"><text:s/></text:span><text:span text:style-name="T12_43">uważam</text:span><text:span text:style-name="T12_44">,<text:s/></text:span><text:span text:style-name="T12_45">że</text:span><text:span text:style-name="T12_46"><text:s/></text:span><text:span text:style-name="T12_47">jest</text:span><text:span text:style-name="T12_48">.<text:s/></text:span><text:span text:style-name="T12_49">Decyduje</text:span><text:span text:style-name="T12_50"><text:s/></text:span><text:span text:style-name="T12_51">o</text:span><text:span text:style-name="T12_52"><text:s/></text:span><text:span text:style-name="T12_53">tym</text:span><text:span text:style-name="T12_54"><text:s/></text:span><text:span text:style-name="T12_55">kontekst</text:span><text:span text:style-name="T12_56">,<text:s/></text:span><text:span text:style-name="T12_57">w</text:span><text:span text:style-name="T12_58"><text:s/></text:span><text:span text:style-name="T12_59">jakim</text:span><text:span text:style-name="T12_60"><text:s/></text:span><text:span text:style-name="T12_61">dzieło</text:span><text:span text:style-name="T12_62"><text:s/></text:span><text:span text:style-name="T12_63">powstało</text:span><text:span text:style-name="T12_64">,<text:s/></text:span><text:span text:style-name="T12_65">a</text:span><text:span text:style-name="T12_66"><text:s/></text:span><text:span text:style-name="T12_67">konkretnie</text:span><text:span text:style-name="T12_68"><text:s/></text:span><text:span text:style-name="T12_69">osoba</text:span><text:span text:style-name="T12_70"><text:s/></text:span><text:span text:style-name="T12_71">autorki</text:span><text:span text:style-name="T12_72">.<text:s/></text:span><text:span text:style-name="T12_73">Chatoyance</text:span><text:span text:style-name="T12_74"><text:s/></text:span><text:span text:style-name="T12_75">uważa</text:span><text:span text:style-name="T12_76"><text:s/></text:span><text:span text:style-name="T12_77">się</text:span><text:span text:style-name="T12_78"><text:s/></text:span><text:span text:style-name="T12_79">za</text:span><text:span text:style-name="T12_80"><text:s/></text:span><text:span text:style-name="T12_81">feministkę</text:span><text:span text:style-name="T12_82">,<text:s/></text:span><text:span text:style-name="T12_83">a</text:span><text:span text:style-name="T12_84"><text:s/></text:span><text:span text:style-name="T12_85">fanfik</text:span><text:span text:style-name="T12_86"><text:s/></text:span><text:span text:style-name="T12_87">służy</text:span><text:span text:style-name="T12_88"><text:s/></text:span><text:span text:style-name="T12_89">przestawieniu</text:span><text:span text:style-name="T12_90"><text:s/></text:span><text:span text:style-name="T12_91">jej</text:span><text:span text:style-name="T12_92"><text:s/></text:span><text:span text:style-name="T12_93">światopoglądu</text:span><text:span text:style-name="T12_94">,<text:s/></text:span><text:span text:style-name="T12_95">tego</text:span><text:span text:style-name="T12_96">,<text:s/></text:span><text:span text:style-name="T12_97">jak</text:span><text:span text:style-name="T12_98"><text:s/></text:span><text:span text:style-name="T12_99">sama</text:span><text:span text:style-name="T12_100"><text:s/></text:span><text:span text:style-name="T12_101">autorka</text:span><text:span text:style-name="T12_102"><text:s/></text:span><text:span text:style-name="T12_103">postrzega</text:span><text:span text:style-name="T12_104"><text:s/></text:span><text:span text:style-name="T12_105">relacje</text:span><text:span text:style-name="T12_106"><text:s/></text:span><text:span text:style-name="T12_107">między</text:span><text:span text:style-name="T12_108"><text:s/></text:span><text:span text:style-name="T12_109">płciami</text:span><text:span text:style-name="T12_110">.<text:s/></text:span><text:span text:style-name="T12_111">Krótko</text:span><text:span text:style-name="T12_112"><text:s/></text:span><text:span text:style-name="T12_113">mówiąc</text:span><text:span text:style-name="T12_114">,<text:s/></text:span><text:span text:style-name="T12_115">jest</text:span><text:span text:style-name="T12_116"><text:s/></text:span><text:span text:style-name="T12_117">to</text:span><text:span text:style-name="T12_118">,<text:s/></text:span><text:span text:style-name="T12_119">jakkolwiek</text:span><text:span text:style-name="T12_120"><text:s/></text:span><text:span text:style-name="T12_121">śmiesznie</text:span><text:span text:style-name="T12_122"><text:s/></text:span><text:span text:style-name="T12_123">by</text:span><text:span text:style-name="T12_124"><text:s/></text:span><text:span text:style-name="T12_125">to</text:span><text:span text:style-name="T12_126"><text:s/></text:span><text:span text:style-name="T12_127">nie</text:span><text:span text:style-name="T12_128"><text:s/></text:span><text:span text:style-name="T12_129">brzmiało</text:span><text:span text:style-name="T12_130">,<text:s/></text:span><text:span text:style-name="T12_131">fanfik</text:span><text:span text:style-name="T12_132"><text:s/></text:span><text:span text:style-name="T12_133">zaangażowany</text:span><text:span text:style-name="T12_134">.<text:s/></text:span><text:span text:style-name="T12_135">I</text:span><text:span text:style-name="T12_136"><text:s/></text:span><text:span text:style-name="T12_137">co</text:span><text:span text:style-name="T12_138"><text:s/></text:span><text:span text:style-name="T12_139">gorsza</text:span><text:span text:style-name="T12_140">,<text:s/></text:span><text:span text:style-name="T12_141">jest</text:span><text:span text:style-name="T12_142"><text:s/></text:span><text:span text:style-name="T12_143">to</text:span><text:span text:style-name="T12_144"><text:s/></text:span><text:span text:style-name="T12_145">fanfik</text:span><text:span text:style-name="T12_146"><text:s/></text:span><text:span text:style-name="T12_147">powielający</text:span><text:span text:style-name="T12_148"><text:s/></text:span><text:span text:style-name="T12_149">głupoty</text:span><text:span text:style-name="T12_150"><text:s/></text:span><text:span text:style-name="T12_151">i</text:span><text:span text:style-name="T12_152"><text:s/></text:span><text:span text:style-name="T12_153">stereotypy</text:span><text:span text:style-name="T12_154">,<text:s/></text:span><text:span text:style-name="T12_155">w</text:span><text:span text:style-name="T12_156"><text:s/></text:span><text:span text:style-name="T12_157">które</text:span><text:span text:style-name="T12_158"><text:s/></text:span><text:span text:style-name="T12_159">ktoś</text:span><text:span text:style-name="T12_160"><text:s/></text:span><text:span text:style-name="T12_161">jeszcze</text:span><text:span text:style-name="T12_162"><text:s/></text:span><text:span text:style-name="T12_163">może</text:span><text:span text:style-name="T12_164"><text:s/></text:span><text:span text:style-name="T12_165">uwierzyć</text:span><text:span text:style-name="T12_166">.<text:s/></text:span><text:span text:style-name="T12_167">Zamiast</text:span><text:span text:style-name="T12_168"><text:s/></text:span><text:span text:style-name="T12_169">upatrywać</text:span><text:span text:style-name="T12_170"><text:s/></text:span><text:span text:style-name="T12_171">przyczyn</text:span><text:span text:style-name="T12_172"><text:s/></text:span><text:span text:style-name="T12_173">nierówności</text:span><text:span text:style-name="T12_174"><text:s/></text:span><text:span text:style-name="T12_175">między</text:span><text:span text:style-name="T12_176"><text:s/></text:span><text:span text:style-name="T12_177">płciami</text:span><text:span text:style-name="T12_178"><text:s/></text:span><text:span text:style-name="T12_179">tam</text:span><text:span text:style-name="T12_180">,<text:s/></text:span><text:span text:style-name="T12_181">gdzie</text:span><text:span text:style-name="T12_182"><text:s/></text:span><text:span text:style-name="T12_183">jest</text:span><text:span text:style-name="T12_184"><text:s/></text:span><text:span text:style-name="T12_185">ich</text:span><text:span text:style-name="T12_186"><text:s/></text:span><text:span text:style-name="T12_187">źródło</text:span><text:span text:style-name="T12_188"><text:s/>(</text:span><text:span text:style-name="T12_189">a</text:span><text:span text:style-name="T12_190"><text:s/></text:span><text:span text:style-name="T12_191">więc</text:span><text:span text:style-name="T12_192"><text:s/></text:span><text:span text:style-name="T12_193">w</text:span><text:span text:style-name="T12_194"><text:s/></text:span><text:span text:style-name="T12_195">kulturze</text:span><text:span text:style-name="T12_196"><text:s/></text:span><text:span text:style-name="T12_197">i</text:span><text:span text:style-name="T12_198"><text:s/></text:span><text:span text:style-name="T12_199">systemach</text:span><text:span text:style-name="T12_200"><text:s/></text:span><text:span text:style-name="T12_201">społecznych</text:span><text:span text:style-name="T12_202">),<text:s/></text:span><text:span text:style-name="T12_203">autorka</text:span><text:span text:style-name="T12_204"><text:s/></text:span><text:span text:style-name="T12_205">zrzuca</text:span><text:span text:style-name="T12_206"><text:s/></text:span><text:span text:style-name="T12_207">wszystko</text:span><text:span text:style-name="T12_208"><text:s/></text:span><text:span text:style-name="T12_209">na</text:span><text:span text:style-name="T12_210"><text:s/></text:span><text:span text:style-name="T12_211">biologię</text:span><text:span text:style-name="T12_212">,<text:s/></text:span><text:span text:style-name="T12_213">czyli</text:span><text:span text:style-name="T12_214"><text:s/></text:span><text:span text:style-name="T12_215">na</text:span><text:span text:style-name="T12_216"><text:s/></text:span><text:span text:style-name="T12_217">dobrą</text:span><text:span text:style-name="T12_218"><text:s/></text:span><text:span text:style-name="T12_219">sprawę</text:span><text:span text:style-name="T12_220"><text:s/></text:span><text:span text:style-name="T12_221">powiela</text:span><text:span text:style-name="T12_222"><text:s/></text:span><text:span text:style-name="T12_223">mity</text:span><text:span text:style-name="T12_224">,<text:s/></text:span><text:span text:style-name="T12_225">które</text:span><text:span text:style-name="T12_226"><text:s/></text:span><text:span text:style-name="T12_227">od</text:span><text:span text:style-name="T12_228"><text:s/></text:span><text:span text:style-name="T12_229">dawna</text:span><text:span text:style-name="T12_230"><text:s/></text:span><text:span text:style-name="T12_231">służą</text:span><text:span text:style-name="T12_232"><text:s/></text:span><text:span text:style-name="T12_233">utrwalaniu</text:span><text:span text:style-name="T12_234"><text:s/></text:span><text:span text:style-name="T12_235">patriarchalnych</text:span><text:span text:style-name="T12_236"><text:s/></text:span><text:span text:style-name="T12_237">relacji</text:span><text:span text:style-name="T12_238">.<text:s/></text:span></text:p>
      <text:p text:style-name="P13"><text:span text:style-name="T13_1">“</text:span><text:span text:style-name="T13_2">Friendship</text:span><text:span text:style-name="T13_3"><text:s/></text:span><text:span text:style-name="T13_4">Virus</text:span><text:span text:style-name="T13_5">”<text:s/></text:span><text:span text:style-name="T13_6">jest</text:span><text:span text:style-name="T13_7"><text:s/></text:span><text:span text:style-name="T13_8">problematyczne</text:span><text:span text:style-name="T13_9"><text:s/></text:span><text:span text:style-name="T13_10">także</text:span><text:span text:style-name="T13_11"><text:s/></text:span><text:span text:style-name="T13_12">na</text:span><text:span text:style-name="T13_13"><text:s/></text:span><text:span text:style-name="T13_14">poziomie</text:span><text:span text:style-name="T13_15"><text:s/></text:span><text:span text:style-name="T13_16">fandomowym</text:span><text:span text:style-name="T13_17">.<text:s/></text:span><text:span text:style-name="T13_18">Jest</text:span><text:span text:style-name="T13_19"><text:s/></text:span><text:span text:style-name="T13_20">to</text:span><text:span text:style-name="T13_21"><text:s/></text:span><text:span text:style-name="T13_22">fanfik</text:span><text:span text:style-name="T13_23"><text:s/></text:span><text:span text:style-name="T13_24">z</text:span><text:span text:style-name="T13_25"><text:s/></text:span><text:span text:style-name="T13_26">uniwersum</text:span><text:span text:style-name="T13_27"><text:s/></text:span><text:span text:style-name="T13_28">Biur</text:span><text:span text:style-name="T13_29"><text:s/></text:span><text:span text:style-name="T13_30">Adaptacyjnych</text:span><text:span text:style-name="T13_31">,<text:s/></text:span><text:span text:style-name="T13_32">a</text:span><text:span text:style-name="T13_33"><text:s/></text:span><text:span text:style-name="T13_34">więc</text:span><text:span text:style-name="T13_35"><text:s/></text:span><text:span text:style-name="T13_36">uniwersum</text:span><text:span text:style-name="T13_37"><text:s/></text:span><text:span text:style-name="T13_38">owianego</text:span><text:span text:style-name="T13_39"><text:s/></text:span><text:span text:style-name="T13_40">złą</text:span><text:span text:style-name="T13_41"><text:s/></text:span><text:span text:style-name="T13_42">sławą</text:span><text:span text:style-name="T13_43"><text:s/></text:span><text:span text:style-name="T13_44">jako</text:span><text:span text:style-name="T13_45"><text:s/></text:span><text:span text:style-name="T13_46">przytulisko</text:span><text:span text:style-name="T13_47"><text:s/></text:span><text:span text:style-name="T13_48">dla</text:span><text:span text:style-name="T13_49"><text:s/></text:span><text:span text:style-name="T13_50">autorów</text:span><text:span text:style-name="T13_51">,<text:s/></text:span><text:span text:style-name="T13_52">którzy</text:span><text:span text:style-name="T13_53"><text:s/></text:span><text:span text:style-name="T13_54">w</text:span><text:span text:style-name="T13_55"><text:s/></text:span><text:span text:style-name="T13_56">pisaniu</text:span><text:span text:style-name="T13_57"><text:s/></text:span><text:span text:style-name="T13_58">znajdują</text:span><text:span text:style-name="T13_59"><text:s/></text:span><text:span text:style-name="T13_60">ujście</text:span><text:span text:style-name="T13_61"><text:s/></text:span><text:span text:style-name="T13_62">dla</text:span><text:span text:style-name="T13_63"><text:s/></text:span><text:span text:style-name="T13_64">swoich</text:span><text:span text:style-name="T13_65"><text:s/></text:span><text:span text:style-name="T13_66">fobii</text:span><text:span text:style-name="T13_67"><text:s/></text:span><text:span text:style-name="T13_68">i</text:span><text:span text:style-name="T13_69"><text:s/></text:span><text:span text:style-name="T13_70">problemów</text:span><text:span text:style-name="T13_71">.<text:s/></text:span><text:span text:style-name="T13_72">Niestety</text:span><text:span text:style-name="T13_73">,<text:s/></text:span><text:span text:style-name="T13_74">to</text:span><text:span text:style-name="T13_75"><text:s/></text:span><text:span text:style-name="T13_76">opowiadanie</text:span><text:span text:style-name="T13_77"><text:s/></text:span><text:span text:style-name="T13_78">jest</text:span><text:span text:style-name="T13_79"><text:s/></text:span><text:span text:style-name="T13_80">dobrym</text:span><text:span text:style-name="T13_81"><text:s/></text:span><text:span text:style-name="T13_82">przykładem</text:span><text:span text:style-name="T13_83"><text:s/></text:span><text:span text:style-name="T13_84">tego</text:span><text:span text:style-name="T13_85">,<text:s/></text:span><text:span text:style-name="T13_86">co</text:span><text:span text:style-name="T13_87"><text:s/></text:span><text:span text:style-name="T13_88">złe</text:span><text:span text:style-name="T13_89"><text:s/></text:span><text:span text:style-name="T13_90">w</text:span><text:span text:style-name="T13_91"><text:s/></text:span><text:span text:style-name="T13_92">TCB</text:span><text:span text:style-name="T13_93">.</text:span></text:p>
      <text:p text:style-name="P14"><text:span text:style-name="T14_1">Czy</text:span><text:span text:style-name="T14_2"><text:s/></text:span><text:span text:style-name="T14_3">więc</text:span><text:span text:style-name="T14_4"><text:s/>“</text:span><text:span text:style-name="T14_5">Friendship</text:span><text:span text:style-name="T14_6"><text:s/></text:span><text:span text:style-name="T14_7">Virus</text:span><text:span text:style-name="T14_8">”<text:s/></text:span><text:span text:style-name="T14_9">ma</text:span><text:span text:style-name="T14_10"><text:s/></text:span><text:span text:style-name="T14_11">jakieś</text:span><text:span text:style-name="T14_12"><text:s/></text:span><text:span text:style-name="T14_13">dobre</text:span><text:span text:style-name="T14_14"><text:s/></text:span><text:span text:style-name="T14_15">strony</text:span><text:span text:style-name="T14_16">?<text:s/></text:span><text:span text:style-name="T14_17">To</text:span><text:span text:style-name="T14_18"><text:s/></text:span><text:span text:style-name="T14_19">zaskakujące</text:span><text:span text:style-name="T14_20">,<text:s/></text:span><text:span text:style-name="T14_21">ale</text:span><text:span text:style-name="T14_22"><text:s/></text:span><text:span text:style-name="T14_23">ma</text:span><text:span text:style-name="T14_24">.<text:s/></text:span><text:span text:style-name="T14_25">Pod</text:span><text:span text:style-name="T14_26"><text:s/></text:span><text:span text:style-name="T14_27">względem</text:span><text:span text:style-name="T14_28"><text:s/></text:span><text:span text:style-name="T14_29">warsztatowym</text:span><text:span text:style-name="T14_30"><text:s/></text:span><text:span text:style-name="T14_31">jest</text:span><text:span text:style-name="T14_32"><text:s/></text:span><text:span text:style-name="T14_33">całkiem</text:span><text:span text:style-name="T14_34"><text:s/></text:span><text:span text:style-name="T14_35">nieźle</text:span><text:span text:style-name="T14_36"><text:s/></text:span><text:span text:style-name="T14_37">napisany</text:span><text:span text:style-name="T14_38">.<text:s/></text:span><text:span text:style-name="T14_39">Cieszy</text:span><text:span text:style-name="T14_40"><text:s/></text:span><text:span text:style-name="T14_41">bogate</text:span><text:span text:style-name="T14_42"><text:s/></text:span><text:span text:style-name="T14_43">słownictwo</text:span><text:span text:style-name="T14_44"><text:s/></text:span><text:span text:style-name="T14_45">i</text:span><text:span text:style-name="T14_46"><text:s/></text:span><text:span text:style-name="T14_47">ładny</text:span><text:span text:style-name="T14_48"><text:s/></text:span><text:span text:style-name="T14_49">szyk</text:span><text:span text:style-name="T14_50"><text:s/></text:span><text:span text:style-name="T14_51">zdań</text:span><text:span text:style-name="T14_52">.<text:s/></text:span><text:span text:style-name="T14_53">Mimo</text:span><text:span text:style-name="T14_54"><text:s/></text:span><text:span text:style-name="T14_55">że</text:span><text:span text:style-name="T14_56"><text:s/></text:span><text:span text:style-name="T14_57">w</text:span><text:span text:style-name="T14_58"><text:s/></text:span><text:span text:style-name="T14_59">zasadzie</text:span><text:span text:style-name="T14_60"><text:s/></text:span><text:span text:style-name="T14_61">całe</text:span><text:span text:style-name="T14_62"><text:s/></text:span><text:span text:style-name="T14_63">opowiadanie</text:span><text:span text:style-name="T14_64"><text:s/></text:span><text:span text:style-name="T14_65">jest</text:span><text:span text:style-name="T14_66"><text:s/></text:span><text:span text:style-name="T14_67">długim</text:span><text:span text:style-name="T14_68"><text:s/></text:span><text:span text:style-name="T14_69">dialogiem</text:span><text:span text:style-name="T14_70">,<text:s/></text:span><text:span text:style-name="T14_71">czyta</text:span><text:span text:style-name="T14_72"><text:s/></text:span><text:span text:style-name="T14_73">się</text:span><text:span text:style-name="T14_74"><text:s/></text:span><text:span text:style-name="T14_75">je</text:span><text:span text:style-name="T14_76"><text:s/></text:span><text:span text:style-name="T14_77">dobrze</text:span><text:span text:style-name="T14_78">.<text:s/></text:span><text:span text:style-name="T14_79">W</text:span><text:span text:style-name="T14_80"><text:s/></text:span><text:span text:style-name="T14_81">tekście</text:span><text:span text:style-name="T14_82"><text:s/></text:span><text:span text:style-name="T14_83">jest</text:span><text:span text:style-name="T14_84"><text:s/></text:span><text:span text:style-name="T14_85">odpowiednia</text:span><text:span text:style-name="T14_86"><text:s/></text:span><text:span text:style-name="T14_87">ilość</text:span><text:span text:style-name="T14_88"><text:s/></text:span><text:span text:style-name="T14_89">wtrąceń</text:span><text:span text:style-name="T14_90">,<text:s/></text:span><text:span text:style-name="T14_91">opisów</text:span><text:span text:style-name="T14_92">.<text:s/></text:span><text:span text:style-name="T14_93">Dostajemy</text:span><text:span text:style-name="T14_94"><text:s/></text:span><text:span text:style-name="T14_95">informacje</text:span><text:span text:style-name="T14_96"><text:s/></text:span><text:span text:style-name="T14_97">o</text:span><text:span text:style-name="T14_98"><text:s/></text:span><text:span text:style-name="T14_99">mimice</text:span><text:span text:style-name="T14_100"><text:s/></text:span><text:span text:style-name="T14_101">postaci</text:span><text:span text:style-name="T14_102">,<text:s/></text:span><text:span text:style-name="T14_103">ich</text:span><text:span text:style-name="T14_104"><text:s/></text:span><text:span text:style-name="T14_105">nastrojach</text:span><text:span text:style-name="T14_106">.<text:s/></text:span><text:span text:style-name="T14_107">O</text:span><text:span text:style-name="T14_108"><text:s/></text:span><text:span text:style-name="T14_109">tym</text:span><text:span text:style-name="T14_110">,<text:s/></text:span><text:span text:style-name="T14_111">jak</text:span><text:span text:style-name="T14_112"><text:s/></text:span><text:span text:style-name="T14_113">wygląda</text:span><text:span text:style-name="T14_114"><text:s/></text:span><text:span text:style-name="T14_115">otoczenie</text:span><text:span text:style-name="T14_116"><text:s/></text:span><text:span text:style-name="T14_117">z</text:span><text:span text:style-name="T14_118"><text:s/></text:span><text:span text:style-name="T14_119">ich</text:span><text:span text:style-name="T14_120"><text:s/></text:span><text:span text:style-name="T14_121">punktu</text:span><text:span text:style-name="T14_122"><text:s/></text:span><text:span text:style-name="T14_123">widzenia</text:span><text:span text:style-name="T14_124"><text:s/>(</text:span><text:span text:style-name="T14_125">bo</text:span><text:span text:style-name="T14_126"><text:s/></text:span><text:span text:style-name="T14_127">przecież</text:span><text:span text:style-name="T14_128"><text:s/></text:span><text:span text:style-name="T14_129">nie</text:span><text:span text:style-name="T14_130"><text:s/></text:span><text:span text:style-name="T14_131">rozmawiają</text:span><text:span text:style-name="T14_132"><text:s/></text:span><text:span text:style-name="T14_133">w</text:span><text:span text:style-name="T14_134"><text:s/></text:span><text:span text:style-name="T14_135">próżni</text:span><text:span text:style-name="T14_136">).<text:s/></text:span><text:span text:style-name="T14_137">Scena</text:span><text:span text:style-name="T14_138"><text:s/></text:span><text:span text:style-name="T14_139">przedstawiona</text:span><text:span text:style-name="T14_140"><text:s/></text:span><text:span text:style-name="T14_141">w</text:span><text:span text:style-name="T14_142"><text:s/></text:span><text:span text:style-name="T14_143">opowiadaniu</text:span><text:span text:style-name="T14_144"><text:s/></text:span><text:span text:style-name="T14_145">jest</text:span><text:span text:style-name="T14_146"><text:s/></text:span><text:span text:style-name="T14_147">żywa</text:span><text:span text:style-name="T14_148"><text:s/></text:span><text:span text:style-name="T14_149">i</text:span><text:span text:style-name="T14_150"><text:s/></text:span><text:span text:style-name="T14_151">plastyczna</text:span><text:span text:style-name="T14_152">.<text:s/></text:span><text:span text:style-name="T14_153">Krótko</text:span><text:span text:style-name="T14_154"><text:s/></text:span><text:span text:style-name="T14_155">mówiąc</text:span><text:span text:style-name="T14_156">,<text:s/></text:span><text:span text:style-name="T14_157">Chatoyance</text:span><text:span text:style-name="T14_158"><text:s/></text:span><text:span text:style-name="T14_159">umie</text:span><text:span text:style-name="T14_160"><text:s/></text:span><text:span text:style-name="T14_161">pisać</text:span><text:span text:style-name="T14_162">.<text:s/></text:span><text:span text:style-name="T14_163">Szkoda</text:span><text:span text:style-name="T14_164">,<text:s/></text:span><text:span text:style-name="T14_165">że</text:span><text:span text:style-name="T14_166"><text:s/></text:span><text:span text:style-name="T14_167">tę</text:span><text:span text:style-name="T14_168"><text:s/></text:span><text:span text:style-name="T14_169">umiejętność</text:span><text:span text:style-name="T14_170"><text:s/></text:span><text:span text:style-name="T14_171">wykorzystuje</text:span><text:span text:style-name="T14_172">,<text:s/></text:span><text:span text:style-name="T14_173">aby</text:span><text:span text:style-name="T14_174"><text:s/></text:span><text:span text:style-name="T14_175">pisać</text:span><text:span text:style-name="T14_176"><text:s/></text:span><text:span text:style-name="T14_177">takie</text:span><text:span text:style-name="T14_178"><text:s/></text:span><text:span text:style-name="T14_179">głupoty</text:span><text:span text:style-name="T14_180">.</text:span></text:p>
      <text:p text:style-name="P15"/>
      <text:p text:style-name="P16"/>
      <text:p text:style-name="P17"><text:span text:style-name="T17_1">Obraz</text:span><text:span text:style-name="T17_2">1:<text:s/></text:span><text:span text:style-name="T17_3"><text:a xlink:type="simple" xlink:href="http://i.imgur.com/A2kAXlw.jpg"><text:span text:style-name="T17_4">http</text:span></text:a></text:span><text:span text:style-name="T17_5"><text:a xlink:type="simple" xlink:href="http://i.imgur.com/A2kAXlw.jpg"><text:span text:style-name="T17_6">://</text:span></text:a></text:span><text:span text:style-name="T17_7"><text:a xlink:type="simple" xlink:href="http://i.imgur.com/A2kAXlw.jpg"><text:span text:style-name="T17_8">i</text:span></text:a></text:span><text:span text:style-name="T17_9"><text:a xlink:type="simple" xlink:href="http://i.imgur.com/A2kAXlw.jpg"><text:span text:style-name="T17_10">.</text:span></text:a></text:span><text:span text:style-name="T17_11"><text:a xlink:type="simple" xlink:href="http://i.imgur.com/A2kAXlw.jpg"><text:span text:style-name="T17_12">imgur</text:span></text:a></text:span><text:span text:style-name="T17_13"><text:a xlink:type="simple" xlink:href="http://i.imgur.com/A2kAXlw.jpg"><text:span text:style-name="T17_14">.</text:span></text:a></text:span><text:span text:style-name="T17_15"><text:a xlink:type="simple" xlink:href="http://i.imgur.com/A2kAXlw.jpg"><text:span text:style-name="T17_16">com</text:span></text:a></text:span><text:span text:style-name="T17_17"><text:a xlink:type="simple" xlink:href="http://i.imgur.com/A2kAXlw.jpg"><text:span text:style-name="T17_18">/</text:span></text:a></text:span><text:span text:style-name="T17_19"><text:a xlink:type="simple" xlink:href="http://i.imgur.com/A2kAXlw.jpg"><text:span text:style-name="T17_20">A</text:span></text:a></text:span><text:span text:style-name="T17_21"><text:a xlink:type="simple" xlink:href="http://i.imgur.com/A2kAXlw.jpg"><text:span text:style-name="T17_22">2</text:span></text:a></text:span><text:span text:style-name="T17_23"><text:a xlink:type="simple" xlink:href="http://i.imgur.com/A2kAXlw.jpg"><text:span text:style-name="T17_24">kAXlw</text:span></text:a></text:span><text:span text:style-name="T17_25"><text:a xlink:type="simple" xlink:href="http://i.imgur.com/A2kAXlw.jpg"><text:span text:style-name="T17_26">.</text:span></text:a></text:span><text:span text:style-name="T17_27"><text:a xlink:type="simple" xlink:href="http://i.imgur.com/A2kAXlw.jpg"><text:span text:style-name="T17_28">jpg</text:span></text:a></text:span></text:p>
      <text:p text:style-name="P18"><text:span text:style-name="T18_1">Źródło</text:span><text:span text:style-name="T18_2">:<text:s/></text:span><text:span text:style-name="T18_3"><text:a xlink:type="simple" xlink:href="http://rain-gear.deviantart.com/art/In-The-Rain-550789207"><text:span text:style-name="T18_4">http</text:span></text:a></text:span><text:span text:style-name="T18_5"><text:a xlink:type="simple" xlink:href="http://rain-gear.deviantart.com/art/In-The-Rain-550789207"><text:span text:style-name="T18_6">://</text:span></text:a></text:span><text:span text:style-name="T18_7"><text:a xlink:type="simple" xlink:href="http://rain-gear.deviantart.com/art/In-The-Rain-550789207"><text:span text:style-name="T18_8">rain</text:span></text:a></text:span><text:span text:style-name="T18_9"><text:a xlink:type="simple" xlink:href="http://rain-gear.deviantart.com/art/In-The-Rain-550789207"><text:span text:style-name="T18_10">-</text:span></text:a></text:span><text:span text:style-name="T18_11"><text:a xlink:type="simple" xlink:href="http://rain-gear.deviantart.com/art/In-The-Rain-550789207"><text:span text:style-name="T18_12">gear</text:span></text:a></text:span><text:span text:style-name="T18_13"><text:a xlink:type="simple" xlink:href="http://rain-gear.deviantart.com/art/In-The-Rain-550789207"><text:span text:style-name="T18_14">.</text:span></text:a></text:span><text:span text:style-name="T18_15"><text:a xlink:type="simple" xlink:href="http://rain-gear.deviantart.com/art/In-The-Rain-550789207"><text:span text:style-name="T18_16">deviantart</text:span></text:a></text:span><text:span text:style-name="T18_17"><text:a xlink:type="simple" xlink:href="http://rain-gear.deviantart.com/art/In-The-Rain-550789207"><text:span text:style-name="T18_18">.</text:span></text:a></text:span><text:span text:style-name="T18_19"><text:a xlink:type="simple" xlink:href="http://rain-gear.deviantart.com/art/In-The-Rain-550789207"><text:span text:style-name="T18_20">com</text:span></text:a></text:span><text:span text:style-name="T18_21"><text:a xlink:type="simple" xlink:href="http://rain-gear.deviantart.com/art/In-The-Rain-550789207"><text:span text:style-name="T18_22">/</text:span></text:a></text:span><text:span text:style-name="T18_23"><text:a xlink:type="simple" xlink:href="http://rain-gear.deviantart.com/art/In-The-Rain-550789207"><text:span text:style-name="T18_24">art</text:span></text:a></text:span><text:span text:style-name="T18_25"><text:a xlink:type="simple" xlink:href="http://rain-gear.deviantart.com/art/In-The-Rain-550789207"><text:span text:style-name="T18_26">/</text:span></text:a></text:span><text:span text:style-name="T18_27"><text:a xlink:type="simple" xlink:href="http://rain-gear.deviantart.com/art/In-The-Rain-550789207"><text:span text:style-name="T18_28">In</text:span></text:a></text:span><text:span text:style-name="T18_29"><text:a xlink:type="simple" xlink:href="http://rain-gear.deviantart.com/art/In-The-Rain-550789207"><text:span text:style-name="T18_30">-</text:span></text:a></text:span><text:span text:style-name="T18_31"><text:a xlink:type="simple" xlink:href="http://rain-gear.deviantart.com/art/In-The-Rain-550789207"><text:span text:style-name="T18_32">The</text:span></text:a></text:span><text:span text:style-name="T18_33"><text:a xlink:type="simple" xlink:href="http://rain-gear.deviantart.com/art/In-The-Rain-550789207"><text:span text:style-name="T18_34">-</text:span></text:a></text:span><text:span text:style-name="T18_35"><text:a xlink:type="simple" xlink:href="http://rain-gear.deviantart.com/art/In-The-Rain-550789207"><text:span text:style-name="T18_36">Rain</text:span></text:a></text:span><text:span text:style-name="T18_37"><text:a xlink:type="simple" xlink:href="http://rain-gear.deviantart.com/art/In-The-Rain-550789207"><text:span text:style-name="T18_38">-550789207</text:span></text:a></text:span></text:p>
      <text:p text:style-name="P19"><text:span text:style-name="T19_1">Obraz</text:span><text:span text:style-name="T19_2">2:<text:s/></text:span><text:span text:style-name="T19_3"><text:a xlink:type="simple" xlink:href="http://orig02.deviantart.net/11ad/f/2016/228/e/4/frontier_ballad_by_tsitra360-dae68jq.png"><text:span text:style-name="T19_4">http</text:span></text:a></text:span><text:span text:style-name="T19_5"><text:a xlink:type="simple" xlink:href="http://orig02.deviantart.net/11ad/f/2016/228/e/4/frontier_ballad_by_tsitra360-dae68jq.png"><text:span text:style-name="T19_6">://</text:span></text:a></text:span><text:span text:style-name="T19_7"><text:a xlink:type="simple" xlink:href="http://orig02.deviantart.net/11ad/f/2016/228/e/4/frontier_ballad_by_tsitra360-dae68jq.png"><text:span text:style-name="T19_8">orig</text:span></text:a></text:span><text:span text:style-name="T19_9"><text:a xlink:type="simple" xlink:href="http://orig02.deviantart.net/11ad/f/2016/228/e/4/frontier_ballad_by_tsitra360-dae68jq.png"><text:span text:style-name="T19_10">02.</text:span></text:a></text:span><text:span text:style-name="T19_11"><text:a xlink:type="simple" xlink:href="http://orig02.deviantart.net/11ad/f/2016/228/e/4/frontier_ballad_by_tsitra360-dae68jq.png"><text:span text:style-name="T19_12">deviantart</text:span></text:a></text:span><text:span text:style-name="T19_13"><text:a xlink:type="simple" xlink:href="http://orig02.deviantart.net/11ad/f/2016/228/e/4/frontier_ballad_by_tsitra360-dae68jq.png"><text:span text:style-name="T19_14">.</text:span></text:a></text:span><text:span text:style-name="T19_15"><text:a xlink:type="simple" xlink:href="http://orig02.deviantart.net/11ad/f/2016/228/e/4/frontier_ballad_by_tsitra360-dae68jq.png"><text:span text:style-name="T19_16">net</text:span></text:a></text:span><text:span text:style-name="T19_17"><text:a xlink:type="simple" xlink:href="http://orig02.deviantart.net/11ad/f/2016/228/e/4/frontier_ballad_by_tsitra360-dae68jq.png"><text:span text:style-name="T19_18">/11</text:span></text:a></text:span><text:span text:style-name="T19_19"><text:a xlink:type="simple" xlink:href="http://orig02.deviantart.net/11ad/f/2016/228/e/4/frontier_ballad_by_tsitra360-dae68jq.png"><text:span text:style-name="T19_20">ad</text:span></text:a></text:span><text:span text:style-name="T19_21"><text:a xlink:type="simple" xlink:href="http://orig02.deviantart.net/11ad/f/2016/228/e/4/frontier_ballad_by_tsitra360-dae68jq.png"><text:span text:style-name="T19_22">/</text:span></text:a></text:span><text:span text:style-name="T19_23"><text:a xlink:type="simple" xlink:href="http://orig02.deviantart.net/11ad/f/2016/228/e/4/frontier_ballad_by_tsitra360-dae68jq.png"><text:span text:style-name="T19_24">f</text:span></text:a></text:span><text:span text:style-name="T19_25"><text:a xlink:type="simple" xlink:href="http://orig02.deviantart.net/11ad/f/2016/228/e/4/frontier_ballad_by_tsitra360-dae68jq.png"><text:span text:style-name="T19_26">/2016/228/</text:span></text:a></text:span><text:span text:style-name="T19_27"><text:a xlink:type="simple" xlink:href="http://orig02.deviantart.net/11ad/f/2016/228/e/4/frontier_ballad_by_tsitra360-dae68jq.png"><text:span text:style-name="T19_28">e</text:span></text:a></text:span><text:span text:style-name="T19_29"><text:a xlink:type="simple" xlink:href="http://orig02.deviantart.net/11ad/f/2016/228/e/4/frontier_ballad_by_tsitra360-dae68jq.png"><text:span text:style-name="T19_30">/4/</text:span></text:a></text:span><text:span text:style-name="T19_31"><text:a xlink:type="simple" xlink:href="http://orig02.deviantart.net/11ad/f/2016/228/e/4/frontier_ballad_by_tsitra360-dae68jq.png"><text:span text:style-name="T19_32">frontier</text:span></text:a></text:span><text:span text:style-name="T19_33"><text:a xlink:type="simple" xlink:href="http://orig02.deviantart.net/11ad/f/2016/228/e/4/frontier_ballad_by_tsitra360-dae68jq.png"><text:span text:style-name="T19_34">_</text:span></text:a></text:span><text:span text:style-name="T19_35"><text:a xlink:type="simple" xlink:href="http://orig02.deviantart.net/11ad/f/2016/228/e/4/frontier_ballad_by_tsitra360-dae68jq.png"><text:span text:style-name="T19_36">ballad</text:span></text:a></text:span><text:span text:style-name="T19_37"><text:a xlink:type="simple" xlink:href="http://orig02.deviantart.net/11ad/f/2016/228/e/4/frontier_ballad_by_tsitra360-dae68jq.png"><text:span text:style-name="T19_38">_</text:span></text:a></text:span><text:span text:style-name="T19_39"><text:a xlink:type="simple" xlink:href="http://orig02.deviantart.net/11ad/f/2016/228/e/4/frontier_ballad_by_tsitra360-dae68jq.png"><text:span text:style-name="T19_40">by</text:span></text:a></text:span><text:span text:style-name="T19_41"><text:a xlink:type="simple" xlink:href="http://orig02.deviantart.net/11ad/f/2016/228/e/4/frontier_ballad_by_tsitra360-dae68jq.png"><text:span text:style-name="T19_42">_</text:span></text:a></text:span><text:span text:style-name="T19_43"><text:a xlink:type="simple" xlink:href="http://orig02.deviantart.net/11ad/f/2016/228/e/4/frontier_ballad_by_tsitra360-dae68jq.png"><text:span text:style-name="T19_44">tsitra</text:span></text:a></text:span><text:span text:style-name="T19_45"><text:a xlink:type="simple" xlink:href="http://orig02.deviantart.net/11ad/f/2016/228/e/4/frontier_ballad_by_tsitra360-dae68jq.png"><text:span text:style-name="T19_46">360-</text:span></text:a></text:span><text:span text:style-name="T19_47"><text:a xlink:type="simple" xlink:href="http://orig02.deviantart.net/11ad/f/2016/228/e/4/frontier_ballad_by_tsitra360-dae68jq.png"><text:span text:style-name="T19_48">dae</text:span></text:a></text:span><text:span text:style-name="T19_49"><text:a xlink:type="simple" xlink:href="http://orig02.deviantart.net/11ad/f/2016/228/e/4/frontier_ballad_by_tsitra360-dae68jq.png"><text:span text:style-name="T19_50">68</text:span></text:a></text:span><text:span text:style-name="T19_51"><text:a xlink:type="simple" xlink:href="http://orig02.deviantart.net/11ad/f/2016/228/e/4/frontier_ballad_by_tsitra360-dae68jq.png"><text:span text:style-name="T19_52">jq</text:span></text:a></text:span><text:span text:style-name="T19_53"><text:a xlink:type="simple" xlink:href="http://orig02.deviantart.net/11ad/f/2016/228/e/4/frontier_ballad_by_tsitra360-dae68jq.png"><text:span text:style-name="T19_54">.</text:span></text:a></text:span><text:span text:style-name="T19_55"><text:a xlink:type="simple" xlink:href="http://orig02.deviantart.net/11ad/f/2016/228/e/4/frontier_ballad_by_tsitra360-dae68jq.png"><text:span text:style-name="T19_56">png</text:span></text:a></text:span></text:p>
      <text:p text:style-name="P20"><text:span text:style-name="T20_1">Źródło</text:span><text:span text:style-name="T20_2">:<text:s/></text:span><text:span text:style-name="T20_3"><text:a xlink:type="simple" xlink:href="http://tsitra360.deviantart.com/art/Frontier-Ballad-628467398"><text:span text:style-name="T20_4">http</text:span></text:a></text:span><text:span text:style-name="T20_5"><text:a xlink:type="simple" xlink:href="http://tsitra360.deviantart.com/art/Frontier-Ballad-628467398"><text:span text:style-name="T20_6">://</text:span></text:a></text:span><text:span text:style-name="T20_7"><text:a xlink:type="simple" xlink:href="http://tsitra360.deviantart.com/art/Frontier-Ballad-628467398"><text:span text:style-name="T20_8">tsitra</text:span></text:a></text:span><text:span text:style-name="T20_9"><text:a xlink:type="simple" xlink:href="http://tsitra360.deviantart.com/art/Frontier-Ballad-628467398"><text:span text:style-name="T20_10">360.</text:span></text:a></text:span><text:span text:style-name="T20_11"><text:a xlink:type="simple" xlink:href="http://tsitra360.deviantart.com/art/Frontier-Ballad-628467398"><text:span text:style-name="T20_12">deviantart</text:span></text:a></text:span><text:span text:style-name="T20_13"><text:a xlink:type="simple" xlink:href="http://tsitra360.deviantart.com/art/Frontier-Ballad-628467398"><text:span text:style-name="T20_14">.</text:span></text:a></text:span><text:span text:style-name="T20_15"><text:a xlink:type="simple" xlink:href="http://tsitra360.deviantart.com/art/Frontier-Ballad-628467398"><text:span text:style-name="T20_16">com</text:span></text:a></text:span><text:span text:style-name="T20_17"><text:a xlink:type="simple" xlink:href="http://tsitra360.deviantart.com/art/Frontier-Ballad-628467398"><text:span text:style-name="T20_18">/</text:span></text:a></text:span><text:span text:style-name="T20_19"><text:a xlink:type="simple" xlink:href="http://tsitra360.deviantart.com/art/Frontier-Ballad-628467398"><text:span text:style-name="T20_20">art</text:span></text:a></text:span><text:span text:style-name="T20_21"><text:a xlink:type="simple" xlink:href="http://tsitra360.deviantart.com/art/Frontier-Ballad-628467398"><text:span text:style-name="T20_22">/</text:span></text:a></text:span><text:span text:style-name="T20_23"><text:a xlink:type="simple" xlink:href="http://tsitra360.deviantart.com/art/Frontier-Ballad-628467398"><text:span text:style-name="T20_24">Frontier</text:span></text:a></text:span><text:span text:style-name="T20_25"><text:a xlink:type="simple" xlink:href="http://tsitra360.deviantart.com/art/Frontier-Ballad-628467398"><text:span text:style-name="T20_26">-</text:span></text:a></text:span><text:span text:style-name="T20_27"><text:a xlink:type="simple" xlink:href="http://tsitra360.deviantart.com/art/Frontier-Ballad-628467398"><text:span text:style-name="T20_28">Ballad</text:span></text:a></text:span><text:span text:style-name="T20_29"><text:a xlink:type="simple" xlink:href="http://tsitra360.deviantart.com/art/Frontier-Ballad-628467398"><text:span text:style-name="T20_30">-628467398</text:span></text:a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